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6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78.67mm" svg:y="22.15mm">
            <loext:p draw:notify-on-update-of-ranges="Foglio1.F1:Foglio1.F1 Foglio1.F2:Foglio1.F78 Foglio1.G1:Foglio1.G1 Foglio1.G2:Foglio1.G78 Foglio1.H1:Foglio1.H1 Foglio1.H2:Foglio1.H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trix1</text:p>
          </table:table-cell>
          <table:table-cell office:value-type="string" calcext:value-type="string">
            <text:p>trix2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prezzo true</text:p>
          </table:table-cell>
          <table:table-cell office:value-type="string" calcext:value-type="string">
            <text:p>adosc</text:p>
          </table:table-cell>
          <table:table-cell office:value-type="string" calcext:value-type="string">
            <text:p>obv</text:p>
          </table:table-cell>
          <table:table-cell table:style-name="Default"/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ultosc</text:p>
          </table:table-cell>
        </table:table-row>
        <table:table-row table:style-name="ro1">
          <table:table-cell office:value-type="float" office:value="9085.56138955" calcext:value-type="float">
            <text:p>9085,5614</text:p>
          </table:table-cell>
          <table:table-cell office:value-type="float" office:value="-0.046921900856734" calcext:value-type="float">
            <text:p>-0,0469</text:p>
          </table:table-cell>
          <table:table-cell office:value-type="float" office:value="-0.331054464316563" calcext:value-type="float">
            <text:p>-0,3311</text:p>
          </table:table-cell>
          <table:table-cell office:value-type="float" office:value="114.325529104468" calcext:value-type="float">
            <text:p>114,3</text:p>
          </table:table-cell>
          <table:table-cell office:value-type="float" office:value="0" calcext:value-type="float">
            <text:p>0,0</text:p>
          </table:table-cell>
          <table:table-cell table:formula="of:=([.A2]-[.$K$2])/([.$K$3]-[.$K$2])" office:value-type="float" office:value="0.825709630531707" calcext:value-type="float">
            <text:p>0,82571</text:p>
          </table:table-cell>
          <table:table-cell table:formula="of:=([.B2]-[.$L$2])/([.$L$3]-[.$L$2])" office:value-type="float" office:value="0.518730892428375" calcext:value-type="float">
            <text:p>0,51873</text:p>
          </table:table-cell>
          <table:table-cell table:formula="of:=([.C2]-[.$M$2])/([.$M$3]-[.$M$2])" office:value-type="float" office:value="0.135826960169793" calcext:value-type="float">
            <text:p>0,13583</text:p>
          </table:table-cell>
          <table:table-cell table:style-name="Default"/>
          <table:table-cell office:value-type="string" calcext:value-type="string">
            <text:p>min</text:p>
          </table:table-cell>
          <table:table-cell table:style-name="ce4" table:formula="of:=MIN([.A2:.A177])" office:value-type="float" office:value="7600" calcext:value-type="float">
            <text:p>7600,000</text:p>
          </table:table-cell>
          <table:table-cell table:style-name="ce4" table:formula="of:=MIN([.B2:.B177])" office:value-type="float" office:value="-0.664065655577827" calcext:value-type="float">
            <text:p>-0,664</text:p>
          </table:table-cell>
          <table:table-cell table:style-name="ce4" table:formula="of:=MIN([.C2:.C177])" office:value-type="float" office:value="-0.417705187679621" calcext:value-type="float">
            <text:p>-0,418</text:p>
          </table:table-cell>
          <table:table-cell table:style-name="ce3" office:value-type="float" office:value="45" calcext:value-type="float">
            <text:p>45,00000</text:p>
          </table:table-cell>
        </table:table-row>
        <table:table-row table:style-name="ro1">
          <table:table-cell office:value-type="float" office:value="8755.20111578" calcext:value-type="float">
            <text:p>8755,2011</text:p>
          </table:table-cell>
          <table:table-cell office:value-type="float" office:value="0.0355874113121606" calcext:value-type="float">
            <text:p>0,0356</text:p>
          </table:table-cell>
          <table:table-cell office:value-type="float" office:value="-0.3062884291322" calcext:value-type="float">
            <text:p>-0,3063</text:p>
          </table:table-cell>
          <table:table-cell office:value-type="float" office:value="81.4126747427798" calcext:value-type="float">
            <text:p>81,4</text:p>
          </table:table-cell>
          <table:table-cell office:value-type="float" office:value="0" calcext:value-type="float">
            <text:p>0,0</text:p>
          </table:table-cell>
          <table:table-cell table:formula="of:=([.A3]-[.$K$2])/([.$K$3]-[.$K$2])" office:value-type="float" office:value="0.642087693723287" calcext:value-type="float">
            <text:p>0,64209</text:p>
          </table:table-cell>
          <table:table-cell table:formula="of:=([.B3]-[.$L$2])/([.$L$3]-[.$L$2])" office:value-type="float" office:value="0.588082852660663" calcext:value-type="float">
            <text:p>0,58808</text:p>
          </table:table-cell>
          <table:table-cell table:formula="of:=([.C3]-[.$M$2])/([.$M$3]-[.$M$2])" office:value-type="float" office:value="0.174648278030646" calcext:value-type="float">
            <text:p>0,17465</text:p>
          </table:table-cell>
          <table:table-cell/>
          <table:table-cell office:value-type="string" calcext:value-type="string">
            <text:p>max</text:p>
          </table:table-cell>
          <table:table-cell table:formula="of:=MAX([.A2:.A177])" office:value-type="float" office:value="9399.1329332" calcext:value-type="float">
            <text:p>9399,1329332</text:p>
          </table:table-cell>
          <table:table-cell table:formula="of:=MAX([.B2:.B177])" office:value-type="float" office:value="0.525652874259503" calcext:value-type="float">
            <text:p>0,5256528743</text:p>
          </table:table-cell>
          <table:table-cell table:formula="of:=MAX([.C2:.C177])" office:value-type="float" office:value="0.220244180065472" calcext:value-type="float">
            <text:p>0,2202441801</text:p>
          </table:table-cell>
          <table:table-cell table:style-name="ce3" office:value-type="float" office:value="55" calcext:value-type="float">
            <text:p>55,00000</text:p>
          </table:table-cell>
        </table:table-row>
        <table:table-row table:style-name="ro1">
          <table:table-cell office:value-type="float" office:value="8586.01" calcext:value-type="float">
            <text:p>8586,0100</text:p>
          </table:table-cell>
          <table:table-cell office:value-type="float" office:value="0.0385696255181502" calcext:value-type="float">
            <text:p>0,0386</text:p>
          </table:table-cell>
          <table:table-cell office:value-type="float" office:value="-0.288048492550796" calcext:value-type="float">
            <text:p>-0,2880</text:p>
          </table:table-cell>
          <table:table-cell office:value-type="float" office:value="42.5276073854604" calcext:value-type="float">
            <text:p>42,5</text:p>
          </table:table-cell>
          <table:table-cell office:value-type="float" office:value="0" calcext:value-type="float">
            <text:p>0,0</text:p>
          </table:table-cell>
          <table:table-cell table:formula="of:=([.A4]-[.$K$2])/([.$K$3]-[.$K$2])" office:value-type="float" office:value="0.5480473298025" calcext:value-type="float">
            <text:p>0,54805</text:p>
          </table:table-cell>
          <table:table-cell table:formula="of:=([.B4]-[.$L$2])/([.$L$3]-[.$L$2])" office:value-type="float" office:value="0.590589507916674" calcext:value-type="float">
            <text:p>0,59059</text:p>
          </table:table-cell>
          <table:table-cell table:formula="of:=([.C4]-[.$M$2])/([.$M$3]-[.$M$2])" office:value-type="float" office:value="0.203239789369354" calcext:value-type="float">
            <text:p>0,20324</text:p>
          </table:table-cell>
          <table:table-cell/>
          <table:table-cell office:value-type="string" calcext:value-type="string">
            <text:p>med</text:p>
          </table:table-cell>
          <table:table-cell table:formula="of:=AVERAGE([.A2:.A177])" office:value-type="float" office:value="8574.19399208468" calcext:value-type="float">
            <text:p>8574,1939920847</text:p>
          </table:table-cell>
          <table:table-cell table:formula="of:=AVERAGE([.B2:.B177])" office:value-type="float" office:value="-0.155269242544486" calcext:value-type="float">
            <text:p>-0,1552692425</text:p>
          </table:table-cell>
          <table:table-cell table:formula="of:=AVERAGE([.C2:.C177])" office:value-type="float" office:value="-0.140380493582952" calcext:value-type="float">
            <text:p>-0,1403804936</text:p>
          </table:table-cell>
          <table:table-cell/>
        </table:table-row>
        <table:table-row table:style-name="ro1">
          <table:table-cell office:value-type="float" office:value="8660.00001343" calcext:value-type="float">
            <text:p>8660,0000</text:p>
          </table:table-cell>
          <table:table-cell office:value-type="float" office:value="0.0202000753445467" calcext:value-type="float">
            <text:p>0,0202</text:p>
          </table:table-cell>
          <table:table-cell office:value-type="float" office:value="-0.272355128058142" calcext:value-type="float">
            <text:p>-0,2724</text:p>
          </table:table-cell>
          <table:table-cell office:value-type="float" office:value="26.7092671253182" calcext:value-type="float">
            <text:p>26,7</text:p>
          </table:table-cell>
          <table:table-cell office:value-type="float" office:value="1" calcext:value-type="float">
            <text:p>1,0</text:p>
          </table:table-cell>
          <table:table-cell table:formula="of:=([.A5]-[.$K$2])/([.$K$3]-[.$K$2])" office:value-type="float" office:value="0.589172703066831" calcext:value-type="float">
            <text:p>0,58917</text:p>
          </table:table-cell>
          <table:table-cell table:formula="of:=([.B5]-[.$L$2])/([.$L$3]-[.$L$2])" office:value-type="float" office:value="0.575149259057042" calcext:value-type="float">
            <text:p>0,57515</text:p>
          </table:table-cell>
          <table:table-cell table:formula="of:=([.C5]-[.$M$2])/([.$M$3]-[.$M$2])" office:value-type="float" office:value="0.227839491612376" calcext:value-type="float">
            <text:p>0,22784</text:p>
          </table:table-cell>
          <table:table-cell table:number-columns-repeated="6"/>
        </table:table-row>
        <table:table-row table:style-name="ro1">
          <table:table-cell office:value-type="float" office:value="8589.99999997" calcext:value-type="float">
            <text:p>8590,0000</text:p>
          </table:table-cell>
          <table:table-cell office:value-type="float" office:value="-0.0171386729366351" calcext:value-type="float">
            <text:p>-0,0171</text:p>
          </table:table-cell>
          <table:table-cell office:value-type="float" office:value="-0.260303519246032" calcext:value-type="float">
            <text:p>-0,2603</text:p>
          </table:table-cell>
          <table:table-cell office:value-type="float" office:value="10.7976002236178" calcext:value-type="float">
            <text:p>10,8</text:p>
          </table:table-cell>
          <table:table-cell office:value-type="float" office:value="1" calcext:value-type="float">
            <text:p>1,0</text:p>
          </table:table-cell>
          <table:table-cell table:formula="of:=([.A6]-[.$K$2])/([.$K$3]-[.$K$2])" office:value-type="float" office:value="0.550265064743799" calcext:value-type="float">
            <text:p>0,55027</text:p>
          </table:table-cell>
          <table:table-cell table:formula="of:=([.B6]-[.$L$2])/([.$L$3]-[.$L$2])" office:value-type="float" office:value="0.543764736294093" calcext:value-type="float">
            <text:p>0,54376</text:p>
          </table:table-cell>
          <table:table-cell table:formula="of:=([.C6]-[.$M$2])/([.$M$3]-[.$M$2])" office:value-type="float" office:value="0.246730659817006" calcext:value-type="float">
            <text:p>0,24673</text:p>
          </table:table-cell>
          <table:table-cell table:number-columns-repeated="6"/>
        </table:table-row>
        <table:table-row table:style-name="ro1">
          <table:table-cell office:value-type="float" office:value="8614.57116264" calcext:value-type="float">
            <text:p>8614,5712</text:p>
          </table:table-cell>
          <table:table-cell office:value-type="float" office:value="-0.0520168878701849" calcext:value-type="float">
            <text:p>-0,0520</text:p>
          </table:table-cell>
          <table:table-cell office:value-type="float" office:value="-0.249969483840798" calcext:value-type="float">
            <text:p>-0,2500</text:p>
          </table:table-cell>
          <table:table-cell office:value-type="float" office:value="5.13019037278171" calcext:value-type="float">
            <text:p>5,1</text:p>
          </table:table-cell>
          <table:table-cell office:value-type="float" office:value="1" calcext:value-type="float">
            <text:p>1,0</text:p>
          </table:table-cell>
          <table:table-cell table:formula="of:=([.A7]-[.$K$2])/([.$K$3]-[.$K$2])" office:value-type="float" office:value="0.563922289408292" calcext:value-type="float">
            <text:p>0,56392</text:p>
          </table:table-cell>
          <table:table-cell table:formula="of:=([.B7]-[.$L$2])/([.$L$3]-[.$L$2])" office:value-type="float" office:value="0.514448377795147" calcext:value-type="float">
            <text:p>0,51445</text:p>
          </table:table-cell>
          <table:table-cell table:formula="of:=([.C7]-[.$M$2])/([.$M$3]-[.$M$2])" office:value-type="float" office:value="0.262929493028113" calcext:value-type="float">
            <text:p>0,26293</text:p>
          </table:table-cell>
          <table:table-cell table:number-columns-repeated="6"/>
        </table:table-row>
        <table:table-row table:style-name="ro1">
          <table:table-cell office:value-type="float" office:value="8831.72082934" calcext:value-type="float">
            <text:p>8831,7208</text:p>
          </table:table-cell>
          <table:table-cell office:value-type="float" office:value="-0.0407325900393731" calcext:value-type="float">
            <text:p>-0,0407</text:p>
          </table:table-cell>
          <table:table-cell office:value-type="float" office:value="-0.234916027112759" calcext:value-type="float">
            <text:p>-0,2349</text:p>
          </table:table-cell>
          <table:table-cell office:value-type="float" office:value="23.2774362476251" calcext:value-type="float">
            <text:p>23,3</text:p>
          </table:table-cell>
          <table:table-cell office:value-type="float" office:value="1" calcext:value-type="float">
            <text:p>1,0</text:p>
          </table:table-cell>
          <table:table-cell table:formula="of:=([.A8]-[.$K$2])/([.$K$3]-[.$K$2])" office:value-type="float" office:value="0.684619133256162" calcext:value-type="float">
            <text:p>0,68462</text:p>
          </table:table-cell>
          <table:table-cell table:formula="of:=([.B8]-[.$L$2])/([.$L$3]-[.$L$2])" office:value-type="float" office:value="0.523933224460816" calcext:value-type="float">
            <text:p>0,52393</text:p>
          </table:table-cell>
          <table:table-cell table:formula="of:=([.C8]-[.$M$2])/([.$M$3]-[.$M$2])" office:value-type="float" office:value="0.286526125439941" calcext:value-type="float">
            <text:p>0,28653</text:p>
          </table:table-cell>
          <table:table-cell table:number-columns-repeated="6"/>
        </table:table-row>
        <table:table-row table:style-name="ro1">
          <table:table-cell office:value-type="float" office:value="8901.70669743" calcext:value-type="float">
            <text:p>8901,7067</text:p>
          </table:table-cell>
          <table:table-cell office:value-type="float" office:value="0.00145747313799237" calcext:value-type="float">
            <text:p>0,0015</text:p>
          </table:table-cell>
          <table:table-cell office:value-type="float" office:value="-0.215072597534424" calcext:value-type="float">
            <text:p>-0,2151</text:p>
          </table:table-cell>
          <table:table-cell office:value-type="float" office:value="38.1635985533331" calcext:value-type="float">
            <text:p>38,2</text:p>
          </table:table-cell>
          <table:table-cell office:value-type="float" office:value="1" calcext:value-type="float">
            <text:p>1,0</text:p>
          </table:table-cell>
          <table:table-cell table:formula="of:=([.A9]-[.$K$2])/([.$K$3]-[.$K$2])" office:value-type="float" office:value="0.723518909252992" calcext:value-type="float">
            <text:p>0,72352</text:p>
          </table:table-cell>
          <table:table-cell table:formula="of:=([.B9]-[.$L$2])/([.$L$3]-[.$L$2])" office:value-type="float" office:value="0.559395446927112" calcext:value-type="float">
            <text:p>0,55940</text:p>
          </table:table-cell>
          <table:table-cell table:formula="of:=([.C9]-[.$M$2])/([.$M$3]-[.$M$2])" office:value-type="float" office:value="0.31763114816059" calcext:value-type="float">
            <text:p>0,31763</text:p>
          </table:table-cell>
          <table:table-cell table:number-columns-repeated="6"/>
        </table:table-row>
        <table:table-row table:style-name="ro1">
          <table:table-cell office:value-type="float" office:value="8771.21999975" calcext:value-type="float">
            <text:p>8771,2200</text:p>
          </table:table-cell>
          <table:table-cell office:value-type="float" office:value="0.0266952007223447" calcext:value-type="float">
            <text:p>0,0267</text:p>
          </table:table-cell>
          <table:table-cell office:value-type="float" office:value="-0.196006655834429" calcext:value-type="float">
            <text:p>-0,1960</text:p>
          </table:table-cell>
          <table:table-cell office:value-type="float" office:value="30.9498049179857" calcext:value-type="float">
            <text:p>30,9</text:p>
          </table:table-cell>
          <table:table-cell office:value-type="float" office:value="1" calcext:value-type="float">
            <text:p>1,0</text:p>
          </table:table-cell>
          <table:table-cell table:formula="of:=([.A10]-[.$K$2])/([.$K$3]-[.$K$2])" office:value-type="float" office:value="0.650991362637572" calcext:value-type="float">
            <text:p>0,65099</text:p>
          </table:table-cell>
          <table:table-cell table:formula="of:=([.B10]-[.$L$2])/([.$L$3]-[.$L$2])" office:value-type="float" office:value="0.580608638914466" calcext:value-type="float">
            <text:p>0,58061</text:p>
          </table:table-cell>
          <table:table-cell table:formula="of:=([.C10]-[.$M$2])/([.$M$3]-[.$M$2])" office:value-type="float" office:value="0.347517441123598" calcext:value-type="float">
            <text:p>0,34752</text:p>
          </table:table-cell>
          <table:table-cell table:number-columns-repeated="6"/>
        </table:table-row>
        <table:table-row table:style-name="ro1">
          <table:table-cell office:value-type="float" office:value="8630.80723845" calcext:value-type="float">
            <text:p>8630,8072</text:p>
          </table:table-cell>
          <table:table-cell office:value-type="float" office:value="0.0152946253180566" calcext:value-type="float">
            <text:p>0,0153</text:p>
          </table:table-cell>
          <table:table-cell office:value-type="float" office:value="-0.181651301090773" calcext:value-type="float">
            <text:p>-0,1817</text:p>
          </table:table-cell>
          <table:table-cell office:value-type="float" office:value="11.8086029407191" calcext:value-type="float">
            <text:p>11,8</text:p>
          </table:table-cell>
          <table:table-cell office:value-type="float" office:value="1" calcext:value-type="float">
            <text:p>1,0</text:p>
          </table:table-cell>
          <table:table-cell table:formula="of:=([.A11]-[.$K$2])/([.$K$3]-[.$K$2])" office:value-type="float" office:value="0.572946678607327" calcext:value-type="float">
            <text:p>0,57295</text:p>
          </table:table-cell>
          <table:table-cell table:formula="of:=([.B11]-[.$L$2])/([.$L$3]-[.$L$2])" office:value-type="float" office:value="0.571026056884877" calcext:value-type="float">
            <text:p>0,57103</text:p>
          </table:table-cell>
          <table:table-cell table:formula="of:=([.C11]-[.$M$2])/([.$M$3]-[.$M$2])" office:value-type="float" office:value="0.370019782954261" calcext:value-type="float">
            <text:p>0,37002</text:p>
          </table:table-cell>
          <table:table-cell table:number-columns-repeated="6"/>
        </table:table-row>
        <table:table-row table:style-name="ro1">
          <table:table-cell office:value-type="float" office:value="8537" calcext:value-type="float">
            <text:p>8537,0000</text:p>
          </table:table-cell>
          <table:table-cell office:value-type="float" office:value="-0.0268067126040304" calcext:value-type="float">
            <text:p>-0,0268</text:p>
          </table:table-cell>
          <table:table-cell office:value-type="float" office:value="-0.1731546604966" calcext:value-type="float">
            <text:p>-0,1732</text:p>
          </table:table-cell>
          <table:table-cell office:value-type="float" office:value="-7.41341040348163" calcext:value-type="float">
            <text:p>-7,4</text:p>
          </table:table-cell>
          <table:table-cell office:value-type="float" office:value="1" calcext:value-type="float">
            <text:p>1,0</text:p>
          </table:table-cell>
          <table:table-cell table:formula="of:=([.A12]-[.$K$2])/([.$K$3]-[.$K$2])" office:value-type="float" office:value="0.520806429980368" calcext:value-type="float">
            <text:p>0,52081</text:p>
          </table:table-cell>
          <table:table-cell table:formula="of:=([.B12]-[.$L$2])/([.$L$3]-[.$L$2])" office:value-type="float" office:value="0.535638411096219" calcext:value-type="float">
            <text:p>0,53564</text:p>
          </table:table-cell>
          <table:table-cell table:formula="of:=([.C12]-[.$M$2])/([.$M$3]-[.$M$2])" office:value-type="float" office:value="0.383338458422512" calcext:value-type="float">
            <text:p>0,38334</text:p>
          </table:table-cell>
          <table:table-cell table:number-columns-repeated="6"/>
        </table:table-row>
        <table:table-row table:style-name="ro1">
          <table:table-cell office:value-type="float" office:value="8342.80717458" calcext:value-type="float">
            <text:p>8342,8072</text:p>
          </table:table-cell>
          <table:table-cell office:value-type="float" office:value="-0.109746693972645" calcext:value-type="float">
            <text:p>-0,1097</text:p>
          </table:table-cell>
          <table:table-cell office:value-type="float" office:value="-0.173702152698117" calcext:value-type="float">
            <text:p>-0,1737</text:p>
          </table:table-cell>
          <table:table-cell office:value-type="float" office:value="-34.1392164163914" calcext:value-type="float">
            <text:p>-34,1</text:p>
          </table:table-cell>
          <table:table-cell office:value-type="float" office:value="1" calcext:value-type="float">
            <text:p>1,0</text:p>
          </table:table-cell>
          <table:table-cell table:formula="of:=([.A13]-[.$K$2])/([.$K$3]-[.$K$2])" office:value-type="float" office:value="0.412869533358393" calcext:value-type="float">
            <text:p>0,41287</text:p>
          </table:table-cell>
          <table:table-cell table:formula="of:=([.B13]-[.$L$2])/([.$L$3]-[.$L$2])" office:value-type="float" office:value="0.465924458351484" calcext:value-type="float">
            <text:p>0,46592</text:p>
          </table:table-cell>
          <table:table-cell table:formula="of:=([.C13]-[.$M$2])/([.$M$3]-[.$M$2])" office:value-type="float" office:value="0.382480252067591" calcext:value-type="float">
            <text:p>0,38248</text:p>
          </table:table-cell>
          <table:table-cell table:number-columns-repeated="6"/>
        </table:table-row>
        <table:table-row table:style-name="ro1">
          <table:table-cell office:value-type="float" office:value="8446.04392083" calcext:value-type="float">
            <text:p>8446,0439</text:p>
          </table:table-cell>
          <table:table-cell office:value-type="float" office:value="-0.176997255622726" calcext:value-type="float">
            <text:p>-0,1770</text:p>
          </table:table-cell>
          <table:table-cell office:value-type="float" office:value="-0.176984323285081" calcext:value-type="float">
            <text:p>-0,1770</text:p>
          </table:table-cell>
          <table:table-cell office:value-type="float" office:value="-34.1958119038068" calcext:value-type="float">
            <text:p>-34,2</text:p>
          </table:table-cell>
          <table:table-cell office:value-type="float" office:value="1" calcext:value-type="float">
            <text:p>1,0</text:p>
          </table:table-cell>
          <table:table-cell table:formula="of:=([.A14]-[.$K$2])/([.$K$3]-[.$K$2])" office:value-type="float" office:value="0.470250922106793" calcext:value-type="float">
            <text:p>0,47025</text:p>
          </table:table-cell>
          <table:table-cell table:formula="of:=([.B14]-[.$L$2])/([.$L$3]-[.$L$2])" office:value-type="float" office:value="0.409398011159579" calcext:value-type="float">
            <text:p>0,40940</text:p>
          </table:table-cell>
          <table:table-cell table:formula="of:=([.C14]-[.$M$2])/([.$M$3]-[.$M$2])" office:value-type="float" office:value="0.377335375760925" calcext:value-type="float">
            <text:p>0,37734</text:p>
          </table:table-cell>
          <table:table-cell table:number-columns-repeated="6"/>
        </table:table-row>
        <table:table-row table:style-name="ro1">
          <table:table-cell office:value-type="float" office:value="8475.47608106" calcext:value-type="float">
            <text:p>8475,4761</text:p>
          </table:table-cell>
          <table:table-cell office:value-type="float" office:value="-0.219256605932194" calcext:value-type="float">
            <text:p>-0,2193</text:p>
          </table:table-cell>
          <table:table-cell office:value-type="float" office:value="-0.180708324568467" calcext:value-type="float">
            <text:p>-0,1807</text:p>
          </table:table-cell>
          <table:table-cell office:value-type="float" office:value="-27.0394029700216" calcext:value-type="float">
            <text:p>-27,0</text:p>
          </table:table-cell>
          <table:table-cell office:value-type="float" office:value="1" calcext:value-type="float">
            <text:p>1,0</text:p>
          </table:table-cell>
          <table:table-cell table:formula="of:=([.A15]-[.$K$2])/([.$K$3]-[.$K$2])" office:value-type="float" office:value="0.486610002465381" calcext:value-type="float">
            <text:p>0,48661</text:p>
          </table:table-cell>
          <table:table-cell table:formula="of:=([.B15]-[.$L$2])/([.$L$3]-[.$L$2])" office:value-type="float" office:value="0.373877550437456" calcext:value-type="float">
            <text:p>0,37388</text:p>
          </table:table-cell>
          <table:table-cell table:formula="of:=([.C15]-[.$M$2])/([.$M$3]-[.$M$2])" office:value-type="float" office:value="0.371497919887979" calcext:value-type="float">
            <text:p>0,37150</text:p>
          </table:table-cell>
          <table:table-cell table:number-columns-repeated="6"/>
        </table:table-row>
        <table:table-row table:style-name="ro1">
          <table:table-cell office:value-type="float" office:value="8719.92000063" calcext:value-type="float">
            <text:p>8719,9200</text:p>
          </table:table-cell>
          <table:table-cell office:value-type="float" office:value="-0.196885459118279" calcext:value-type="float">
            <text:p>-0,1969</text:p>
          </table:table-cell>
          <table:table-cell office:value-type="float" office:value="-0.177551369851457" calcext:value-type="float">
            <text:p>-0,1776</text:p>
          </table:table-cell>
          <table:table-cell office:value-type="float" office:value="3.42400895738709" calcext:value-type="float">
            <text:p>3,4</text:p>
          </table:table-cell>
          <table:table-cell office:value-type="float" office:value="1" calcext:value-type="float">
            <text:p>1,0</text:p>
          </table:table-cell>
          <table:table-cell table:formula="of:=([.A16]-[.$K$2])/([.$K$3]-[.$K$2])" office:value-type="float" office:value="0.622477627952745" calcext:value-type="float">
            <text:p>0,62248</text:p>
          </table:table-cell>
          <table:table-cell table:formula="of:=([.B16]-[.$L$2])/([.$L$3]-[.$L$2])" office:value-type="float" office:value="0.392681281112286" calcext:value-type="float">
            <text:p>0,39268</text:p>
          </table:table-cell>
          <table:table-cell table:formula="of:=([.C16]-[.$M$2])/([.$M$3]-[.$M$2])" office:value-type="float" office:value="0.376446517498741" calcext:value-type="float">
            <text:p>0,37645</text:p>
          </table:table-cell>
          <table:table-cell table:number-columns-repeated="6"/>
        </table:table-row>
        <table:table-row table:style-name="ro1">
          <table:table-cell office:value-type="float" office:value="8696.29719454" calcext:value-type="float">
            <text:p>8696,2972</text:p>
          </table:table-cell>
          <table:table-cell office:value-type="float" office:value="-0.151737938385559" calcext:value-type="float">
            <text:p>-0,1517</text:p>
          </table:table-cell>
          <table:table-cell office:value-type="float" office:value="-0.170262141228514" calcext:value-type="float">
            <text:p>-0,1703</text:p>
          </table:table-cell>
          <table:table-cell office:value-type="float" office:value="18.0198781671834" calcext:value-type="float">
            <text:p>18,0</text:p>
          </table:table-cell>
          <table:table-cell office:value-type="float" office:value="1" calcext:value-type="float">
            <text:p>1,0</text:p>
          </table:table-cell>
          <table:table-cell table:formula="of:=([.A17]-[.$K$2])/([.$K$3]-[.$K$2])" office:value-type="float" office:value="0.609347521969979" calcext:value-type="float">
            <text:p>0,60935</text:p>
          </table:table-cell>
          <table:table-cell table:formula="of:=([.B17]-[.$L$2])/([.$L$3]-[.$L$2])" office:value-type="float" office:value="0.430629350004592" calcext:value-type="float">
            <text:p>0,43063</text:p>
          </table:table-cell>
          <table:table-cell table:formula="of:=([.C17]-[.$M$2])/([.$M$3]-[.$M$2])" office:value-type="float" office:value="0.387872547512232" calcext:value-type="float">
            <text:p>0,38787</text:p>
          </table:table-cell>
          <table:table-cell table:number-columns-repeated="6"/>
        </table:table-row>
        <table:table-row table:style-name="ro1">
          <table:table-cell office:value-type="float" office:value="8998.00000017" calcext:value-type="float">
            <text:p>8998,0000</text:p>
          </table:table-cell>
          <table:table-cell office:value-type="float" office:value="-0.0470417758018001" calcext:value-type="float">
            <text:p>-0,0470</text:p>
          </table:table-cell>
          <table:table-cell office:value-type="float" office:value="-0.152070338351094" calcext:value-type="float">
            <text:p>-0,1521</text:p>
          </table:table-cell>
          <table:table-cell office:value-type="float" office:value="53.1972823796263" calcext:value-type="float">
            <text:p>53,2</text:p>
          </table:table-cell>
          <table:table-cell office:value-type="float" office:value="1" calcext:value-type="float">
            <text:p>1,0</text:p>
          </table:table-cell>
          <table:table-cell table:formula="of:=([.A18]-[.$K$2])/([.$K$3]-[.$K$2])" office:value-type="float" office:value="0.777040970332007" calcext:value-type="float">
            <text:p>0,77704</text:p>
          </table:table-cell>
          <table:table-cell table:formula="of:=([.B18]-[.$L$2])/([.$L$3]-[.$L$2])" office:value-type="float" office:value="0.518630133347921" calcext:value-type="float">
            <text:p>0,51863</text:p>
          </table:table-cell>
          <table:table-cell table:formula="of:=([.C18]-[.$M$2])/([.$M$3]-[.$M$2])" office:value-type="float" office:value="0.416388608186014" calcext:value-type="float">
            <text:p>0,41639</text:p>
          </table:table-cell>
          <table:table-cell table:number-columns-repeated="6"/>
        </table:table-row>
        <table:table-row table:style-name="ro1">
          <table:table-cell office:value-type="float" office:value="8903.21" calcext:value-type="float">
            <text:p>8903,2100</text:p>
          </table:table-cell>
          <table:table-cell office:value-type="float" office:value="0.0499633067974901" calcext:value-type="float">
            <text:p>0,0500</text:p>
          </table:table-cell>
          <table:table-cell office:value-type="float" office:value="-0.129818437402695" calcext:value-type="float">
            <text:p>-0,1298</text:p>
          </table:table-cell>
          <table:table-cell office:value-type="float" office:value="58.3159586290424" calcext:value-type="float">
            <text:p>58,3</text:p>
          </table:table-cell>
          <table:table-cell office:value-type="float" office:value="1" calcext:value-type="float">
            <text:p>1,0</text:p>
          </table:table-cell>
          <table:table-cell table:formula="of:=([.A19]-[.$K$2])/([.$K$3]-[.$K$2])" office:value-type="float" office:value="0.724354479844947" calcext:value-type="float">
            <text:p>0,72435</text:p>
          </table:table-cell>
          <table:table-cell table:formula="of:=([.B19]-[.$L$2])/([.$L$3]-[.$L$2])" office:value-type="float" office:value="0.600166295193323" calcext:value-type="float">
            <text:p>0,60017</text:p>
          </table:table-cell>
          <table:table-cell table:formula="of:=([.C19]-[.$M$2])/([.$M$3]-[.$M$2])" office:value-type="float" office:value="0.451268964015898" calcext:value-type="float">
            <text:p>0,45127</text:p>
          </table:table-cell>
          <table:table-cell table:number-columns-repeated="6"/>
        </table:table-row>
        <table:table-row table:style-name="ro1">
          <table:table-cell office:value-type="float" office:value="8775.56138957" calcext:value-type="float">
            <text:p>8775,5614</text:p>
          </table:table-cell>
          <table:table-cell office:value-type="float" office:value="0.104596000768981" calcext:value-type="float">
            <text:p>0,1046</text:p>
          </table:table-cell>
          <table:table-cell office:value-type="float" office:value="-0.109130146895143" calcext:value-type="float">
            <text:p>-0,1091</text:p>
          </table:table-cell>
          <table:table-cell office:value-type="float" office:value="43.853714285116" calcext:value-type="float">
            <text:p>43,9</text:p>
          </table:table-cell>
          <table:table-cell office:value-type="float" office:value="1" calcext:value-type="float">
            <text:p>1,0</text:p>
          </table:table-cell>
          <table:table-cell table:formula="of:=([.A20]-[.$K$2])/([.$K$3]-[.$K$2])" office:value-type="float" office:value="0.65340440824409" calcext:value-type="float">
            <text:p>0,65340</text:p>
          </table:table-cell>
          <table:table-cell table:formula="of:=([.B20]-[.$L$2])/([.$L$3]-[.$L$2])" office:value-type="float" office:value="0.64608698365983" calcext:value-type="float">
            <text:p>0,64609</text:p>
          </table:table-cell>
          <table:table-cell table:formula="of:=([.C20]-[.$M$2])/([.$M$3]-[.$M$2])" office:value-type="float" office:value="0.483698325268621" calcext:value-type="float">
            <text:p>0,48370</text:p>
          </table:table-cell>
          <table:table-cell table:number-columns-repeated="6"/>
        </table:table-row>
        <table:table-row table:style-name="ro1">
          <table:table-cell office:value-type="float" office:value="9100.5613898" calcext:value-type="float">
            <text:p>9100,5614</text:p>
          </table:table-cell>
          <table:table-cell office:value-type="float" office:value="0.189547602737897" calcext:value-type="float">
            <text:p>0,1895</text:p>
          </table:table-cell>
          <table:table-cell office:value-type="float" office:value="-0.0814060738111733" calcext:value-type="float">
            <text:p>-0,0814</text:p>
          </table:table-cell>
          <table:table-cell office:value-type="float" office:value="62.5622537522631" calcext:value-type="float">
            <text:p>62,6</text:p>
          </table:table-cell>
          <table:table-cell office:value-type="float" office:value="1" calcext:value-type="float">
            <text:p>1,0</text:p>
          </table:table-cell>
          <table:table-cell table:formula="of:=([.A21]-[.$K$2])/([.$K$3]-[.$K$2])" office:value-type="float" office:value="0.834046980136731" calcext:value-type="float">
            <text:p>0,83405</text:p>
          </table:table-cell>
          <table:table-cell table:formula="of:=([.B21]-[.$L$2])/([.$L$3]-[.$L$2])" office:value-type="float" office:value="0.717491773816819" calcext:value-type="float">
            <text:p>0,71749</text:p>
          </table:table-cell>
          <table:table-cell table:formula="of:=([.C21]-[.$M$2])/([.$M$3]-[.$M$2])" office:value-type="float" office:value="0.527156434149526" calcext:value-type="float">
            <text:p>0,52716</text:p>
          </table:table-cell>
          <table:table-cell table:number-columns-repeated="6"/>
        </table:table-row>
        <table:table-row table:style-name="ro1">
          <table:table-cell office:value-type="float" office:value="9047.00000044" calcext:value-type="float">
            <text:p>9047,0000</text:p>
          </table:table-cell>
          <table:table-cell office:value-type="float" office:value="0.261003914224941" calcext:value-type="float">
            <text:p>0,2610</text:p>
          </table:table-cell>
          <table:table-cell office:value-type="float" office:value="-0.0516926106389233" calcext:value-type="float">
            <text:p>-0,0517</text:p>
          </table:table-cell>
          <table:table-cell office:value-type="float" office:value="60.9616305992633" calcext:value-type="float">
            <text:p>61,0</text:p>
          </table:table-cell>
          <table:table-cell office:value-type="float" office:value="1" calcext:value-type="float">
            <text:p>1,0</text:p>
          </table:table-cell>
          <table:table-cell table:formula="of:=([.A22]-[.$K$2])/([.$K$3]-[.$K$2])" office:value-type="float" office:value="0.804276312071235" calcext:value-type="float">
            <text:p>0,80428</text:p>
          </table:table-cell>
          <table:table-cell table:formula="of:=([.B22]-[.$L$2])/([.$L$3]-[.$L$2])" office:value-type="float" office:value="0.777553300720005" calcext:value-type="float">
            <text:p>0,77755</text:p>
          </table:table-cell>
          <table:table-cell table:formula="of:=([.C22]-[.$M$2])/([.$M$3]-[.$M$2])" office:value-type="float" office:value="0.573732956793126" calcext:value-type="float">
            <text:p>0,57373</text:p>
          </table:table-cell>
          <table:table-cell table:number-columns-repeated="6"/>
        </table:table-row>
        <table:table-row table:style-name="ro1">
          <table:table-cell office:value-type="float" office:value="9268.84155168" calcext:value-type="float">
            <text:p>9268,8416</text:p>
          </table:table-cell>
          <table:table-cell office:value-type="float" office:value="0.350749503649545" calcext:value-type="float">
            <text:p>0,3507</text:p>
          </table:table-cell>
          <table:table-cell office:value-type="float" office:value="-0.0160039810249541" calcext:value-type="float">
            <text:p>-0,0160</text:p>
          </table:table-cell>
          <table:table-cell office:value-type="float" office:value="74.2528333739139" calcext:value-type="float">
            <text:p>74,3</text:p>
          </table:table-cell>
          <table:table-cell office:value-type="float" office:value="1" calcext:value-type="float">
            <text:p>1,0</text:p>
          </table:table-cell>
          <table:table-cell table:formula="of:=([.A23]-[.$K$2])/([.$K$3]-[.$K$2])" office:value-type="float" office:value="0.927581014656732" calcext:value-type="float">
            <text:p>0,92758</text:p>
          </table:table-cell>
          <table:table-cell table:formula="of:=([.B23]-[.$L$2])/([.$L$3]-[.$L$2])" office:value-type="float" office:value="0.852987604863251" calcext:value-type="float">
            <text:p>0,85299</text:p>
          </table:table-cell>
          <table:table-cell table:formula="of:=([.C23]-[.$M$2])/([.$M$3]-[.$M$2])" office:value-type="float" office:value="0.629675687389623" calcext:value-type="float">
            <text:p>0,62968</text:p>
          </table:table-cell>
          <table:table-cell table:number-columns-repeated="6"/>
        </table:table-row>
        <table:table-row table:style-name="ro1">
          <table:table-cell office:value-type="float" office:value="9392.58569543" calcext:value-type="float">
            <text:p>9392,5857</text:p>
          </table:table-cell>
          <table:table-cell office:value-type="float" office:value="0.449867287068773" calcext:value-type="float">
            <text:p>0,4499</text:p>
          </table:table-cell>
          <table:table-cell office:value-type="float" office:value="0.0252038784024784" calcext:value-type="float">
            <text:p>0,0252</text:p>
          </table:table-cell>
          <table:table-cell office:value-type="float" office:value="84.352192441169" calcext:value-type="float">
            <text:p>84,4</text:p>
          </table:table-cell>
          <table:table-cell office:value-type="float" office:value="1" calcext:value-type="float">
            <text:p>1,0</text:p>
          </table:table-cell>
          <table:table-cell table:formula="of:=([.A24]-[.$K$2])/([.$K$3]-[.$K$2])" office:value-type="float" office:value="0.996360892711604" calcext:value-type="float">
            <text:p>0,99636</text:p>
          </table:table-cell>
          <table:table-cell table:formula="of:=([.B24]-[.$L$2])/([.$L$3]-[.$L$2])" office:value-type="float" office:value="0.936299565577841" calcext:value-type="float">
            <text:p>0,93630</text:p>
          </table:table-cell>
          <table:table-cell table:formula="of:=([.C24]-[.$M$2])/([.$M$3]-[.$M$2])" office:value-type="float" office:value="0.694269935006932" calcext:value-type="float">
            <text:p>0,69427</text:p>
          </table:table-cell>
          <table:table-cell table:number-columns-repeated="6"/>
        </table:table-row>
        <table:table-row table:style-name="ro1">
          <table:table-cell office:value-type="float" office:value="9226.00409454" calcext:value-type="float">
            <text:p>9226,0041</text:p>
          </table:table-cell>
          <table:table-cell office:value-type="float" office:value="0.500027524177776" calcext:value-type="float">
            <text:p>0,5000</text:p>
          </table:table-cell>
          <table:table-cell office:value-type="float" office:value="0.063388360843043" calcext:value-type="float">
            <text:p>0,0634</text:p>
          </table:table-cell>
          <table:table-cell office:value-type="float" office:value="64.1561039547335" calcext:value-type="float">
            <text:p>64,2</text:p>
          </table:table-cell>
          <table:table-cell office:value-type="float" office:value="1" calcext:value-type="float">
            <text:p>1,0</text:p>
          </table:table-cell>
          <table:table-cell table:formula="of:=([.A25]-[.$K$2])/([.$K$3]-[.$K$2])" office:value-type="float" office:value="0.903770957962474" calcext:value-type="float">
            <text:p>0,90377</text:p>
          </table:table-cell>
          <table:table-cell table:formula="of:=([.B25]-[.$L$2])/([.$L$3]-[.$L$2])" office:value-type="float" office:value="0.978460997757822" calcext:value-type="float">
            <text:p>0,97846</text:p>
          </table:table-cell>
          <table:table-cell table:formula="of:=([.C25]-[.$M$2])/([.$M$3]-[.$M$2])" office:value-type="float" office:value="0.754124971113531" calcext:value-type="float">
            <text:p>0,75412</text:p>
          </table:table-cell>
          <table:table-cell table:number-columns-repeated="6"/>
        </table:table-row>
        <table:table-row table:style-name="ro1">
          <table:table-cell office:value-type="float" office:value="9294.59402677" calcext:value-type="float">
            <text:p>9294,5940</text:p>
          </table:table-cell>
          <table:table-cell office:value-type="float" office:value="0.525652874259503" calcext:value-type="float">
            <text:p>0,5257</text:p>
          </table:table-cell>
          <table:table-cell office:value-type="float" office:value="0.0994002564299026" calcext:value-type="float">
            <text:p>0,0994</text:p>
          </table:table-cell>
          <table:table-cell office:value-type="float" office:value="51.680307025571" calcext:value-type="float">
            <text:p>51,7</text:p>
          </table:table-cell>
          <table:table-cell office:value-type="float" office:value="1" calcext:value-type="float">
            <text:p>1,0</text:p>
          </table:table-cell>
          <table:table-cell table:formula="of:=([.A26]-[.$K$2])/([.$K$3]-[.$K$2])" office:value-type="float" office:value="0.941894840286169" calcext:value-type="float">
            <text:p>0,94189</text:p>
          </table:table-cell>
          <table:table-cell table:formula="of:=([.B26]-[.$L$2])/([.$L$3]-[.$L$2])" office:value-type="float" office:value="1" calcext:value-type="float">
            <text:p>1,00000</text:p>
          </table:table-cell>
          <table:table-cell table:formula="of:=([.C26]-[.$M$2])/([.$M$3]-[.$M$2])" office:value-type="float" office:value="0.8105744284022" calcext:value-type="float">
            <text:p>0,81057</text:p>
          </table:table-cell>
          <table:table-cell table:number-columns-repeated="6"/>
        </table:table-row>
        <table:table-row table:style-name="ro1">
          <table:table-cell office:value-type="float" office:value="9208.17367857" calcext:value-type="float">
            <text:p>9208,1737</text:p>
          </table:table-cell>
          <table:table-cell office:value-type="float" office:value="0.513323044641569" calcext:value-type="float">
            <text:p>0,5133</text:p>
          </table:table-cell>
          <table:table-cell office:value-type="float" office:value="0.12962457889154" calcext:value-type="float">
            <text:p>0,1296</text:p>
          </table:table-cell>
          <table:table-cell office:value-type="float" office:value="29.6128938557049" calcext:value-type="float">
            <text:p>29,6</text:p>
          </table:table-cell>
          <table:table-cell office:value-type="float" office:value="1" calcext:value-type="float">
            <text:p>1,0</text:p>
          </table:table-cell>
          <table:table-cell table:formula="of:=([.A27]-[.$K$2])/([.$K$3]-[.$K$2])" office:value-type="float" office:value="0.893860397357991" calcext:value-type="float">
            <text:p>0,89386</text:p>
          </table:table-cell>
          <table:table-cell table:formula="of:=([.B27]-[.$L$2])/([.$L$3]-[.$L$2])" office:value-type="float" office:value="0.989636347330305" calcext:value-type="float">
            <text:p>0,98964</text:p>
          </table:table-cell>
          <table:table-cell table:formula="of:=([.C27]-[.$M$2])/([.$M$3]-[.$M$2])" office:value-type="float" office:value="0.857951734486018" calcext:value-type="float">
            <text:p>0,85795</text:p>
          </table:table-cell>
          <table:table-cell table:number-columns-repeated="6"/>
        </table:table-row>
        <table:table-row table:style-name="ro1">
          <table:table-cell office:value-type="float" office:value="9399.1329332" calcext:value-type="float">
            <text:p>9399,1329</text:p>
          </table:table-cell>
          <table:table-cell office:value-type="float" office:value="0.512103790310376" calcext:value-type="float">
            <text:p>0,5121</text:p>
          </table:table-cell>
          <table:table-cell office:value-type="float" office:value="0.159399306570561" calcext:value-type="float">
            <text:p>0,1594</text:p>
          </table:table-cell>
          <table:table-cell office:value-type="float" office:value="30.3823671521896" calcext:value-type="float">
            <text:p>30,4</text:p>
          </table:table-cell>
          <table:table-cell office:value-type="float" office:value="1" calcext:value-type="float">
            <text:p>1,0</text:p>
          </table:table-cell>
          <table:table-cell table:formula="of:=([.A28]-[.$K$2])/([.$K$3]-[.$K$2])" office:value-type="float" office:value="1" calcext:value-type="float">
            <text:p>1,00000</text:p>
          </table:table-cell>
          <table:table-cell table:formula="of:=([.B28]-[.$L$2])/([.$L$3]-[.$L$2])" office:value-type="float" office:value="0.988611521457113" calcext:value-type="float">
            <text:p>0,98861</text:p>
          </table:table-cell>
          <table:table-cell table:formula="of:=([.C28]-[.$M$2])/([.$M$3]-[.$M$2])" office:value-type="float" office:value="0.904624290623604" calcext:value-type="float">
            <text:p>0,90462</text:p>
          </table:table-cell>
          <table:table-cell table:number-columns-repeated="6"/>
        </table:table-row>
        <table:table-row table:style-name="ro1">
          <table:table-cell office:value-type="float" office:value="9349.97482365" calcext:value-type="float">
            <text:p>9349,9748</text:p>
          </table:table-cell>
          <table:table-cell office:value-type="float" office:value="0.498851560894401" calcext:value-type="float">
            <text:p>0,4989</text:p>
          </table:table-cell>
          <table:table-cell office:value-type="float" office:value="0.185665778691722" calcext:value-type="float">
            <text:p>0,1857</text:p>
          </table:table-cell>
          <table:table-cell office:value-type="float" office:value="20.3391358880355" calcext:value-type="float">
            <text:p>20,3</text:p>
          </table:table-cell>
          <table:table-cell office:value-type="float" office:value="1" calcext:value-type="float">
            <text:p>1,0</text:p>
          </table:table-cell>
          <table:table-cell table:formula="of:=([.A29]-[.$K$2])/([.$K$3]-[.$K$2])" office:value-type="float" office:value="0.97267677743936" calcext:value-type="float">
            <text:p>0,97268</text:p>
          </table:table-cell>
          <table:table-cell table:formula="of:=([.B29]-[.$L$2])/([.$L$3]-[.$L$2])" office:value-type="float" office:value="0.977472559523162" calcext:value-type="float">
            <text:p>0,97747</text:p>
          </table:table-cell>
          <table:table-cell table:formula="of:=([.C29]-[.$M$2])/([.$M$3]-[.$M$2])" office:value-type="float" office:value="0.945797577171412" calcext:value-type="float">
            <text:p>0,94580</text:p>
          </table:table-cell>
          <table:table-cell table:number-columns-repeated="6"/>
        </table:table-row>
        <table:table-row table:style-name="ro1">
          <table:table-cell office:value-type="float" office:value="9286.76482656" calcext:value-type="float">
            <text:p>9286,7648</text:p>
          </table:table-cell>
          <table:table-cell office:value-type="float" office:value="0.463792714724311" calcext:value-type="float">
            <text:p>0,4638</text:p>
          </table:table-cell>
          <table:table-cell office:value-type="float" office:value="0.206182374373751" calcext:value-type="float">
            <text:p>0,2062</text:p>
          </table:table-cell>
          <table:table-cell office:value-type="float" office:value="4.19704019823055" calcext:value-type="float">
            <text:p>4,2</text:p>
          </table:table-cell>
          <table:table-cell office:value-type="float" office:value="1" calcext:value-type="float">
            <text:p>1,0</text:p>
          </table:table-cell>
          <table:table-cell table:formula="of:=([.A30]-[.$K$2])/([.$K$3]-[.$K$2])" office:value-type="float" office:value="0.937543188406796" calcext:value-type="float">
            <text:p>0,93754</text:p>
          </table:table-cell>
          <table:table-cell table:formula="of:=([.B30]-[.$L$2])/([.$L$3]-[.$L$2])" office:value-type="float" office:value="0.9480043741576" calcext:value-type="float">
            <text:p>0,94800</text:p>
          </table:table-cell>
          <table:table-cell table:formula="of:=([.C30]-[.$M$2])/([.$M$3]-[.$M$2])" office:value-type="float" office:value="0.977957802918711" calcext:value-type="float">
            <text:p>0,97796</text:p>
          </table:table-cell>
          <table:table-cell table:number-columns-repeated="6"/>
        </table:table-row>
        <table:table-row table:style-name="ro1">
          <table:table-cell office:value-type="float" office:value="9139.99999929" calcext:value-type="float">
            <text:p>9140,0000</text:p>
          </table:table-cell>
          <table:table-cell office:value-type="float" office:value="0.392688496872291" calcext:value-type="float">
            <text:p>0,3927</text:p>
          </table:table-cell>
          <table:table-cell office:value-type="float" office:value="0.217514375150948" calcext:value-type="float">
            <text:p>0,2175</text:p>
          </table:table-cell>
          <table:table-cell office:value-type="float" office:value="-21.3824934943537" calcext:value-type="float">
            <text:p>-21,4</text:p>
          </table:table-cell>
          <table:table-cell office:value-type="float" office:value="1" calcext:value-type="float">
            <text:p>1,0</text:p>
          </table:table-cell>
          <table:table-cell table:formula="of:=([.A31]-[.$K$2])/([.$K$3]-[.$K$2])" office:value-type="float" office:value="0.855967878121658" calcext:value-type="float">
            <text:p>0,85597</text:p>
          </table:table-cell>
          <table:table-cell table:formula="of:=([.B31]-[.$L$2])/([.$L$3]-[.$L$2])" office:value-type="float" office:value="0.888238794258847" calcext:value-type="float">
            <text:p>0,88824</text:p>
          </table:table-cell>
          <table:table-cell table:formula="of:=([.C31]-[.$M$2])/([.$M$3]-[.$M$2])" office:value-type="float" office:value="0.995720969323674" calcext:value-type="float">
            <text:p>0,99572</text:p>
          </table:table-cell>
          <table:table-cell table:number-columns-repeated="6"/>
        </table:table-row>
        <table:table-row table:style-name="ro1">
          <table:table-cell office:value-type="float" office:value="9081.36329997" calcext:value-type="float">
            <text:p>9081,3633</text:p>
          </table:table-cell>
          <table:table-cell office:value-type="float" office:value="0.301622548574862" calcext:value-type="float">
            <text:p>0,3016</text:p>
          </table:table-cell>
          <table:table-cell office:value-type="float" office:value="0.220244180065472" calcext:value-type="float">
            <text:p>0,2202</text:p>
          </table:table-cell>
          <table:table-cell office:value-type="float" office:value="-41.028964792805" calcext:value-type="float">
            <text:p>-41,0</text:p>
          </table:table-cell>
          <table:table-cell office:value-type="float" office:value="1" calcext:value-type="float">
            <text:p>1,0</text:p>
          </table:table-cell>
          <table:table-cell table:formula="of:=([.A32]-[.$K$2])/([.$K$3]-[.$K$2])" office:value-type="float" office:value="0.823376234537153" calcext:value-type="float">
            <text:p>0,82338</text:p>
          </table:table-cell>
          <table:table-cell table:formula="of:=([.B32]-[.$L$2])/([.$L$3]-[.$L$2])" office:value-type="float" office:value="0.811694682341988" calcext:value-type="float">
            <text:p>0,81169</text:p>
          </table:table-cell>
          <table:table-cell table:formula="of:=([.C32]-[.$M$2])/([.$M$3]-[.$M$2])" office:value-type="float" office:value="1" calcext:value-type="float">
            <text:p>1,00000</text:p>
          </table:table-cell>
          <table:table-cell table:number-columns-repeated="6"/>
        </table:table-row>
        <table:table-row table:style-name="ro1">
          <table:table-cell office:value-type="float" office:value="9199.95999708" calcext:value-type="float">
            <text:p>9199,9600</text:p>
          </table:table-cell>
          <table:table-cell office:value-type="float" office:value="0.23210334574012" calcext:value-type="float">
            <text:p>0,2321</text:p>
          </table:table-cell>
          <table:table-cell office:value-type="float" office:value="0.219895980028971" calcext:value-type="float">
            <text:p>0,2199</text:p>
          </table:table-cell>
          <table:table-cell office:value-type="float" office:value="-38.8757746553713" calcext:value-type="float">
            <text:p>-38,9</text:p>
          </table:table-cell>
          <table:table-cell office:value-type="float" office:value="1" calcext:value-type="float">
            <text:p>1,0</text:p>
          </table:table-cell>
          <table:table-cell table:formula="of:=([.A33]-[.$K$2])/([.$K$3]-[.$K$2])" office:value-type="float" office:value="0.889295041825651" calcext:value-type="float">
            <text:p>0,88930</text:p>
          </table:table-cell>
          <table:table-cell table:formula="of:=([.B33]-[.$L$2])/([.$L$3]-[.$L$2])" office:value-type="float" office:value="0.753261362954883" calcext:value-type="float">
            <text:p>0,75326</text:p>
          </table:table-cell>
          <table:table-cell table:formula="of:=([.C33]-[.$M$2])/([.$M$3]-[.$M$2])" office:value-type="float" office:value="0.999454188601626" calcext:value-type="float">
            <text:p>0,99945</text:p>
          </table:table-cell>
          <table:table-cell table:number-columns-repeated="6"/>
        </table:table-row>
        <table:table-row table:style-name="ro1">
          <table:table-cell office:value-type="float" office:value="9053.64136521" calcext:value-type="float">
            <text:p>9053,6414</text:p>
          </table:table-cell>
          <table:table-cell office:value-type="float" office:value="0.153923288359057" calcext:value-type="float">
            <text:p>0,1539</text:p>
          </table:table-cell>
          <table:table-cell office:value-type="float" office:value="0.213152804485181" calcext:value-type="float">
            <text:p>0,2132</text:p>
          </table:table-cell>
          <table:table-cell office:value-type="float" office:value="-50.0611611583257" calcext:value-type="float">
            <text:p>-50,1</text:p>
          </table:table-cell>
          <table:table-cell office:value-type="float" office:value="1" calcext:value-type="float">
            <text:p>1,0</text:p>
          </table:table-cell>
          <table:table-cell table:formula="of:=([.A34]-[.$K$2])/([.$K$3]-[.$K$2])" office:value-type="float" office:value="0.807967737339176" calcext:value-type="float">
            <text:p>0,80797</text:p>
          </table:table-cell>
          <table:table-cell table:formula="of:=([.B34]-[.$L$2])/([.$L$3]-[.$L$2])" office:value-type="float" office:value="0.687548292661062" calcext:value-type="float">
            <text:p>0,68755</text:p>
          </table:table-cell>
          <table:table-cell table:formula="of:=([.C34]-[.$M$2])/([.$M$3]-[.$M$2])" office:value-type="float" office:value="0.988884109086344" calcext:value-type="float">
            <text:p>0,98888</text:p>
          </table:table-cell>
          <table:table-cell table:number-columns-repeated="6"/>
        </table:table-row>
        <table:table-row table:style-name="ro1">
          <table:table-cell office:value-type="float" office:value="8960" calcext:value-type="float">
            <text:p>8960,0000</text:p>
          </table:table-cell>
          <table:table-cell office:value-type="float" office:value="0.0659631861517489" calcext:value-type="float">
            <text:p>0,0660</text:p>
          </table:table-cell>
          <table:table-cell office:value-type="float" office:value="0.199614964266437" calcext:value-type="float">
            <text:p>0,1996</text:p>
          </table:table-cell>
          <table:table-cell office:value-type="float" office:value="-61.8510675230088" calcext:value-type="float">
            <text:p>-61,9</text:p>
          </table:table-cell>
          <table:table-cell office:value-type="float" office:value="1" calcext:value-type="float">
            <text:p>1,0</text:p>
          </table:table-cell>
          <table:table-cell table:formula="of:=([.A35]-[.$K$2])/([.$K$3]-[.$K$2])" office:value-type="float" office:value="0.75591968492348" calcext:value-type="float">
            <text:p>0,75592</text:p>
          </table:table-cell>
          <table:table-cell table:formula="of:=([.B35]-[.$L$2])/([.$L$3]-[.$L$2])" office:value-type="float" office:value="0.613614752919241" calcext:value-type="float">
            <text:p>0,61361</text:p>
          </table:table-cell>
          <table:table-cell table:formula="of:=([.C35]-[.$M$2])/([.$M$3]-[.$M$2])" office:value-type="float" office:value="0.967663239683187" calcext:value-type="float">
            <text:p>0,96766</text:p>
          </table:table-cell>
          <table:table-cell table:number-columns-repeated="6"/>
        </table:table-row>
        <table:table-row table:style-name="ro1">
          <table:table-cell office:value-type="float" office:value="9057.81948332" calcext:value-type="float">
            <text:p>9057,8195</text:p>
          </table:table-cell>
          <table:table-cell office:value-type="float" office:value="0.00325475907248031" calcext:value-type="float">
            <text:p>0,0033</text:p>
          </table:table-cell>
          <table:table-cell office:value-type="float" office:value="0.184463200083528" calcext:value-type="float">
            <text:p>0,1845</text:p>
          </table:table-cell>
          <table:table-cell office:value-type="float" office:value="-54.5336136209173" calcext:value-type="float">
            <text:p>-54,5</text:p>
          </table:table-cell>
          <table:table-cell office:value-type="float" office:value="1" calcext:value-type="float">
            <text:p>1,0</text:p>
          </table:table-cell>
          <table:table-cell table:formula="of:=([.A36]-[.$K$2])/([.$K$3]-[.$K$2])" office:value-type="float" office:value="0.810290032725415" calcext:value-type="float">
            <text:p>0,81029</text:p>
          </table:table-cell>
          <table:table-cell table:formula="of:=([.B36]-[.$L$2])/([.$L$3]-[.$L$2])" office:value-type="float" office:value="0.560906128562653" calcext:value-type="float">
            <text:p>0,56091</text:p>
          </table:table-cell>
          <table:table-cell table:formula="of:=([.C36]-[.$M$2])/([.$M$3]-[.$M$2])" office:value-type="float" office:value="0.943912508122054" calcext:value-type="float">
            <text:p>0,94391</text:p>
          </table:table-cell>
          <table:table-cell table:number-columns-repeated="6"/>
        </table:table-row>
        <table:table-row table:style-name="ro1">
          <table:table-cell office:value-type="float" office:value="9198.64404366" calcext:value-type="float">
            <text:p>9198,6440</text:p>
          </table:table-cell>
          <table:table-cell office:value-type="float" office:value="-0.0150434442649805" calcext:value-type="float">
            <text:p>-0,0150</text:p>
          </table:table-cell>
          <table:table-cell office:value-type="float" office:value="0.172291422444778" calcext:value-type="float">
            <text:p>0,1723</text:p>
          </table:table-cell>
          <table:table-cell office:value-type="float" office:value="-33.6103216446326" calcext:value-type="float">
            <text:p>-33,6</text:p>
          </table:table-cell>
          <table:table-cell office:value-type="float" office:value="1" calcext:value-type="float">
            <text:p>1,0</text:p>
          </table:table-cell>
          <table:table-cell table:formula="of:=([.A37]-[.$K$2])/([.$K$3]-[.$K$2])" office:value-type="float" office:value="0.888563604256077" calcext:value-type="float">
            <text:p>0,88856</text:p>
          </table:table-cell>
          <table:table-cell table:formula="of:=([.B37]-[.$L$2])/([.$L$3]-[.$L$2])" office:value-type="float" office:value="0.545525849212071" calcext:value-type="float">
            <text:p>0,54553</text:p>
          </table:table-cell>
          <table:table-cell table:formula="of:=([.C37]-[.$M$2])/([.$M$3]-[.$M$2])" office:value-type="float" office:value="0.924832972575568" calcext:value-type="float">
            <text:p>0,92483</text:p>
          </table:table-cell>
          <table:table-cell table:number-columns-repeated="6"/>
        </table:table-row>
        <table:table-row table:style-name="ro1">
          <table:table-cell office:value-type="float" office:value="9078.5414656" calcext:value-type="float">
            <text:p>9078,5415</text:p>
          </table:table-cell>
          <table:table-cell office:value-type="float" office:value="-0.0320368505291753" calcext:value-type="float">
            <text:p>-0,0320</text:p>
          </table:table-cell>
          <table:table-cell office:value-type="float" office:value="0.159065082338489" calcext:value-type="float">
            <text:p>0,1591</text:p>
          </table:table-cell>
          <table:table-cell office:value-type="float" office:value="-31.7637095338439" calcext:value-type="float">
            <text:p>-31,8</text:p>
          </table:table-cell>
          <table:table-cell office:value-type="float" office:value="1" calcext:value-type="float">
            <text:p>1,0</text:p>
          </table:table-cell>
          <table:table-cell table:formula="of:=([.A38]-[.$K$2])/([.$K$3]-[.$K$2])" office:value-type="float" office:value="0.821807793251949" calcext:value-type="float">
            <text:p>0,82181</text:p>
          </table:table-cell>
          <table:table-cell table:formula="of:=([.B38]-[.$L$2])/([.$L$3]-[.$L$2])" office:value-type="float" office:value="0.531242297398754" calcext:value-type="float">
            <text:p>0,53124</text:p>
          </table:table-cell>
          <table:table-cell table:formula="of:=([.C38]-[.$M$2])/([.$M$3]-[.$M$2])" office:value-type="float" office:value="0.904100386613395" calcext:value-type="float">
            <text:p>0,90410</text:p>
          </table:table-cell>
          <table:table-cell table:number-columns-repeated="6"/>
        </table:table-row>
        <table:table-row table:style-name="ro1">
          <table:table-cell office:value-type="float" office:value="9261.85954224" calcext:value-type="float">
            <text:p>9261,8595</text:p>
          </table:table-cell>
          <table:table-cell office:value-type="float" office:value="-0.01399094155697" calcext:value-type="float">
            <text:p>-0,0140</text:p>
          </table:table-cell>
          <table:table-cell office:value-type="float" office:value="0.150253358476223" calcext:value-type="float">
            <text:p>0,1503</text:p>
          </table:table-cell>
          <table:table-cell office:value-type="float" office:value="-11.4844576215974" calcext:value-type="float">
            <text:p>-11,5</text:p>
          </table:table-cell>
          <table:table-cell office:value-type="float" office:value="1" calcext:value-type="float">
            <text:p>1,0</text:p>
          </table:table-cell>
          <table:table-cell table:formula="of:=([.A39]-[.$K$2])/([.$K$3]-[.$K$2])" office:value-type="float" office:value="0.923700251144955" calcext:value-type="float">
            <text:p>0,92370</text:p>
          </table:table-cell>
          <table:table-cell table:formula="of:=([.B39]-[.$L$2])/([.$L$3]-[.$L$2])" office:value-type="float" office:value="0.546410514518709" calcext:value-type="float">
            <text:p>0,54641</text:p>
          </table:table-cell>
          <table:table-cell table:formula="of:=([.C39]-[.$M$2])/([.$M$3]-[.$M$2])" office:value-type="float" office:value="0.890287811027011" calcext:value-type="float">
            <text:p>0,89029</text:p>
          </table:table-cell>
          <table:table-cell table:number-columns-repeated="6"/>
        </table:table-row>
        <table:table-row table:style-name="ro1">
          <table:table-cell office:value-type="float" office:value="9252.74139029" calcext:value-type="float">
            <text:p>9252,7414</text:p>
          </table:table-cell>
          <table:table-cell office:value-type="float" office:value="0.0146802309454089" calcext:value-type="float">
            <text:p>0,0147</text:p>
          </table:table-cell>
          <table:table-cell office:value-type="float" office:value="0.144130821899945" calcext:value-type="float">
            <text:p>0,1441</text:p>
          </table:table-cell>
          <table:table-cell office:value-type="float" office:value="-1.4647123150331" calcext:value-type="float">
            <text:p>-1,5</text:p>
          </table:table-cell>
          <table:table-cell office:value-type="float" office:value="1" calcext:value-type="float">
            <text:p>1,0</text:p>
          </table:table-cell>
          <table:table-cell table:formula="of:=([.A40]-[.$K$2])/([.$K$3]-[.$K$2])" office:value-type="float" office:value="0.918632169858832" calcext:value-type="float">
            <text:p>0,91863</text:p>
          </table:table-cell>
          <table:table-cell table:formula="of:=([.B40]-[.$L$2])/([.$L$3]-[.$L$2])" office:value-type="float" office:value="0.570509636944161" calcext:value-type="float">
            <text:p>0,57051</text:p>
          </table:table-cell>
          <table:table-cell table:formula="of:=([.C40]-[.$M$2])/([.$M$3]-[.$M$2])" office:value-type="float" office:value="0.880690597069548" calcext:value-type="float">
            <text:p>0,88069</text:p>
          </table:table-cell>
          <table:table-cell table:number-columns-repeated="6"/>
        </table:table-row>
        <table:table-row table:style-name="ro1">
          <table:table-cell office:value-type="float" office:value="9213.3002186" calcext:value-type="float">
            <text:p>9213,3002</text:p>
          </table:table-cell>
          <table:table-cell office:value-type="float" office:value="0.036368241090123" calcext:value-type="float">
            <text:p>0,0364</text:p>
          </table:table-cell>
          <table:table-cell office:value-type="float" office:value="0.13866694371723" calcext:value-type="float">
            <text:p>0,1387</text:p>
          </table:table-cell>
          <table:table-cell office:value-type="float" office:value="-0.568869583357877" calcext:value-type="float">
            <text:p>-0,6</text:p>
          </table:table-cell>
          <table:table-cell office:value-type="float" office:value="1" calcext:value-type="float">
            <text:p>1,0</text:p>
          </table:table-cell>
          <table:table-cell table:formula="of:=([.A41]-[.$K$2])/([.$K$3]-[.$K$2])" office:value-type="float" office:value="0.89670984774345" calcext:value-type="float">
            <text:p>0,89671</text:p>
          </table:table-cell>
          <table:table-cell table:formula="of:=([.B41]-[.$L$2])/([.$L$3]-[.$L$2])" office:value-type="float" office:value="0.588739167375766" calcext:value-type="float">
            <text:p>0,58874</text:p>
          </table:table-cell>
          <table:table-cell table:formula="of:=([.C41]-[.$M$2])/([.$M$3]-[.$M$2])" office:value-type="float" office:value="0.872125844976403" calcext:value-type="float">
            <text:p>0,87213</text:p>
          </table:table-cell>
          <table:table-cell table:number-columns-repeated="6"/>
        </table:table-row>
        <table:table-row table:style-name="ro1">
          <table:table-cell office:value-type="float" office:value="9080.99999132" calcext:value-type="float">
            <text:p>9081,0000</text:p>
          </table:table-cell>
          <table:table-cell office:value-type="float" office:value="0.0285573958411162" calcext:value-type="float">
            <text:p>0,0286</text:p>
          </table:table-cell>
          <table:table-cell office:value-type="float" office:value="0.130094089698658" calcext:value-type="float">
            <text:p>0,1301</text:p>
          </table:table-cell>
          <table:table-cell office:value-type="float" office:value="-13.167107045863" calcext:value-type="float">
            <text:p>-13,2</text:p>
          </table:table-cell>
          <table:table-cell office:value-type="float" office:value="1" calcext:value-type="float">
            <text:p>1,0</text:p>
          </table:table-cell>
          <table:table-cell table:formula="of:=([.A42]-[.$K$2])/([.$K$3]-[.$K$2])" office:value-type="float" office:value="0.823174299125214" calcext:value-type="float">
            <text:p>0,82317</text:p>
          </table:table-cell>
          <table:table-cell table:formula="of:=([.B42]-[.$L$2])/([.$L$3]-[.$L$2])" office:value-type="float" office:value="0.582173878987701" calcext:value-type="float">
            <text:p>0,58217</text:p>
          </table:table-cell>
          <table:table-cell table:formula="of:=([.C42]-[.$M$2])/([.$M$3]-[.$M$2])" office:value-type="float" office:value="0.858687703249146" calcext:value-type="float">
            <text:p>0,85869</text:p>
          </table:table-cell>
          <table:table-cell table:number-columns-repeated="6"/>
        </table:table-row>
        <table:table-row table:style-name="ro1">
          <table:table-cell office:value-type="float" office:value="8838.86698208" calcext:value-type="float">
            <text:p>8838,8670</text:p>
          </table:table-cell>
          <table:table-cell office:value-type="float" office:value="-0.0322706054388584" calcext:value-type="float">
            <text:p>-0,0323</text:p>
          </table:table-cell>
          <table:table-cell office:value-type="float" office:value="0.113272696904349" calcext:value-type="float">
            <text:p>0,1133</text:p>
          </table:table-cell>
          <table:table-cell office:value-type="float" office:value="-41.7277155239293" calcext:value-type="float">
            <text:p>-41,7</text:p>
          </table:table-cell>
          <table:table-cell office:value-type="float" office:value="1" calcext:value-type="float">
            <text:p>1,0</text:p>
          </table:table-cell>
          <table:table-cell table:formula="of:=([.A43]-[.$K$2])/([.$K$3]-[.$K$2])" office:value-type="float" office:value="0.688591131438247" calcext:value-type="float">
            <text:p>0,68859</text:p>
          </table:table-cell>
          <table:table-cell table:formula="of:=([.B43]-[.$L$2])/([.$L$3]-[.$L$2])" office:value-type="float" office:value="0.531045818228412" calcext:value-type="float">
            <text:p>0,53105</text:p>
          </table:table-cell>
          <table:table-cell table:formula="of:=([.C43]-[.$M$2])/([.$M$3]-[.$M$2])" office:value-type="float" office:value="0.832319791241072" calcext:value-type="float">
            <text:p>0,83232</text:p>
          </table:table-cell>
          <table:table-cell table:number-columns-repeated="6"/>
        </table:table-row>
        <table:table-row table:style-name="ro1">
          <table:table-cell office:value-type="float" office:value="8810.99999999" calcext:value-type="float">
            <text:p>8811,0000</text:p>
          </table:table-cell>
          <table:table-cell office:value-type="float" office:value="-0.110353693892877" calcext:value-type="float">
            <text:p>-0,1104</text:p>
          </table:table-cell>
          <table:table-cell office:value-type="float" office:value="0.0909294357265847" calcext:value-type="float">
            <text:p>0,0909</text:p>
          </table:table-cell>
          <table:table-cell office:value-type="float" office:value="-55.5515508063802" calcext:value-type="float">
            <text:p>-55,6</text:p>
          </table:table-cell>
          <table:table-cell office:value-type="float" office:value="1" calcext:value-type="float">
            <text:p>1,0</text:p>
          </table:table-cell>
          <table:table-cell table:formula="of:=([.A44]-[.$K$2])/([.$K$3]-[.$K$2])" office:value-type="float" office:value="0.673102013554981" calcext:value-type="float">
            <text:p>0,67310</text:p>
          </table:table-cell>
          <table:table-cell table:formula="of:=([.B44]-[.$L$2])/([.$L$3]-[.$L$2])" office:value-type="float" office:value="0.465414253706428" calcext:value-type="float">
            <text:p>0,46541</text:p>
          </table:table-cell>
          <table:table-cell table:formula="of:=([.C44]-[.$M$2])/([.$M$3]-[.$M$2])" office:value-type="float" office:value="0.797296226194305" calcext:value-type="float">
            <text:p>0,79730</text:p>
          </table:table-cell>
          <table:table-cell table:number-columns-repeated="6"/>
        </table:table-row>
        <table:table-row table:style-name="ro1">
          <table:table-cell office:value-type="float" office:value="8662.97500004" calcext:value-type="float">
            <text:p>8662,9750</text:p>
          </table:table-cell>
          <table:table-cell office:value-type="float" office:value="-0.207458390139205" calcext:value-type="float">
            <text:p>-0,2075</text:p>
          </table:table-cell>
          <table:table-cell office:value-type="float" office:value="0.0620030595897299" calcext:value-type="float">
            <text:p>0,0620</text:p>
          </table:table-cell>
          <table:table-cell office:value-type="float" office:value="-71.2203646113661" calcext:value-type="float">
            <text:p>-71,2</text:p>
          </table:table-cell>
          <table:table-cell office:value-type="float" office:value="1" calcext:value-type="float">
            <text:p>1,0</text:p>
          </table:table-cell>
          <table:table-cell table:formula="of:=([.A45]-[.$K$2])/([.$K$3]-[.$K$2])" office:value-type="float" office:value="0.590826269935127" calcext:value-type="float">
            <text:p>0,59083</text:p>
          </table:table-cell>
          <table:table-cell table:formula="of:=([.B45]-[.$L$2])/([.$L$3]-[.$L$2])" office:value-type="float" office:value="0.383794363109612" calcext:value-type="float">
            <text:p>0,38379</text:p>
          </table:table-cell>
          <table:table-cell table:formula="of:=([.C45]-[.$M$2])/([.$M$3]-[.$M$2])" office:value-type="float" office:value="0.751953480203196" calcext:value-type="float">
            <text:p>0,75195</text:p>
          </table:table-cell>
          <table:table-cell table:number-columns-repeated="6"/>
        </table:table-row>
        <table:table-row table:style-name="ro1">
          <table:table-cell office:value-type="float" office:value="8699" calcext:value-type="float">
            <text:p>8699,0000</text:p>
          </table:table-cell>
          <table:table-cell office:value-type="float" office:value="-0.28848686277293" calcext:value-type="float">
            <text:p>-0,2885</text:p>
          </table:table-cell>
          <table:table-cell office:value-type="float" office:value="0.0309982430414059" calcext:value-type="float">
            <text:p>0,0310</text:p>
          </table:table-cell>
          <table:table-cell office:value-type="float" office:value="-68.6811128245779" calcext:value-type="float">
            <text:p>-68,7</text:p>
          </table:table-cell>
          <table:table-cell office:value-type="float" office:value="1" calcext:value-type="float">
            <text:p>1,0</text:p>
          </table:table-cell>
          <table:table-cell table:formula="of:=([.A46]-[.$K$2])/([.$K$3]-[.$K$2])" office:value-type="float" office:value="0.6108498042139" calcext:value-type="float">
            <text:p>0,61085</text:p>
          </table:table-cell>
          <table:table-cell table:formula="of:=([.B46]-[.$L$2])/([.$L$3]-[.$L$2])" office:value-type="float" office:value="0.315687100255764" calcext:value-type="float">
            <text:p>0,31569</text:p>
          </table:table-cell>
          <table:table-cell table:formula="of:=([.C46]-[.$M$2])/([.$M$3]-[.$M$2])" office:value-type="float" office:value="0.703352732062455" calcext:value-type="float">
            <text:p>0,70335</text:p>
          </table:table-cell>
          <table:table-cell table:number-columns-repeated="6"/>
        </table:table-row>
        <table:table-row table:style-name="ro1">
          <table:table-cell office:value-type="float" office:value="8703.8430299" calcext:value-type="float">
            <text:p>8703,8430</text:p>
          </table:table-cell>
          <table:table-cell office:value-type="float" office:value="-0.345140864727518" calcext:value-type="float">
            <text:p>-0,3451</text:p>
          </table:table-cell>
          <table:table-cell office:value-type="float" office:value="0.000188648029399996" calcext:value-type="float">
            <text:p>0,0002</text:p>
          </table:table-cell>
          <table:table-cell office:value-type="float" office:value="-59.3715710562266" calcext:value-type="float">
            <text:p>-59,4</text:p>
          </table:table-cell>
          <table:table-cell office:value-type="float" office:value="1" calcext:value-type="float">
            <text:p>1,0</text:p>
          </table:table-cell>
          <table:table-cell table:formula="of:=([.A47]-[.$K$2])/([.$K$3]-[.$K$2])" office:value-type="float" office:value="0.613541673063961" calcext:value-type="float">
            <text:p>0,61354</text:p>
          </table:table-cell>
          <table:table-cell table:formula="of:=([.B47]-[.$L$2])/([.$L$3]-[.$L$2])" office:value-type="float" office:value="0.268067431793229" calcext:value-type="float">
            <text:p>0,26807</text:p>
          </table:table-cell>
          <table:table-cell table:formula="of:=([.C47]-[.$M$2])/([.$M$3]-[.$M$2])" office:value-type="float" office:value="0.65505799807611" calcext:value-type="float">
            <text:p>0,65506</text:p>
          </table:table-cell>
          <table:table-cell table:number-columns-repeated="6"/>
        </table:table-row>
        <table:table-row table:style-name="ro1">
          <table:table-cell office:value-type="float" office:value="8640" calcext:value-type="float">
            <text:p>8640,0000</text:p>
          </table:table-cell>
          <table:table-cell office:value-type="float" office:value="-0.388657050410892" calcext:value-type="float">
            <text:p>-0,3887</text:p>
          </table:table-cell>
          <table:table-cell office:value-type="float" office:value="-0.0306907492690474" calcext:value-type="float">
            <text:p>-0,0307</text:p>
          </table:table-cell>
          <table:table-cell office:value-type="float" office:value="-53.4562893093623" calcext:value-type="float">
            <text:p>-53,5</text:p>
          </table:table-cell>
          <table:table-cell office:value-type="float" office:value="1" calcext:value-type="float">
            <text:p>1,0</text:p>
          </table:table-cell>
          <table:table-cell table:formula="of:=([.A48]-[.$K$2])/([.$K$3]-[.$K$2])" office:value-type="float" office:value="0.578056229647367" calcext:value-type="float">
            <text:p>0,57806</text:p>
          </table:table-cell>
          <table:table-cell table:formula="of:=([.B48]-[.$L$2])/([.$L$3]-[.$L$2])" office:value-type="float" office:value="0.231490557018215" calcext:value-type="float">
            <text:p>0,23149</text:p>
          </table:table-cell>
          <table:table-cell table:formula="of:=([.C48]-[.$M$2])/([.$M$3]-[.$M$2])" office:value-type="float" office:value="0.606653847433882" calcext:value-type="float">
            <text:p>0,60665</text:p>
          </table:table-cell>
          <table:table-cell table:number-columns-repeated="6"/>
        </table:table-row>
        <table:table-row table:style-name="ro1">
          <table:table-cell office:value-type="float" office:value="8404.0097973" calcext:value-type="float">
            <text:p>8404,0098</text:p>
          </table:table-cell>
          <table:table-cell office:value-type="float" office:value="-0.455309977384915" calcext:value-type="float">
            <text:p>-0,4553</text:p>
          </table:table-cell>
          <table:table-cell office:value-type="float" office:value="-0.0662613064988431" calcext:value-type="float">
            <text:p>-0,0663</text:p>
          </table:table-cell>
          <table:table-cell office:value-type="float" office:value="-65.5885275418053" calcext:value-type="float">
            <text:p>-65,6</text:p>
          </table:table-cell>
          <table:table-cell office:value-type="float" office:value="1" calcext:value-type="float">
            <text:p>1,0</text:p>
          </table:table-cell>
          <table:table-cell table:formula="of:=([.A49]-[.$K$2])/([.$K$3]-[.$K$2])" office:value-type="float" office:value="0.446887376948828" calcext:value-type="float">
            <text:p>0,44689</text:p>
          </table:table-cell>
          <table:table-cell table:formula="of:=([.B49]-[.$L$2])/([.$L$3]-[.$L$2])" office:value-type="float" office:value="0.175466442656361" calcext:value-type="float">
            <text:p>0,17547</text:p>
          </table:table-cell>
          <table:table-cell table:formula="of:=([.C49]-[.$M$2])/([.$M$3]-[.$M$2])" office:value-type="float" office:value="0.550896197958464" calcext:value-type="float">
            <text:p>0,55090</text:p>
          </table:table-cell>
          <table:table-cell table:number-columns-repeated="6"/>
        </table:table-row>
        <table:table-row table:style-name="ro1">
          <table:table-cell office:value-type="float" office:value="8487.12129022" calcext:value-type="float">
            <text:p>8487,1213</text:p>
          </table:table-cell>
          <table:table-cell office:value-type="float" office:value="-0.50047804154698" calcext:value-type="float">
            <text:p>-0,5005</text:p>
          </table:table-cell>
          <table:table-cell office:value-type="float" office:value="-0.100877498659604" calcext:value-type="float">
            <text:p>-0,1009</text:p>
          </table:table-cell>
          <table:table-cell office:value-type="float" office:value="-55.7126113595393" calcext:value-type="float">
            <text:p>-55,7</text:p>
          </table:table-cell>
          <table:table-cell office:value-type="float" office:value="1" calcext:value-type="float">
            <text:p>1,0</text:p>
          </table:table-cell>
          <table:table-cell table:formula="of:=([.A50]-[.$K$2])/([.$K$3]-[.$K$2])" office:value-type="float" office:value="0.493082681023539" calcext:value-type="float">
            <text:p>0,49308</text:p>
          </table:table-cell>
          <table:table-cell table:formula="of:=([.B50]-[.$L$2])/([.$L$3]-[.$L$2])" office:value-type="float" office:value="0.137501106293784" calcext:value-type="float">
            <text:p>0,13750</text:p>
          </table:table-cell>
          <table:table-cell table:formula="of:=([.C50]-[.$M$2])/([.$M$3]-[.$M$2])" office:value-type="float" office:value="0.496634537220221" calcext:value-type="float">
            <text:p>0,49663</text:p>
          </table:table-cell>
          <table:table-cell table:number-columns-repeated="6"/>
        </table:table-row>
        <table:table-row table:style-name="ro1">
          <table:table-cell office:value-type="float" office:value="8486.6356675" calcext:value-type="float">
            <text:p>8486,6357</text:p>
          </table:table-cell>
          <table:table-cell office:value-type="float" office:value="-0.522228175165739" calcext:value-type="float">
            <text:p>-0,5222</text:p>
          </table:table-cell>
          <table:table-cell office:value-type="float" office:value="-0.133023471416822" calcext:value-type="float">
            <text:p>-0,1330</text:p>
          </table:table-cell>
          <table:table-cell office:value-type="float" office:value="-42.7781068299131" calcext:value-type="float">
            <text:p>-42,8</text:p>
          </table:table-cell>
          <table:table-cell office:value-type="float" office:value="1" calcext:value-type="float">
            <text:p>1,0</text:p>
          </table:table-cell>
          <table:table-cell table:formula="of:=([.A51]-[.$K$2])/([.$K$3]-[.$K$2])" office:value-type="float" office:value="0.492812760601853" calcext:value-type="float">
            <text:p>0,49281</text:p>
          </table:table-cell>
          <table:table-cell table:formula="of:=([.B51]-[.$L$2])/([.$L$3]-[.$L$2])" office:value-type="float" office:value="0.119219358911289" calcext:value-type="float">
            <text:p>0,11922</text:p>
          </table:table-cell>
          <table:table-cell table:formula="of:=([.C51]-[.$M$2])/([.$M$3]-[.$M$2])" office:value-type="float" office:value="0.446245001024203" calcext:value-type="float">
            <text:p>0,44625</text:p>
          </table:table-cell>
          <table:table-cell table:number-columns-repeated="6"/>
        </table:table-row>
        <table:table-row table:style-name="ro1">
          <table:table-cell office:value-type="float" office:value="8339.84645517" calcext:value-type="float">
            <text:p>8339,8465</text:p>
          </table:table-cell>
          <table:table-cell office:value-type="float" office:value="-0.548886773062074" calcext:value-type="float">
            <text:p>-0,5489</text:p>
          </table:table-cell>
          <table:table-cell office:value-type="float" office:value="-0.165612745086756" calcext:value-type="float">
            <text:p>-0,1656</text:p>
          </table:table-cell>
          <table:table-cell office:value-type="float" office:value="-42.8732861155916" calcext:value-type="float">
            <text:p>-42,9</text:p>
          </table:table-cell>
          <table:table-cell office:value-type="float" office:value="1" calcext:value-type="float">
            <text:p>1,0</text:p>
          </table:table-cell>
          <table:table-cell table:formula="of:=([.A52]-[.$K$2])/([.$K$3]-[.$K$2])" office:value-type="float" office:value="0.41122389653225" calcext:value-type="float">
            <text:p>0,41122</text:p>
          </table:table-cell>
          <table:table-cell table:formula="of:=([.B52]-[.$L$2])/([.$L$3]-[.$L$2])" office:value-type="float" office:value="0.0968118757732561" calcext:value-type="float">
            <text:p>0,09681</text:p>
          </table:table-cell>
          <table:table-cell table:formula="of:=([.C52]-[.$M$2])/([.$M$3]-[.$M$2])" office:value-type="float" office:value="0.395160580664755" calcext:value-type="float">
            <text:p>0,39516</text:p>
          </table:table-cell>
          <table:table-cell table:number-columns-repeated="6"/>
        </table:table-row>
        <table:table-row table:style-name="ro1">
          <table:table-cell office:value-type="float" office:value="8240.16286874" calcext:value-type="float">
            <text:p>8240,1629</text:p>
          </table:table-cell>
          <table:table-cell office:value-type="float" office:value="-0.58329803988528" calcext:value-type="float">
            <text:p>-0,5833</text:p>
          </table:table-cell>
          <table:table-cell office:value-type="float" office:value="-0.199233539509875" calcext:value-type="float">
            <text:p>-0,1992</text:p>
          </table:table-cell>
          <table:table-cell office:value-type="float" office:value="-45.0523533295086" calcext:value-type="float">
            <text:p>-45,1</text:p>
          </table:table-cell>
          <table:table-cell office:value-type="float" office:value="1" calcext:value-type="float">
            <text:p>1,0</text:p>
          </table:table-cell>
          <table:table-cell table:formula="of:=([.A53]-[.$K$2])/([.$K$3]-[.$K$2])" office:value-type="float" office:value="0.355817436792391" calcext:value-type="float">
            <text:p>0,35582</text:p>
          </table:table-cell>
          <table:table-cell table:formula="of:=([.B53]-[.$L$2])/([.$L$3]-[.$L$2])" office:value-type="float" office:value="0.0678880034789325" calcext:value-type="float">
            <text:p>0,06789</text:p>
          </table:table-cell>
          <table:table-cell table:formula="of:=([.C53]-[.$M$2])/([.$M$3]-[.$M$2])" office:value-type="float" office:value="0.342459228295749" calcext:value-type="float">
            <text:p>0,34246</text:p>
          </table:table-cell>
          <table:table-cell table:number-columns-repeated="6"/>
        </table:table-row>
        <table:table-row table:style-name="ro1">
          <table:table-cell office:value-type="float" office:value="8136.00000285" calcext:value-type="float">
            <text:p>8136,0000</text:p>
          </table:table-cell>
          <table:table-cell office:value-type="float" office:value="-0.625991324230674" calcext:value-type="float">
            <text:p>-0,6260</text:p>
          </table:table-cell>
          <table:table-cell office:value-type="float" office:value="-0.234286629005918" calcext:value-type="float">
            <text:p>-0,2343</text:p>
          </table:table-cell>
          <table:table-cell office:value-type="float" office:value="-48.2221161628342" calcext:value-type="float">
            <text:p>-48,2</text:p>
          </table:table-cell>
          <table:table-cell office:value-type="float" office:value="1" calcext:value-type="float">
            <text:p>1,0</text:p>
          </table:table-cell>
          <table:table-cell table:formula="of:=([.A54]-[.$K$2])/([.$K$3]-[.$K$2])" office:value-type="float" office:value="0.297921289171585" calcext:value-type="float">
            <text:p>0,29792</text:p>
          </table:table-cell>
          <table:table-cell table:formula="of:=([.B54]-[.$L$2])/([.$L$3]-[.$L$2])" office:value-type="float" office:value="0.03200280603544" calcext:value-type="float">
            <text:p>0,03200</text:p>
          </table:table-cell>
          <table:table-cell table:formula="of:=([.C54]-[.$M$2])/([.$M$3]-[.$M$2])" office:value-type="float" office:value="0.287512721145906" calcext:value-type="float">
            <text:p>0,28751</text:p>
          </table:table-cell>
          <table:table-cell table:number-columns-repeated="6"/>
        </table:table-row>
        <table:table-row table:style-name="ro1">
          <table:table-cell office:value-type="float" office:value="8095.11079791" calcext:value-type="float">
            <text:p>8095,1108</text:p>
          </table:table-cell>
          <table:table-cell office:value-type="float" office:value="-0.664065655577827" calcext:value-type="float">
            <text:p>-0,6641</text:p>
          </table:table-cell>
          <table:table-cell office:value-type="float" office:value="-0.269233056205959" calcext:value-type="float">
            <text:p>-0,2692</text:p>
          </table:table-cell>
          <table:table-cell office:value-type="float" office:value="-45.3736078479467" calcext:value-type="float">
            <text:p>-45,4</text:p>
          </table:table-cell>
          <table:table-cell office:value-type="float" office:value="1" calcext:value-type="float">
            <text:p>1,0</text:p>
          </table:table-cell>
          <table:table-cell table:formula="of:=([.A55]-[.$K$2])/([.$K$3]-[.$K$2])" office:value-type="float" office:value="0.275194116439956" calcext:value-type="float">
            <text:p>0,27519</text:p>
          </table:table-cell>
          <table:table-cell table:formula="of:=([.B55]-[.$L$2])/([.$L$3]-[.$L$2])" office:value-type="float" office:value="0" calcext:value-type="float">
            <text:p>0,00000</text:p>
          </table:table-cell>
          <table:table-cell table:formula="of:=([.C55]-[.$M$2])/([.$M$3]-[.$M$2])" office:value-type="float" office:value="0.232733409546989" calcext:value-type="float">
            <text:p>0,23273</text:p>
          </table:table-cell>
          <table:table-cell table:number-columns-repeated="6"/>
        </table:table-row>
        <table:table-row table:style-name="ro1">
          <table:table-cell office:value-type="float" office:value="8440.01465798" calcext:value-type="float">
            <text:p>8440,0147</text:p>
          </table:table-cell>
          <table:table-cell office:value-type="float" office:value="-0.62179760134858" calcext:value-type="float">
            <text:p>-0,6218</text:p>
          </table:table-cell>
          <table:table-cell office:value-type="float" office:value="-0.292720678026817" calcext:value-type="float">
            <text:p>-0,2927</text:p>
          </table:table-cell>
          <table:table-cell office:value-type="float" office:value="-3.36111088650483" calcext:value-type="float">
            <text:p>-3,4</text:p>
          </table:table-cell>
          <table:table-cell office:value-type="float" office:value="1" calcext:value-type="float">
            <text:p>1,0</text:p>
          </table:table-cell>
          <table:table-cell table:formula="of:=([.A56]-[.$K$2])/([.$K$3]-[.$K$2])" office:value-type="float" office:value="0.466899717346578" calcext:value-type="float">
            <text:p>0,46690</text:p>
          </table:table-cell>
          <table:table-cell table:formula="of:=([.B56]-[.$L$2])/([.$L$3]-[.$L$2])" office:value-type="float" office:value="0.0355277766708623" calcext:value-type="float">
            <text:p>0,03553</text:p>
          </table:table-cell>
          <table:table-cell table:formula="of:=([.C56]-[.$M$2])/([.$M$3]-[.$M$2])" office:value-type="float" office:value="0.195916033422176" calcext:value-type="float">
            <text:p>0,19592</text:p>
          </table:table-cell>
          <table:table-cell table:number-columns-repeated="6"/>
        </table:table-row>
        <table:table-row table:style-name="ro1">
          <table:table-cell office:value-type="float" office:value="8201" calcext:value-type="float">
            <text:p>8201,0000</text:p>
          </table:table-cell>
          <table:table-cell office:value-type="float" office:value="-0.585661646258628" calcext:value-type="float">
            <text:p>-0,5857</text:p>
          </table:table-cell>
          <table:table-cell office:value-type="float" office:value="-0.313327326068561" calcext:value-type="float">
            <text:p>-0,3133</text:p>
          </table:table-cell>
          <table:table-cell office:value-type="float" office:value="0.478797852781611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57]-[.$K$2])/([.$K$3]-[.$K$2])" office:value-type="float" office:value="0.334049801940449" calcext:value-type="float">
            <text:p>0,33405</text:p>
          </table:table-cell>
          <table:table-cell table:formula="of:=([.B57]-[.$L$2])/([.$L$3]-[.$L$2])" office:value-type="float" office:value="0.065901309724006" calcext:value-type="float">
            <text:p>0,06590</text:p>
          </table:table-cell>
          <table:table-cell table:formula="of:=([.C57]-[.$M$2])/([.$M$3]-[.$M$2])" office:value-type="float" office:value="0.163614648573123" calcext:value-type="float">
            <text:p>0,16361</text:p>
          </table:table-cell>
          <table:table-cell table:number-columns-repeated="6"/>
        </table:table-row>
        <table:table-row table:style-name="ro1">
          <table:table-cell office:value-type="float" office:value="8220.54540126" calcext:value-type="float">
            <text:p>8220,5454</text:p>
          </table:table-cell>
          <table:table-cell office:value-type="float" office:value="-0.545251825630235" calcext:value-type="float">
            <text:p>-0,5453</text:p>
          </table:table-cell>
          <table:table-cell office:value-type="float" office:value="-0.329875111659462" calcext:value-type="float">
            <text:p>-0,3299</text:p>
          </table:table-cell>
          <table:table-cell office:value-type="float" office:value="8.22684974846311" calcext:value-type="float">
            <text:p>8,2</text:p>
          </table:table-cell>
          <table:table-cell office:value-type="float" office:value="1" calcext:value-type="float">
            <text:p>1,0</text:p>
          </table:table-cell>
          <table:table-cell table:formula="of:=([.A58]-[.$K$2])/([.$K$3]-[.$K$2])" office:value-type="float" office:value="0.344913591324392" calcext:value-type="float">
            <text:p>0,34491</text:p>
          </table:table-cell>
          <table:table-cell table:formula="of:=([.B58]-[.$L$2])/([.$L$3]-[.$L$2])" office:value-type="float" office:value="0.0998671761158811" calcext:value-type="float">
            <text:p>0,09987</text:p>
          </table:table-cell>
          <table:table-cell table:formula="of:=([.C58]-[.$M$2])/([.$M$3]-[.$M$2])" office:value-type="float" office:value="0.137675622017785" calcext:value-type="float">
            <text:p>0,13768</text:p>
          </table:table-cell>
          <table:table-cell table:number-columns-repeated="6"/>
        </table:table-row>
        <table:table-row table:style-name="ro1">
          <table:table-cell office:value-type="float" office:value="8108.90956338" calcext:value-type="float">
            <text:p>8108,9096</text:p>
          </table:table-cell>
          <table:table-cell office:value-type="float" office:value="-0.521574097003979" calcext:value-type="float">
            <text:p>-0,5216</text:p>
          </table:table-cell>
          <table:table-cell office:value-type="float" office:value="-0.345267378356813" calcext:value-type="float">
            <text:p>-0,3453</text:p>
          </table:table-cell>
          <table:table-cell office:value-type="float" office:value="4.95972975083078" calcext:value-type="float">
            <text:p>5,0</text:p>
          </table:table-cell>
          <table:table-cell office:value-type="float" office:value="1" calcext:value-type="float">
            <text:p>1,0</text:p>
          </table:table-cell>
          <table:table-cell table:formula="of:=([.A59]-[.$K$2])/([.$K$3]-[.$K$2])" office:value-type="float" office:value="0.282863791768202" calcext:value-type="float">
            <text:p>0,28286</text:p>
          </table:table-cell>
          <table:table-cell table:formula="of:=([.B59]-[.$L$2])/([.$L$3]-[.$L$2])" office:value-type="float" office:value="0.119769134463536" calcext:value-type="float">
            <text:p>0,11977</text:p>
          </table:table-cell>
          <table:table-cell table:formula="of:=([.C59]-[.$M$2])/([.$M$3]-[.$M$2])" office:value-type="float" office:value="0.113547897349357" calcext:value-type="float">
            <text:p>0,11355</text:p>
          </table:table-cell>
          <table:table-cell table:number-columns-repeated="6"/>
        </table:table-row>
        <table:table-row table:style-name="ro1">
          <table:table-cell office:value-type="float" office:value="8072.69878096" calcext:value-type="float">
            <text:p>8072,6988</text:p>
          </table:table-cell>
          <table:table-cell office:value-type="float" office:value="-0.507579712744664" calcext:value-type="float">
            <text:p>-0,5076</text:p>
          </table:table-cell>
          <table:table-cell office:value-type="float" office:value="-0.359413106368612" calcext:value-type="float">
            <text:p>-0,3594</text:p>
          </table:table-cell>
          <table:table-cell office:value-type="float" office:value="3.28714894637451" calcext:value-type="float">
            <text:p>3,3</text:p>
          </table:table-cell>
          <table:table-cell office:value-type="float" office:value="1" calcext:value-type="float">
            <text:p>1,0</text:p>
          </table:table-cell>
          <table:table-cell table:formula="of:=([.A60]-[.$K$2])/([.$K$3]-[.$K$2])" office:value-type="float" office:value="0.26273699526985" calcext:value-type="float">
            <text:p>0,26274</text:p>
          </table:table-cell>
          <table:table-cell table:formula="of:=([.B60]-[.$L$2])/([.$L$3]-[.$L$2])" office:value-type="float" office:value="0.131531903478514" calcext:value-type="float">
            <text:p>0,13153</text:p>
          </table:table-cell>
          <table:table-cell table:formula="of:=([.C60]-[.$M$2])/([.$M$3]-[.$M$2])" office:value-type="float" office:value="0.0913741501414899" calcext:value-type="float">
            <text:p>0,09137</text:p>
          </table:table-cell>
          <table:table-cell table:number-columns-repeated="6"/>
        </table:table-row>
        <table:table-row table:style-name="ro1">
          <table:table-cell office:value-type="float" office:value="8120.02872349" calcext:value-type="float">
            <text:p>8120,0287</text:p>
          </table:table-cell>
          <table:table-cell office:value-type="float" office:value="-0.483398835292971" calcext:value-type="float">
            <text:p>-0,4834</text:p>
          </table:table-cell>
          <table:table-cell office:value-type="float" office:value="-0.370016819650664" calcext:value-type="float">
            <text:p>-0,3700</text:p>
          </table:table-cell>
          <table:table-cell office:value-type="float" office:value="10.3806313358257" calcext:value-type="float">
            <text:p>10,4</text:p>
          </table:table-cell>
          <table:table-cell office:value-type="float" office:value="1" calcext:value-type="float">
            <text:p>1,0</text:p>
          </table:table-cell>
          <table:table-cell table:formula="of:=([.A61]-[.$K$2])/([.$K$3]-[.$K$2])" office:value-type="float" office:value="0.289044080008617" calcext:value-type="float">
            <text:p>0,28904</text:p>
          </table:table-cell>
          <table:table-cell table:formula="of:=([.B61]-[.$L$2])/([.$L$3]-[.$L$2])" office:value-type="float" office:value="0.151856775996889" calcext:value-type="float">
            <text:p>0,15186</text:p>
          </table:table-cell>
          <table:table-cell table:formula="of:=([.C61]-[.$M$2])/([.$M$3]-[.$M$2])" office:value-type="float" office:value="0.0747525907855619" calcext:value-type="float">
            <text:p>0,07475</text:p>
          </table:table-cell>
          <table:table-cell table:number-columns-repeated="6"/>
        </table:table-row>
        <table:table-row table:style-name="ro1">
          <table:table-cell office:value-type="float" office:value="8294.99101929" calcext:value-type="float">
            <text:p>8294,9910</text:p>
          </table:table-cell>
          <table:table-cell office:value-type="float" office:value="-0.418399717839749" calcext:value-type="float">
            <text:p>-0,4184</text:p>
          </table:table-cell>
          <table:table-cell office:value-type="float" office:value="-0.37221806143851" calcext:value-type="float">
            <text:p>-0,3722</text:p>
          </table:table-cell>
          <table:table-cell office:value-type="float" office:value="33.1899120514218" calcext:value-type="float">
            <text:p>33,2</text:p>
          </table:table-cell>
          <table:table-cell office:value-type="float" office:value="1" calcext:value-type="float">
            <text:p>1,0</text:p>
          </table:table-cell>
          <table:table-cell table:formula="of:=([.A62]-[.$K$2])/([.$K$3]-[.$K$2])" office:value-type="float" office:value="0.38629220023996" calcext:value-type="float">
            <text:p>0,38629</text:p>
          </table:table-cell>
          <table:table-cell table:formula="of:=([.B62]-[.$L$2])/([.$L$3]-[.$L$2])" office:value-type="float" office:value="0.206490805662805" calcext:value-type="float">
            <text:p>0,20649</text:p>
          </table:table-cell>
          <table:table-cell table:formula="of:=([.C62]-[.$M$2])/([.$M$3]-[.$M$2])" office:value-type="float" office:value="0.071302094713081" calcext:value-type="float">
            <text:p>0,07130</text:p>
          </table:table-cell>
          <table:table-cell table:number-columns-repeated="6"/>
        </table:table-row>
        <table:table-row table:style-name="ro1">
          <table:table-cell office:value-type="float" office:value="8211.4256703" calcext:value-type="float">
            <text:p>8211,4257</text:p>
          </table:table-cell>
          <table:table-cell office:value-type="float" office:value="-0.355182675538838" calcext:value-type="float">
            <text:p>-0,3552</text:p>
          </table:table-cell>
          <table:table-cell office:value-type="float" office:value="-0.370230115441047" calcext:value-type="float">
            <text:p>-0,3702</text:p>
          </table:table-cell>
          <table:table-cell office:value-type="float" office:value="37.6159978333636" calcext:value-type="float">
            <text:p>37,6</text:p>
          </table:table-cell>
          <table:table-cell office:value-type="float" office:value="1" calcext:value-type="float">
            <text:p>1,0</text:p>
          </table:table-cell>
          <table:table-cell table:formula="of:=([.A63]-[.$K$2])/([.$K$3]-[.$K$2])" office:value-type="float" office:value="0.339844632387723" calcext:value-type="float">
            <text:p>0,33984</text:p>
          </table:table-cell>
          <table:table-cell table:formula="of:=([.B63]-[.$L$2])/([.$L$3]-[.$L$2])" office:value-type="float" office:value="0.259626938887152" calcext:value-type="float">
            <text:p>0,25963</text:p>
          </table:table-cell>
          <table:table-cell table:formula="of:=([.C63]-[.$M$2])/([.$M$3]-[.$M$2])" office:value-type="float" office:value="0.0744182448309018" calcext:value-type="float">
            <text:p>0,07442</text:p>
          </table:table-cell>
          <table:table-cell table:number-columns-repeated="6"/>
        </table:table-row>
        <table:table-row table:style-name="ro1">
          <table:table-cell office:value-type="float" office:value="8089.66686369" calcext:value-type="float">
            <text:p>8089,6669</text:p>
          </table:table-cell>
          <table:table-cell office:value-type="float" office:value="-0.319955541061525" calcext:value-type="float">
            <text:p>-0,3200</text:p>
          </table:table-cell>
          <table:table-cell office:value-type="float" office:value="-0.368086988039995" calcext:value-type="float">
            <text:p>-0,3681</text:p>
          </table:table-cell>
          <table:table-cell office:value-type="float" office:value="28.2394712607951" calcext:value-type="float">
            <text:p>28,2</text:p>
          </table:table-cell>
          <table:table-cell office:value-type="float" office:value="1" calcext:value-type="float">
            <text:p>1,0</text:p>
          </table:table-cell>
          <table:table-cell table:formula="of:=([.A64]-[.$K$2])/([.$K$3]-[.$K$2])" office:value-type="float" office:value="0.272168250969128" calcext:value-type="float">
            <text:p>0,27217</text:p>
          </table:table-cell>
          <table:table-cell table:formula="of:=([.B64]-[.$L$2])/([.$L$3]-[.$L$2])" office:value-type="float" office:value="0.289236576455905" calcext:value-type="float">
            <text:p>0,28924</text:p>
          </table:table-cell>
          <table:table-cell table:formula="of:=([.C64]-[.$M$2])/([.$M$3]-[.$M$2])" office:value-type="float" office:value="0.0777776452933981" calcext:value-type="float">
            <text:p>0,07778</text:p>
          </table:table-cell>
          <table:table-cell table:number-columns-repeated="6"/>
        </table:table-row>
        <table:table-row table:style-name="ro1">
          <table:table-cell office:value-type="float" office:value="7991" calcext:value-type="float">
            <text:p>7991,0000</text:p>
          </table:table-cell>
          <table:table-cell office:value-type="float" office:value="-0.315860831070709" calcext:value-type="float">
            <text:p>-0,3159</text:p>
          </table:table-cell>
          <table:table-cell office:value-type="float" office:value="-0.367841475101556" calcext:value-type="float">
            <text:p>-0,3678</text:p>
          </table:table-cell>
          <table:table-cell office:value-type="float" office:value="14.5589686966912" calcext:value-type="float">
            <text:p>14,6</text:p>
          </table:table-cell>
          <table:table-cell office:value-type="float" office:value="1" calcext:value-type="float">
            <text:p>1,0</text:p>
          </table:table-cell>
          <table:table-cell table:formula="of:=([.A65]-[.$K$2])/([.$K$3]-[.$K$2])" office:value-type="float" office:value="0.2173269094155" calcext:value-type="float">
            <text:p>0,21733</text:p>
          </table:table-cell>
          <table:table-cell table:formula="of:=([.B65]-[.$L$2])/([.$L$3]-[.$L$2])" office:value-type="float" office:value="0.292678323296123" calcext:value-type="float">
            <text:p>0,29268</text:p>
          </table:table-cell>
          <table:table-cell table:formula="of:=([.C65]-[.$M$2])/([.$M$3]-[.$M$2])" office:value-type="float" office:value="0.0781624923531378" calcext:value-type="float">
            <text:p>0,07816</text:p>
          </table:table-cell>
          <table:table-cell table:number-columns-repeated="6"/>
        </table:table-row>
        <table:table-row table:style-name="ro1">
          <table:table-cell office:value-type="float" office:value="7801.55180681" calcext:value-type="float">
            <text:p>7801,5518</text:p>
          </table:table-cell>
          <table:table-cell office:value-type="float" office:value="-0.356849807850353" calcext:value-type="float">
            <text:p>-0,3568</text:p>
          </table:table-cell>
          <table:table-cell office:value-type="float" office:value="-0.373283694175345" calcext:value-type="float">
            <text:p>-0,3733</text:p>
          </table:table-cell>
          <table:table-cell office:value-type="float" office:value="-8.6071366797938" calcext:value-type="float">
            <text:p>-8,6</text:p>
          </table:table-cell>
          <table:table-cell office:value-type="float" office:value="1" calcext:value-type="float">
            <text:p>1,0</text:p>
          </table:table-cell>
          <table:table-cell table:formula="of:=([.A66]-[.$K$2])/([.$K$3]-[.$K$2])" office:value-type="float" office:value="0.112027189926157" calcext:value-type="float">
            <text:p>0,11203</text:p>
          </table:table-cell>
          <table:table-cell table:formula="of:=([.B66]-[.$L$2])/([.$L$3]-[.$L$2])" office:value-type="float" office:value="0.258225655920043" calcext:value-type="float">
            <text:p>0,25823</text:p>
          </table:table-cell>
          <table:table-cell table:formula="of:=([.C66]-[.$M$2])/([.$M$3]-[.$M$2])" office:value-type="float" office:value="0.0696316914009777" calcext:value-type="float">
            <text:p>0,06963</text:p>
          </table:table-cell>
          <table:table-cell table:number-columns-repeated="6"/>
        </table:table-row>
        <table:table-row table:style-name="ro1">
          <table:table-cell office:value-type="float" office:value="7850" calcext:value-type="float">
            <text:p>7850,0000</text:p>
          </table:table-cell>
          <table:table-cell office:value-type="float" office:value="-0.396280520481551" calcext:value-type="float">
            <text:p>-0,3963</text:p>
          </table:table-cell>
          <table:table-cell office:value-type="float" office:value="-0.380068934940114" calcext:value-type="float">
            <text:p>-0,3801</text:p>
          </table:table-cell>
          <table:table-cell office:value-type="float" office:value="-12.2053216923236" calcext:value-type="float">
            <text:p>-12,2</text:p>
          </table:table-cell>
          <table:table-cell office:value-type="float" office:value="1" calcext:value-type="float">
            <text:p>1,0</text:p>
          </table:table-cell>
          <table:table-cell table:formula="of:=([.A67]-[.$K$2])/([.$K$3]-[.$K$2])" office:value-type="float" office:value="0.138955824434463" calcext:value-type="float">
            <text:p>0,13896</text:p>
          </table:table-cell>
          <table:table-cell table:formula="of:=([.B67]-[.$L$2])/([.$L$3]-[.$L$2])" office:value-type="float" office:value="0.225082764015527" calcext:value-type="float">
            <text:p>0,22508</text:p>
          </table:table-cell>
          <table:table-cell table:formula="of:=([.C67]-[.$M$2])/([.$M$3]-[.$M$2])" office:value-type="float" office:value="0.0589956737045395" calcext:value-type="float">
            <text:p>0,05900</text:p>
          </table:table-cell>
          <table:table-cell table:number-columns-repeated="6"/>
        </table:table-row>
        <table:table-row table:style-name="ro1">
          <table:table-cell office:value-type="float" office:value="7705.96697916" calcext:value-type="float">
            <text:p>7705,9670</text:p>
          </table:table-cell>
          <table:table-cell office:value-type="float" office:value="-0.45071005040188" calcext:value-type="float">
            <text:p>-0,4507</text:p>
          </table:table-cell>
          <table:table-cell office:value-type="float" office:value="-0.390610031372528" calcext:value-type="float">
            <text:p>-0,3906</text:p>
          </table:table-cell>
          <table:table-cell office:value-type="float" office:value="-23.16390806257" calcext:value-type="float">
            <text:p>-23,2</text:p>
          </table:table-cell>
          <table:table-cell office:value-type="float" office:value="1" calcext:value-type="float">
            <text:p>1,0</text:p>
          </table:table-cell>
          <table:table-cell table:formula="of:=([.A68]-[.$K$2])/([.$K$3]-[.$K$2])" office:value-type="float" office:value="0.0588989158080295" calcext:value-type="float">
            <text:p>0,05890</text:p>
          </table:table-cell>
          <table:table-cell table:formula="of:=([.B68]-[.$L$2])/([.$L$3]-[.$L$2])" office:value-type="float" office:value="0.179332842033753" calcext:value-type="float">
            <text:p>0,17933</text:p>
          </table:table-cell>
          <table:table-cell table:formula="of:=([.C68]-[.$M$2])/([.$M$3]-[.$M$2])" office:value-type="float" office:value="0.0424722676704945" calcext:value-type="float">
            <text:p>0,04247</text:p>
          </table:table-cell>
          <table:table-cell table:number-columns-repeated="6"/>
        </table:table-row>
        <table:table-row table:style-name="ro1">
          <table:table-cell office:value-type="float" office:value="7600" calcext:value-type="float">
            <text:p>7600,0000</text:p>
          </table:table-cell>
          <table:table-cell office:value-type="float" office:value="-0.517069452888785" calcext:value-type="float">
            <text:p>-0,5171</text:p>
          </table:table-cell>
          <table:table-cell office:value-type="float" office:value="-0.405265781659069" calcext:value-type="float">
            <text:p>-0,4053</text:p>
          </table:table-cell>
          <table:table-cell office:value-type="float" office:value="-33.1833165124888" calcext:value-type="float">
            <text:p>-33,2</text:p>
          </table:table-cell>
          <table:table-cell office:value-type="float" office:value="1" calcext:value-type="float">
            <text:p>1,0</text:p>
          </table:table-cell>
          <table:table-cell table:formula="of:=([.A69]-[.$K$2])/([.$K$3]-[.$K$2])" office:value-type="float" office:value="0" calcext:value-type="float">
            <text:p>0,00000</text:p>
          </table:table-cell>
          <table:table-cell table:formula="of:=([.B69]-[.$L$2])/([.$L$3]-[.$L$2])" office:value-type="float" office:value="0.123555445260771" calcext:value-type="float">
            <text:p>0,12356</text:p>
          </table:table-cell>
          <table:table-cell table:formula="of:=([.C69]-[.$M$2])/([.$M$3]-[.$M$2])" office:value-type="float" office:value="0.0194990490617144" calcext:value-type="float">
            <text:p>0,0195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 office:value-type="float" office:value="1" calcext:value-type="float">
            <text:p>1,0</text:p>
          </table:table-cell>
          <table:table-cell table:formula="of:=([.A70]-[.$K$2])/([.$K$3]-[.$K$2])" office:value-type="float" office:value="0.0671278917812876" calcext:value-type="float">
            <text:p>0,06713</text:p>
          </table:table-cell>
          <table:table-cell table:formula="of:=([.B70]-[.$L$2])/([.$L$3]-[.$L$2])" office:value-type="float" office:value="0.097965813747927" calcext:value-type="float">
            <text:p>0,09797</text:p>
          </table:table-cell>
          <table:table-cell table:formula="of:=([.C70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1]-[.$K$2])/([.$K$3]-[.$K$2])" office:value-type="float" office:value="0.0671278917812876" calcext:value-type="float">
            <text:p>0,06713</text:p>
          </table:table-cell>
          <table:table-cell table:formula="of:=([.B71]-[.$L$2])/([.$L$3]-[.$L$2])" office:value-type="float" office:value="0.097965813747927" calcext:value-type="float">
            <text:p>0,09797</text:p>
          </table:table-cell>
          <table:table-cell table:formula="of:=([.C71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2]-[.$K$2])/([.$K$3]-[.$K$2])" office:value-type="float" office:value="0.0671278917812876" calcext:value-type="float">
            <text:p>0,06713</text:p>
          </table:table-cell>
          <table:table-cell table:formula="of:=([.B72]-[.$L$2])/([.$L$3]-[.$L$2])" office:value-type="float" office:value="0.097965813747927" calcext:value-type="float">
            <text:p>0,09797</text:p>
          </table:table-cell>
          <table:table-cell table:formula="of:=([.C72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3]-[.$K$2])/([.$K$3]-[.$K$2])" office:value-type="float" office:value="0.0671278917812876" calcext:value-type="float">
            <text:p>0,06713</text:p>
          </table:table-cell>
          <table:table-cell table:formula="of:=([.B73]-[.$L$2])/([.$L$3]-[.$L$2])" office:value-type="float" office:value="0.097965813747927" calcext:value-type="float">
            <text:p>0,09797</text:p>
          </table:table-cell>
          <table:table-cell table:formula="of:=([.C73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4]-[.$K$2])/([.$K$3]-[.$K$2])" office:value-type="float" office:value="0.0671278917812876" calcext:value-type="float">
            <text:p>0,06713</text:p>
          </table:table-cell>
          <table:table-cell table:formula="of:=([.B74]-[.$L$2])/([.$L$3]-[.$L$2])" office:value-type="float" office:value="0.097965813747927" calcext:value-type="float">
            <text:p>0,09797</text:p>
          </table:table-cell>
          <table:table-cell table:formula="of:=([.C74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5]-[.$K$2])/([.$K$3]-[.$K$2])" office:value-type="float" office:value="0.0671278917812876" calcext:value-type="float">
            <text:p>0,06713</text:p>
          </table:table-cell>
          <table:table-cell table:formula="of:=([.B75]-[.$L$2])/([.$L$3]-[.$L$2])" office:value-type="float" office:value="0.097965813747927" calcext:value-type="float">
            <text:p>0,09797</text:p>
          </table:table-cell>
          <table:table-cell table:formula="of:=([.C75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6]-[.$K$2])/([.$K$3]-[.$K$2])" office:value-type="float" office:value="0.0671278917812876" calcext:value-type="float">
            <text:p>0,06713</text:p>
          </table:table-cell>
          <table:table-cell table:formula="of:=([.B76]-[.$L$2])/([.$L$3]-[.$L$2])" office:value-type="float" office:value="0.097965813747927" calcext:value-type="float">
            <text:p>0,09797</text:p>
          </table:table-cell>
          <table:table-cell table:formula="of:=([.C76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7]-[.$K$2])/([.$K$3]-[.$K$2])" office:value-type="float" office:value="0.0671278917812876" calcext:value-type="float">
            <text:p>0,06713</text:p>
          </table:table-cell>
          <table:table-cell table:formula="of:=([.B77]-[.$L$2])/([.$L$3]-[.$L$2])" office:value-type="float" office:value="0.097965813747927" calcext:value-type="float">
            <text:p>0,09797</text:p>
          </table:table-cell>
          <table:table-cell table:formula="of:=([.C77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0.547513911671325" calcext:value-type="float">
            <text:p>-0,5475</text:p>
          </table:table-cell>
          <table:table-cell office:value-type="float" office:value="-0.417705187679621" calcext:value-type="float">
            <text:p>-0,4177</text:p>
          </table:table-cell>
          <table:table-cell office:value-type="float" office:value="-20.3622827169273" calcext:value-type="float">
            <text:p>-20,4</text:p>
          </table:table-cell>
          <table:table-cell/>
          <table:table-cell table:formula="of:=([.A78]-[.$K$2])/([.$K$3]-[.$K$2])" office:value-type="float" office:value="0.0671278917812876" calcext:value-type="float">
            <text:p>0,06713</text:p>
          </table:table-cell>
          <table:table-cell table:formula="of:=([.B78]-[.$L$2])/([.$L$3]-[.$L$2])" office:value-type="float" office:value="0.097965813747927" calcext:value-type="float">
            <text:p>0,09797</text:p>
          </table:table-cell>
          <table:table-cell table:formula="of:=([.C78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5" table:default-cell-style-name="Default"/>
        <table:table-column table:style-name="co3" table:number-columns-repeated="2" table:default-cell-style-name="ce2"/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9085.56138955</text:p>
          </table:table-cell>
          <table:table-cell table:style-name="ce5" office:value-type="string" calcext:value-type="string">
            <text:p>-0.04692190085673396</text:p>
          </table:table-cell>
          <table:table-cell table:style-name="ce5" office:value-type="string" calcext:value-type="string">
            <text:p>-0.3310544643165631</text:p>
          </table:table-cell>
          <table:table-cell table:style-name="ce6" office:value-type="string" calcext:value-type="string">
            <text:p>114.32552910446772</text:p>
          </table:table-cell>
          <table:table-cell table:number-columns-repeated="3"/>
          <table:table-cell table:style-name="ce7" table:formula="of:=SUBSTITUTE([.A2];&quot;.&quot;;&quot;,&quot;)/1" office:value-type="float" office:value="9085.56138955" calcext:value-type="float">
            <text:p>9.085,56</text:p>
          </table:table-cell>
          <table:table-cell table:style-name="ce7" table:formula="of:=SUBSTITUTE([.B2];&quot;.&quot;;&quot;,&quot;)/1" office:value-type="float" office:value="-0.046921900856734" calcext:value-type="float">
            <text:p>-0,05</text:p>
          </table:table-cell>
          <table:table-cell table:style-name="ce7" table:formula="of:=SUBSTITUTE([.C2];&quot;.&quot;;&quot;,&quot;)/1" office:value-type="float" office:value="-0.331054464316563" calcext:value-type="float">
            <text:p>-0,33</text:p>
          </table:table-cell>
          <table:table-cell table:style-name="ce7" table:formula="of:=SUBSTITUTE([.D2];&quot;.&quot;;&quot;,&quot;)/1" office:value-type="float" office:value="114.325529104468" calcext:value-type="float">
            <text:p>114,33</text:p>
          </table:table-cell>
          <table:table-cell table:style-name="ce7" table:formula="of:=SUBSTITUTE([.E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55.20111578</text:p>
          </table:table-cell>
          <table:table-cell table:style-name="ce5" office:value-type="string" calcext:value-type="string">
            <text:p>0.035587411312160644</text:p>
          </table:table-cell>
          <table:table-cell table:style-name="ce5" office:value-type="string" calcext:value-type="string">
            <text:p>-0.30628842913220045</text:p>
          </table:table-cell>
          <table:table-cell table:style-name="ce6" office:value-type="string" calcext:value-type="string">
            <text:p>81.41267474277976</text:p>
          </table:table-cell>
          <table:table-cell table:number-columns-repeated="3"/>
          <table:table-cell table:style-name="ce7" table:formula="of:=SUBSTITUTE([.A3];&quot;.&quot;;&quot;,&quot;)/1" office:value-type="float" office:value="8755.20111578" calcext:value-type="float">
            <text:p>8.755,20</text:p>
          </table:table-cell>
          <table:table-cell table:style-name="ce7" table:formula="of:=SUBSTITUTE([.B3];&quot;.&quot;;&quot;,&quot;)/1" office:value-type="float" office:value="0.0355874113121606" calcext:value-type="float">
            <text:p>0,04</text:p>
          </table:table-cell>
          <table:table-cell table:style-name="ce7" table:formula="of:=SUBSTITUTE([.C3];&quot;.&quot;;&quot;,&quot;)/1" office:value-type="float" office:value="-0.3062884291322" calcext:value-type="float">
            <text:p>-0,31</text:p>
          </table:table-cell>
          <table:table-cell table:style-name="ce7" table:formula="of:=SUBSTITUTE([.D3];&quot;.&quot;;&quot;,&quot;)/1" office:value-type="float" office:value="81.4126747427798" calcext:value-type="float">
            <text:p>81,41</text:p>
          </table:table-cell>
          <table:table-cell table:style-name="ce7" table:formula="of:=SUBSTITUTE([.E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6.01</text:p>
          </table:table-cell>
          <table:table-cell table:style-name="ce5" office:value-type="string" calcext:value-type="string">
            <text:p>0.038569625518150165</text:p>
          </table:table-cell>
          <table:table-cell table:style-name="ce5" office:value-type="string" calcext:value-type="string">
            <text:p>-0.2880484925507956</text:p>
          </table:table-cell>
          <table:table-cell table:style-name="ce6" office:value-type="string" calcext:value-type="string">
            <text:p>42.52760738546044</text:p>
          </table:table-cell>
          <table:table-cell table:number-columns-repeated="3"/>
          <table:table-cell table:style-name="ce7" table:formula="of:=SUBSTITUTE([.A4];&quot;.&quot;;&quot;,&quot;)/1" office:value-type="float" office:value="8586.01" calcext:value-type="float">
            <text:p>8.586,01</text:p>
          </table:table-cell>
          <table:table-cell table:style-name="ce7" table:formula="of:=SUBSTITUTE([.B4];&quot;.&quot;;&quot;,&quot;)/1" office:value-type="float" office:value="0.0385696255181502" calcext:value-type="float">
            <text:p>0,04</text:p>
          </table:table-cell>
          <table:table-cell table:style-name="ce7" table:formula="of:=SUBSTITUTE([.C4];&quot;.&quot;;&quot;,&quot;)/1" office:value-type="float" office:value="-0.288048492550796" calcext:value-type="float">
            <text:p>-0,29</text:p>
          </table:table-cell>
          <table:table-cell table:style-name="ce7" table:formula="of:=SUBSTITUTE([.D4];&quot;.&quot;;&quot;,&quot;)/1" office:value-type="float" office:value="42.5276073854604" calcext:value-type="float">
            <text:p>42,53</text:p>
          </table:table-cell>
          <table:table-cell table:style-name="ce7" table:formula="of:=SUBSTITUTE([.E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0.00001343</text:p>
          </table:table-cell>
          <table:table-cell table:style-name="ce5" office:value-type="string" calcext:value-type="string">
            <text:p>0.020200075344546733</text:p>
          </table:table-cell>
          <table:table-cell table:style-name="ce5" office:value-type="string" calcext:value-type="string">
            <text:p>-0.2723551280581416</text:p>
          </table:table-cell>
          <table:table-cell table:style-name="ce6" office:value-type="string" calcext:value-type="string">
            <text:p>26.709267125318185</text:p>
          </table:table-cell>
          <table:table-cell table:number-columns-repeated="3"/>
          <table:table-cell table:style-name="ce7" table:formula="of:=SUBSTITUTE([.A5];&quot;.&quot;;&quot;,&quot;)/1" office:value-type="float" office:value="8660.00001343" calcext:value-type="float">
            <text:p>8.660,00</text:p>
          </table:table-cell>
          <table:table-cell table:style-name="ce7" table:formula="of:=SUBSTITUTE([.B5];&quot;.&quot;;&quot;,&quot;)/1" office:value-type="float" office:value="0.0202000753445467" calcext:value-type="float">
            <text:p>0,02</text:p>
          </table:table-cell>
          <table:table-cell table:style-name="ce7" table:formula="of:=SUBSTITUTE([.C5];&quot;.&quot;;&quot;,&quot;)/1" office:value-type="float" office:value="-0.272355128058142" calcext:value-type="float">
            <text:p>-0,27</text:p>
          </table:table-cell>
          <table:table-cell table:style-name="ce7" table:formula="of:=SUBSTITUTE([.D5];&quot;.&quot;;&quot;,&quot;)/1" office:value-type="float" office:value="26.7092671253182" calcext:value-type="float">
            <text:p>26,71</text:p>
          </table:table-cell>
          <table:table-cell table:style-name="ce7" table:formula="of:=SUBSTITUTE([.E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9.99999997</text:p>
          </table:table-cell>
          <table:table-cell table:style-name="ce5" office:value-type="string" calcext:value-type="string">
            <text:p>-0.017138672936635117</text:p>
          </table:table-cell>
          <table:table-cell table:style-name="ce5" office:value-type="string" calcext:value-type="string">
            <text:p>-0.26030351924603223</text:p>
          </table:table-cell>
          <table:table-cell table:style-name="ce6" office:value-type="string" calcext:value-type="string">
            <text:p>10.797600223617778</text:p>
          </table:table-cell>
          <table:table-cell table:number-columns-repeated="3"/>
          <table:table-cell table:style-name="ce7" table:formula="of:=SUBSTITUTE([.A6];&quot;.&quot;;&quot;,&quot;)/1" office:value-type="float" office:value="8589.99999997" calcext:value-type="float">
            <text:p>8.590,00</text:p>
          </table:table-cell>
          <table:table-cell table:style-name="ce7" table:formula="of:=SUBSTITUTE([.B6];&quot;.&quot;;&quot;,&quot;)/1" office:value-type="float" office:value="-0.0171386729366351" calcext:value-type="float">
            <text:p>-0,02</text:p>
          </table:table-cell>
          <table:table-cell table:style-name="ce7" table:formula="of:=SUBSTITUTE([.C6];&quot;.&quot;;&quot;,&quot;)/1" office:value-type="float" office:value="-0.260303519246032" calcext:value-type="float">
            <text:p>-0,26</text:p>
          </table:table-cell>
          <table:table-cell table:style-name="ce7" table:formula="of:=SUBSTITUTE([.D6];&quot;.&quot;;&quot;,&quot;)/1" office:value-type="float" office:value="10.7976002236178" calcext:value-type="float">
            <text:p>10,80</text:p>
          </table:table-cell>
          <table:table-cell table:style-name="ce7" table:formula="of:=SUBSTITUTE([.E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14.57116264</text:p>
          </table:table-cell>
          <table:table-cell table:style-name="ce5" office:value-type="string" calcext:value-type="string">
            <text:p>-0.052016887870184936</text:p>
          </table:table-cell>
          <table:table-cell table:style-name="ce5" office:value-type="string" calcext:value-type="string">
            <text:p>-0.24996948384079817</text:p>
          </table:table-cell>
          <table:table-cell table:style-name="ce6" office:value-type="string" calcext:value-type="string">
            <text:p>5.130190372781712</text:p>
          </table:table-cell>
          <table:table-cell table:number-columns-repeated="3"/>
          <table:table-cell table:style-name="ce7" table:formula="of:=SUBSTITUTE([.A7];&quot;.&quot;;&quot;,&quot;)/1" office:value-type="float" office:value="8614.57116264" calcext:value-type="float">
            <text:p>8.614,57</text:p>
          </table:table-cell>
          <table:table-cell table:style-name="ce7" table:formula="of:=SUBSTITUTE([.B7];&quot;.&quot;;&quot;,&quot;)/1" office:value-type="float" office:value="-0.0520168878701849" calcext:value-type="float">
            <text:p>-0,05</text:p>
          </table:table-cell>
          <table:table-cell table:style-name="ce7" table:formula="of:=SUBSTITUTE([.C7];&quot;.&quot;;&quot;,&quot;)/1" office:value-type="float" office:value="-0.249969483840798" calcext:value-type="float">
            <text:p>-0,25</text:p>
          </table:table-cell>
          <table:table-cell table:style-name="ce7" table:formula="of:=SUBSTITUTE([.D7];&quot;.&quot;;&quot;,&quot;)/1" office:value-type="float" office:value="5.13019037278171" calcext:value-type="float">
            <text:p>5,13</text:p>
          </table:table-cell>
          <table:table-cell table:style-name="ce7" table:formula="of:=SUBSTITUTE([.E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1.72082934</text:p>
          </table:table-cell>
          <table:table-cell table:style-name="ce5" office:value-type="string" calcext:value-type="string">
            <text:p>-0.040732590039373046</text:p>
          </table:table-cell>
          <table:table-cell table:style-name="ce5" office:value-type="string" calcext:value-type="string">
            <text:p>-0.23491602711275877</text:p>
          </table:table-cell>
          <table:table-cell table:style-name="ce6" office:value-type="string" calcext:value-type="string">
            <text:p>23.277436247625147</text:p>
          </table:table-cell>
          <table:table-cell table:number-columns-repeated="3"/>
          <table:table-cell table:style-name="ce7" table:formula="of:=SUBSTITUTE([.A8];&quot;.&quot;;&quot;,&quot;)/1" office:value-type="float" office:value="8831.72082934" calcext:value-type="float">
            <text:p>8.831,72</text:p>
          </table:table-cell>
          <table:table-cell table:style-name="ce7" table:formula="of:=SUBSTITUTE([.B8];&quot;.&quot;;&quot;,&quot;)/1" office:value-type="float" office:value="-0.0407325900393731" calcext:value-type="float">
            <text:p>-0,04</text:p>
          </table:table-cell>
          <table:table-cell table:style-name="ce7" table:formula="of:=SUBSTITUTE([.C8];&quot;.&quot;;&quot;,&quot;)/1" office:value-type="float" office:value="-0.234916027112759" calcext:value-type="float">
            <text:p>-0,23</text:p>
          </table:table-cell>
          <table:table-cell table:style-name="ce7" table:formula="of:=SUBSTITUTE([.D8];&quot;.&quot;;&quot;,&quot;)/1" office:value-type="float" office:value="23.2774362476251" calcext:value-type="float">
            <text:p>23,28</text:p>
          </table:table-cell>
          <table:table-cell table:style-name="ce7" table:formula="of:=SUBSTITUTE([.E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1.70669743</text:p>
          </table:table-cell>
          <table:table-cell table:style-name="ce5" office:value-type="string" calcext:value-type="string">
            <text:p>0.001457473137992368</text:p>
          </table:table-cell>
          <table:table-cell table:style-name="ce5" office:value-type="string" calcext:value-type="string">
            <text:p>-0.21507259753442415</text:p>
          </table:table-cell>
          <table:table-cell table:style-name="ce6" office:value-type="string" calcext:value-type="string">
            <text:p>38.16359855333313</text:p>
          </table:table-cell>
          <table:table-cell table:number-columns-repeated="3"/>
          <table:table-cell table:style-name="ce7" table:formula="of:=SUBSTITUTE([.A9];&quot;.&quot;;&quot;,&quot;)/1" office:value-type="float" office:value="8901.70669743" calcext:value-type="float">
            <text:p>8.901,71</text:p>
          </table:table-cell>
          <table:table-cell table:style-name="ce7" table:formula="of:=SUBSTITUTE([.B9];&quot;.&quot;;&quot;,&quot;)/1" office:value-type="float" office:value="0.00145747313799237" calcext:value-type="float">
            <text:p>0,00</text:p>
          </table:table-cell>
          <table:table-cell table:style-name="ce7" table:formula="of:=SUBSTITUTE([.C9];&quot;.&quot;;&quot;,&quot;)/1" office:value-type="float" office:value="-0.215072597534424" calcext:value-type="float">
            <text:p>-0,22</text:p>
          </table:table-cell>
          <table:table-cell table:style-name="ce7" table:formula="of:=SUBSTITUTE([.D9];&quot;.&quot;;&quot;,&quot;)/1" office:value-type="float" office:value="38.1635985533331" calcext:value-type="float">
            <text:p>38,16</text:p>
          </table:table-cell>
          <table:table-cell table:style-name="ce7" table:formula="of:=SUBSTITUTE([.E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1.21999975</text:p>
          </table:table-cell>
          <table:table-cell table:style-name="ce5" office:value-type="string" calcext:value-type="string">
            <text:p>0.02669520072234466</text:p>
          </table:table-cell>
          <table:table-cell table:style-name="ce5" office:value-type="string" calcext:value-type="string">
            <text:p>-0.19600665583442853</text:p>
          </table:table-cell>
          <table:table-cell table:style-name="ce6" office:value-type="string" calcext:value-type="string">
            <text:p>30.94980491798568</text:p>
          </table:table-cell>
          <table:table-cell table:number-columns-repeated="3"/>
          <table:table-cell table:style-name="ce7" table:formula="of:=SUBSTITUTE([.A10];&quot;.&quot;;&quot;,&quot;)/1" office:value-type="float" office:value="8771.21999975" calcext:value-type="float">
            <text:p>8.771,22</text:p>
          </table:table-cell>
          <table:table-cell table:style-name="ce7" table:formula="of:=SUBSTITUTE([.B10];&quot;.&quot;;&quot;,&quot;)/1" office:value-type="float" office:value="0.0266952007223447" calcext:value-type="float">
            <text:p>0,03</text:p>
          </table:table-cell>
          <table:table-cell table:style-name="ce7" table:formula="of:=SUBSTITUTE([.C10];&quot;.&quot;;&quot;,&quot;)/1" office:value-type="float" office:value="-0.196006655834429" calcext:value-type="float">
            <text:p>-0,20</text:p>
          </table:table-cell>
          <table:table-cell table:style-name="ce7" table:formula="of:=SUBSTITUTE([.D10];&quot;.&quot;;&quot;,&quot;)/1" office:value-type="float" office:value="30.9498049179857" calcext:value-type="float">
            <text:p>30,95</text:p>
          </table:table-cell>
          <table:table-cell table:style-name="ce7" table:formula="of:=SUBSTITUTE([.E1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30.80723845</text:p>
          </table:table-cell>
          <table:table-cell table:style-name="ce5" office:value-type="string" calcext:value-type="string">
            <text:p>0.015294625318056622</text:p>
          </table:table-cell>
          <table:table-cell table:style-name="ce5" office:value-type="string" calcext:value-type="string">
            <text:p>-0.18165130109077332</text:p>
          </table:table-cell>
          <table:table-cell table:style-name="ce6" office:value-type="string" calcext:value-type="string">
            <text:p>11.808602940719055</text:p>
          </table:table-cell>
          <table:table-cell table:number-columns-repeated="3"/>
          <table:table-cell table:style-name="ce7" table:formula="of:=SUBSTITUTE([.A11];&quot;.&quot;;&quot;,&quot;)/1" office:value-type="float" office:value="8630.80723845" calcext:value-type="float">
            <text:p>8.630,81</text:p>
          </table:table-cell>
          <table:table-cell table:style-name="ce7" table:formula="of:=SUBSTITUTE([.B11];&quot;.&quot;;&quot;,&quot;)/1" office:value-type="float" office:value="0.0152946253180566" calcext:value-type="float">
            <text:p>0,02</text:p>
          </table:table-cell>
          <table:table-cell table:style-name="ce7" table:formula="of:=SUBSTITUTE([.C11];&quot;.&quot;;&quot;,&quot;)/1" office:value-type="float" office:value="-0.181651301090773" calcext:value-type="float">
            <text:p>-0,18</text:p>
          </table:table-cell>
          <table:table-cell table:style-name="ce7" table:formula="of:=SUBSTITUTE([.D11];&quot;.&quot;;&quot;,&quot;)/1" office:value-type="float" office:value="11.8086029407191" calcext:value-type="float">
            <text:p>11,81</text:p>
          </table:table-cell>
          <table:table-cell table:style-name="ce7" table:formula="of:=SUBSTITUTE([.E1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537" calcext:value-type="float">
            <text:p>8537</text:p>
          </table:table-cell>
          <table:table-cell table:style-name="ce5" office:value-type="string" calcext:value-type="string">
            <text:p>-0.026806712604030416</text:p>
          </table:table-cell>
          <table:table-cell table:style-name="ce5" office:value-type="string" calcext:value-type="string">
            <text:p>-0.1731546604966004</text:p>
          </table:table-cell>
          <table:table-cell table:style-name="ce6" office:value-type="string" calcext:value-type="string">
            <text:p>-7.413410403481635</text:p>
          </table:table-cell>
          <table:table-cell table:number-columns-repeated="3"/>
          <table:table-cell table:style-name="ce7" table:formula="of:=SUBSTITUTE([.A12];&quot;.&quot;;&quot;,&quot;)/1" office:value-type="float" office:value="8537" calcext:value-type="float">
            <text:p>8.537,00</text:p>
          </table:table-cell>
          <table:table-cell table:style-name="ce7" table:formula="of:=SUBSTITUTE([.B12];&quot;.&quot;;&quot;,&quot;)/1" office:value-type="float" office:value="-0.0268067126040304" calcext:value-type="float">
            <text:p>-0,03</text:p>
          </table:table-cell>
          <table:table-cell table:style-name="ce7" table:formula="of:=SUBSTITUTE([.C12];&quot;.&quot;;&quot;,&quot;)/1" office:value-type="float" office:value="-0.1731546604966" calcext:value-type="float">
            <text:p>-0,17</text:p>
          </table:table-cell>
          <table:table-cell table:style-name="ce7" table:formula="of:=SUBSTITUTE([.D12];&quot;.&quot;;&quot;,&quot;)/1" office:value-type="float" office:value="-7.41341040348163" calcext:value-type="float">
            <text:p>-7,41</text:p>
          </table:table-cell>
          <table:table-cell table:style-name="ce7" table:formula="of:=SUBSTITUTE([.E1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42.80717458</text:p>
          </table:table-cell>
          <table:table-cell table:style-name="ce5" office:value-type="string" calcext:value-type="string">
            <text:p>-0.10974669397264525</text:p>
          </table:table-cell>
          <table:table-cell table:style-name="ce5" office:value-type="string" calcext:value-type="string">
            <text:p>-0.17370215269811728</text:p>
          </table:table-cell>
          <table:table-cell table:style-name="ce6" office:value-type="string" calcext:value-type="string">
            <text:p>-34.13921641639145</text:p>
          </table:table-cell>
          <table:table-cell table:number-columns-repeated="3"/>
          <table:table-cell table:style-name="ce7" table:formula="of:=SUBSTITUTE([.A13];&quot;.&quot;;&quot;,&quot;)/1" office:value-type="float" office:value="8342.80717458" calcext:value-type="float">
            <text:p>8.342,81</text:p>
          </table:table-cell>
          <table:table-cell table:style-name="ce7" table:formula="of:=SUBSTITUTE([.B13];&quot;.&quot;;&quot;,&quot;)/1" office:value-type="float" office:value="-0.109746693972645" calcext:value-type="float">
            <text:p>-0,11</text:p>
          </table:table-cell>
          <table:table-cell table:style-name="ce7" table:formula="of:=SUBSTITUTE([.C13];&quot;.&quot;;&quot;,&quot;)/1" office:value-type="float" office:value="-0.173702152698117" calcext:value-type="float">
            <text:p>-0,17</text:p>
          </table:table-cell>
          <table:table-cell table:style-name="ce7" table:formula="of:=SUBSTITUTE([.D13];&quot;.&quot;;&quot;,&quot;)/1" office:value-type="float" office:value="-34.1392164163914" calcext:value-type="float">
            <text:p>-34,14</text:p>
          </table:table-cell>
          <table:table-cell table:style-name="ce7" table:formula="of:=SUBSTITUTE([.E1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6.04392083</text:p>
          </table:table-cell>
          <table:table-cell table:style-name="ce5" office:value-type="string" calcext:value-type="string">
            <text:p>-0.1769972556227264</text:p>
          </table:table-cell>
          <table:table-cell table:style-name="ce5" office:value-type="string" calcext:value-type="string">
            <text:p>-0.1769843232850814</text:p>
          </table:table-cell>
          <table:table-cell table:style-name="ce6" office:value-type="string" calcext:value-type="string">
            <text:p>-34.19581190380683</text:p>
          </table:table-cell>
          <table:table-cell table:number-columns-repeated="3"/>
          <table:table-cell table:style-name="ce7" table:formula="of:=SUBSTITUTE([.A14];&quot;.&quot;;&quot;,&quot;)/1" office:value-type="float" office:value="8446.04392083" calcext:value-type="float">
            <text:p>8.446,04</text:p>
          </table:table-cell>
          <table:table-cell table:style-name="ce7" table:formula="of:=SUBSTITUTE([.B14];&quot;.&quot;;&quot;,&quot;)/1" office:value-type="float" office:value="-0.176997255622726" calcext:value-type="float">
            <text:p>-0,18</text:p>
          </table:table-cell>
          <table:table-cell table:style-name="ce7" table:formula="of:=SUBSTITUTE([.C14];&quot;.&quot;;&quot;,&quot;)/1" office:value-type="float" office:value="-0.176984323285081" calcext:value-type="float">
            <text:p>-0,18</text:p>
          </table:table-cell>
          <table:table-cell table:style-name="ce7" table:formula="of:=SUBSTITUTE([.D14];&quot;.&quot;;&quot;,&quot;)/1" office:value-type="float" office:value="-34.1958119038068" calcext:value-type="float">
            <text:p>-34,20</text:p>
          </table:table-cell>
          <table:table-cell table:style-name="ce7" table:formula="of:=SUBSTITUTE([.E1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75.47608106</text:p>
          </table:table-cell>
          <table:table-cell table:style-name="ce5" office:value-type="string" calcext:value-type="string">
            <text:p>-0.21925660593219448</text:p>
          </table:table-cell>
          <table:table-cell table:style-name="ce5" office:value-type="string" calcext:value-type="string">
            <text:p>-0.18070832456846725</text:p>
          </table:table-cell>
          <table:table-cell table:style-name="ce6" office:value-type="string" calcext:value-type="string">
            <text:p>-27.03940297002159</text:p>
          </table:table-cell>
          <table:table-cell table:number-columns-repeated="3"/>
          <table:table-cell table:style-name="ce7" table:formula="of:=SUBSTITUTE([.A15];&quot;.&quot;;&quot;,&quot;)/1" office:value-type="float" office:value="8475.47608106" calcext:value-type="float">
            <text:p>8.475,48</text:p>
          </table:table-cell>
          <table:table-cell table:style-name="ce7" table:formula="of:=SUBSTITUTE([.B15];&quot;.&quot;;&quot;,&quot;)/1" office:value-type="float" office:value="-0.219256605932194" calcext:value-type="float">
            <text:p>-0,22</text:p>
          </table:table-cell>
          <table:table-cell table:style-name="ce7" table:formula="of:=SUBSTITUTE([.C15];&quot;.&quot;;&quot;,&quot;)/1" office:value-type="float" office:value="-0.180708324568467" calcext:value-type="float">
            <text:p>-0,18</text:p>
          </table:table-cell>
          <table:table-cell table:style-name="ce7" table:formula="of:=SUBSTITUTE([.D15];&quot;.&quot;;&quot;,&quot;)/1" office:value-type="float" office:value="-27.0394029700216" calcext:value-type="float">
            <text:p>-27,04</text:p>
          </table:table-cell>
          <table:table-cell table:style-name="ce7" table:formula="of:=SUBSTITUTE([.E1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19.92000063</text:p>
          </table:table-cell>
          <table:table-cell table:style-name="ce5" office:value-type="string" calcext:value-type="string">
            <text:p>-0.19688545911827893</text:p>
          </table:table-cell>
          <table:table-cell table:style-name="ce5" office:value-type="string" calcext:value-type="string">
            <text:p>-0.1775513698514565</text:p>
          </table:table-cell>
          <table:table-cell table:style-name="ce6" office:value-type="string" calcext:value-type="string">
            <text:p>3.4240089573870875</text:p>
          </table:table-cell>
          <table:table-cell table:number-columns-repeated="3"/>
          <table:table-cell table:style-name="ce7" table:formula="of:=SUBSTITUTE([.A16];&quot;.&quot;;&quot;,&quot;)/1" office:value-type="float" office:value="8719.92000063" calcext:value-type="float">
            <text:p>8.719,92</text:p>
          </table:table-cell>
          <table:table-cell table:style-name="ce7" table:formula="of:=SUBSTITUTE([.B16];&quot;.&quot;;&quot;,&quot;)/1" office:value-type="float" office:value="-0.196885459118279" calcext:value-type="float">
            <text:p>-0,20</text:p>
          </table:table-cell>
          <table:table-cell table:style-name="ce7" table:formula="of:=SUBSTITUTE([.C16];&quot;.&quot;;&quot;,&quot;)/1" office:value-type="float" office:value="-0.177551369851457" calcext:value-type="float">
            <text:p>-0,18</text:p>
          </table:table-cell>
          <table:table-cell table:style-name="ce7" table:formula="of:=SUBSTITUTE([.D16];&quot;.&quot;;&quot;,&quot;)/1" office:value-type="float" office:value="3.42400895738709" calcext:value-type="float">
            <text:p>3,42</text:p>
          </table:table-cell>
          <table:table-cell table:style-name="ce7" table:formula="of:=SUBSTITUTE([.E1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96.29719454</text:p>
          </table:table-cell>
          <table:table-cell table:style-name="ce5" office:value-type="string" calcext:value-type="string">
            <text:p>-0.15173793838555918</text:p>
          </table:table-cell>
          <table:table-cell table:style-name="ce5" office:value-type="string" calcext:value-type="string">
            <text:p>-0.17026214122851366</text:p>
          </table:table-cell>
          <table:table-cell table:style-name="ce6" office:value-type="string" calcext:value-type="string">
            <text:p>18.0198781671834</text:p>
          </table:table-cell>
          <table:table-cell table:number-columns-repeated="3"/>
          <table:table-cell table:style-name="ce7" table:formula="of:=SUBSTITUTE([.A17];&quot;.&quot;;&quot;,&quot;)/1" office:value-type="float" office:value="8696.29719454" calcext:value-type="float">
            <text:p>8.696,30</text:p>
          </table:table-cell>
          <table:table-cell table:style-name="ce7" table:formula="of:=SUBSTITUTE([.B17];&quot;.&quot;;&quot;,&quot;)/1" office:value-type="float" office:value="-0.151737938385559" calcext:value-type="float">
            <text:p>-0,15</text:p>
          </table:table-cell>
          <table:table-cell table:style-name="ce7" table:formula="of:=SUBSTITUTE([.C17];&quot;.&quot;;&quot;,&quot;)/1" office:value-type="float" office:value="-0.170262141228514" calcext:value-type="float">
            <text:p>-0,17</text:p>
          </table:table-cell>
          <table:table-cell table:style-name="ce7" table:formula="of:=SUBSTITUTE([.D17];&quot;.&quot;;&quot;,&quot;)/1" office:value-type="float" office:value="18.0198781671834" calcext:value-type="float">
            <text:p>18,02</text:p>
          </table:table-cell>
          <table:table-cell table:style-name="ce7" table:formula="of:=SUBSTITUTE([.E1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98.00000017</text:p>
          </table:table-cell>
          <table:table-cell table:style-name="ce5" office:value-type="string" calcext:value-type="string">
            <text:p>-0.04704177580180011</text:p>
          </table:table-cell>
          <table:table-cell table:style-name="ce5" office:value-type="string" calcext:value-type="string">
            <text:p>-0.15207033835109413</text:p>
          </table:table-cell>
          <table:table-cell table:style-name="ce6" office:value-type="string" calcext:value-type="string">
            <text:p>53.19728237962628</text:p>
          </table:table-cell>
          <table:table-cell table:number-columns-repeated="3"/>
          <table:table-cell table:style-name="ce7" table:formula="of:=SUBSTITUTE([.A18];&quot;.&quot;;&quot;,&quot;)/1" office:value-type="float" office:value="8998.00000017" calcext:value-type="float">
            <text:p>8.998,00</text:p>
          </table:table-cell>
          <table:table-cell table:style-name="ce7" table:formula="of:=SUBSTITUTE([.B18];&quot;.&quot;;&quot;,&quot;)/1" office:value-type="float" office:value="-0.0470417758018001" calcext:value-type="float">
            <text:p>-0,05</text:p>
          </table:table-cell>
          <table:table-cell table:style-name="ce7" table:formula="of:=SUBSTITUTE([.C18];&quot;.&quot;;&quot;,&quot;)/1" office:value-type="float" office:value="-0.152070338351094" calcext:value-type="float">
            <text:p>-0,15</text:p>
          </table:table-cell>
          <table:table-cell table:style-name="ce7" table:formula="of:=SUBSTITUTE([.D18];&quot;.&quot;;&quot;,&quot;)/1" office:value-type="float" office:value="53.1972823796263" calcext:value-type="float">
            <text:p>53,20</text:p>
          </table:table-cell>
          <table:table-cell table:style-name="ce7" table:formula="of:=SUBSTITUTE([.E1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3.21</text:p>
          </table:table-cell>
          <table:table-cell table:style-name="ce5" office:value-type="string" calcext:value-type="string">
            <text:p>0.04996330679749005</text:p>
          </table:table-cell>
          <table:table-cell table:style-name="ce5" office:value-type="string" calcext:value-type="string">
            <text:p>-0.12981843740269527</text:p>
          </table:table-cell>
          <table:table-cell table:style-name="ce6" office:value-type="string" calcext:value-type="string">
            <text:p>58.31595862904244</text:p>
          </table:table-cell>
          <table:table-cell table:number-columns-repeated="3"/>
          <table:table-cell table:style-name="ce7" table:formula="of:=SUBSTITUTE([.A19];&quot;.&quot;;&quot;,&quot;)/1" office:value-type="float" office:value="8903.21" calcext:value-type="float">
            <text:p>8.903,21</text:p>
          </table:table-cell>
          <table:table-cell table:style-name="ce7" table:formula="of:=SUBSTITUTE([.B19];&quot;.&quot;;&quot;,&quot;)/1" office:value-type="float" office:value="0.0499633067974901" calcext:value-type="float">
            <text:p>0,05</text:p>
          </table:table-cell>
          <table:table-cell table:style-name="ce7" table:formula="of:=SUBSTITUTE([.C19];&quot;.&quot;;&quot;,&quot;)/1" office:value-type="float" office:value="-0.129818437402695" calcext:value-type="float">
            <text:p>-0,13</text:p>
          </table:table-cell>
          <table:table-cell table:style-name="ce7" table:formula="of:=SUBSTITUTE([.D19];&quot;.&quot;;&quot;,&quot;)/1" office:value-type="float" office:value="58.3159586290424" calcext:value-type="float">
            <text:p>58,32</text:p>
          </table:table-cell>
          <table:table-cell table:style-name="ce7" table:formula="of:=SUBSTITUTE([.E1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5.56138957</text:p>
          </table:table-cell>
          <table:table-cell table:style-name="ce5" office:value-type="string" calcext:value-type="string">
            <text:p>0.1045960007689806</text:p>
          </table:table-cell>
          <table:table-cell table:style-name="ce5" office:value-type="string" calcext:value-type="string">
            <text:p>-0.10913014689514348</text:p>
          </table:table-cell>
          <table:table-cell table:style-name="ce6" office:value-type="string" calcext:value-type="string">
            <text:p>43.853714285115956</text:p>
          </table:table-cell>
          <table:table-cell table:number-columns-repeated="3"/>
          <table:table-cell table:style-name="ce7" table:formula="of:=SUBSTITUTE([.A20];&quot;.&quot;;&quot;,&quot;)/1" office:value-type="float" office:value="8775.56138957" calcext:value-type="float">
            <text:p>8.775,56</text:p>
          </table:table-cell>
          <table:table-cell table:style-name="ce7" table:formula="of:=SUBSTITUTE([.B20];&quot;.&quot;;&quot;,&quot;)/1" office:value-type="float" office:value="0.104596000768981" calcext:value-type="float">
            <text:p>0,10</text:p>
          </table:table-cell>
          <table:table-cell table:style-name="ce7" table:formula="of:=SUBSTITUTE([.C20];&quot;.&quot;;&quot;,&quot;)/1" office:value-type="float" office:value="-0.109130146895143" calcext:value-type="float">
            <text:p>-0,11</text:p>
          </table:table-cell>
          <table:table-cell table:style-name="ce7" table:formula="of:=SUBSTITUTE([.D20];&quot;.&quot;;&quot;,&quot;)/1" office:value-type="float" office:value="43.853714285116" calcext:value-type="float">
            <text:p>43,85</text:p>
          </table:table-cell>
          <table:table-cell table:style-name="ce7" table:formula="of:=SUBSTITUTE([.E2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00.5613898</text:p>
          </table:table-cell>
          <table:table-cell table:style-name="ce5" office:value-type="string" calcext:value-type="string">
            <text:p>0.189547602737897</text:p>
          </table:table-cell>
          <table:table-cell table:style-name="ce5" office:value-type="string" calcext:value-type="string">
            <text:p>-0.08140607381117325</text:p>
          </table:table-cell>
          <table:table-cell table:style-name="ce6" office:value-type="string" calcext:value-type="string">
            <text:p>62.5622537522631</text:p>
          </table:table-cell>
          <table:table-cell table:number-columns-repeated="3"/>
          <table:table-cell table:style-name="ce7" table:formula="of:=SUBSTITUTE([.A21];&quot;.&quot;;&quot;,&quot;)/1" office:value-type="float" office:value="9100.5613898" calcext:value-type="float">
            <text:p>9.100,56</text:p>
          </table:table-cell>
          <table:table-cell table:style-name="ce7" table:formula="of:=SUBSTITUTE([.B21];&quot;.&quot;;&quot;,&quot;)/1" office:value-type="float" office:value="0.189547602737897" calcext:value-type="float">
            <text:p>0,19</text:p>
          </table:table-cell>
          <table:table-cell table:style-name="ce7" table:formula="of:=SUBSTITUTE([.C21];&quot;.&quot;;&quot;,&quot;)/1" office:value-type="float" office:value="-0.0814060738111733" calcext:value-type="float">
            <text:p>-0,08</text:p>
          </table:table-cell>
          <table:table-cell table:style-name="ce7" table:formula="of:=SUBSTITUTE([.D21];&quot;.&quot;;&quot;,&quot;)/1" office:value-type="float" office:value="62.5622537522631" calcext:value-type="float">
            <text:p>62,56</text:p>
          </table:table-cell>
          <table:table-cell table:style-name="ce7" table:formula="of:=SUBSTITUTE([.E2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47.00000044</text:p>
          </table:table-cell>
          <table:table-cell table:style-name="ce5" office:value-type="string" calcext:value-type="string">
            <text:p>0.26100391422494096</text:p>
          </table:table-cell>
          <table:table-cell table:style-name="ce5" office:value-type="string" calcext:value-type="string">
            <text:p>-0.05169261063892334</text:p>
          </table:table-cell>
          <table:table-cell table:style-name="ce6" office:value-type="string" calcext:value-type="string">
            <text:p>60.96163059926327</text:p>
          </table:table-cell>
          <table:table-cell table:number-columns-repeated="3"/>
          <table:table-cell table:style-name="ce7" table:formula="of:=SUBSTITUTE([.A22];&quot;.&quot;;&quot;,&quot;)/1" office:value-type="float" office:value="9047.00000044" calcext:value-type="float">
            <text:p>9.047,00</text:p>
          </table:table-cell>
          <table:table-cell table:style-name="ce7" table:formula="of:=SUBSTITUTE([.B22];&quot;.&quot;;&quot;,&quot;)/1" office:value-type="float" office:value="0.261003914224941" calcext:value-type="float">
            <text:p>0,26</text:p>
          </table:table-cell>
          <table:table-cell table:style-name="ce7" table:formula="of:=SUBSTITUTE([.C22];&quot;.&quot;;&quot;,&quot;)/1" office:value-type="float" office:value="-0.0516926106389233" calcext:value-type="float">
            <text:p>-0,05</text:p>
          </table:table-cell>
          <table:table-cell table:style-name="ce7" table:formula="of:=SUBSTITUTE([.D22];&quot;.&quot;;&quot;,&quot;)/1" office:value-type="float" office:value="60.9616305992633" calcext:value-type="float">
            <text:p>60,96</text:p>
          </table:table-cell>
          <table:table-cell table:style-name="ce7" table:formula="of:=SUBSTITUTE([.E2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8.84155168</text:p>
          </table:table-cell>
          <table:table-cell table:style-name="ce5" office:value-type="string" calcext:value-type="string">
            <text:p>0.350749503649545</text:p>
          </table:table-cell>
          <table:table-cell table:style-name="ce5" office:value-type="string" calcext:value-type="string">
            <text:p>-0.016003981024954084</text:p>
          </table:table-cell>
          <table:table-cell table:style-name="ce6" office:value-type="string" calcext:value-type="string">
            <text:p>74.25283337391387</text:p>
          </table:table-cell>
          <table:table-cell table:number-columns-repeated="3"/>
          <table:table-cell table:style-name="ce7" table:formula="of:=SUBSTITUTE([.A23];&quot;.&quot;;&quot;,&quot;)/1" office:value-type="float" office:value="9268.84155168" calcext:value-type="float">
            <text:p>9.268,84</text:p>
          </table:table-cell>
          <table:table-cell table:style-name="ce7" table:formula="of:=SUBSTITUTE([.B23];&quot;.&quot;;&quot;,&quot;)/1" office:value-type="float" office:value="0.350749503649545" calcext:value-type="float">
            <text:p>0,35</text:p>
          </table:table-cell>
          <table:table-cell table:style-name="ce7" table:formula="of:=SUBSTITUTE([.C23];&quot;.&quot;;&quot;,&quot;)/1" office:value-type="float" office:value="-0.0160039810249541" calcext:value-type="float">
            <text:p>-0,02</text:p>
          </table:table-cell>
          <table:table-cell table:style-name="ce7" table:formula="of:=SUBSTITUTE([.D23];&quot;.&quot;;&quot;,&quot;)/1" office:value-type="float" office:value="74.2528333739139" calcext:value-type="float">
            <text:p>74,25</text:p>
          </table:table-cell>
          <table:table-cell table:style-name="ce7" table:formula="of:=SUBSTITUTE([.E2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0.449867287068773</text:p>
          </table:table-cell>
          <table:table-cell table:style-name="ce5" office:value-type="string" calcext:value-type="string">
            <text:p>0.02520387840247844</text:p>
          </table:table-cell>
          <table:table-cell table:style-name="ce6" office:value-type="string" calcext:value-type="string">
            <text:p>84.35219244116898</text:p>
          </table:table-cell>
          <table:table-cell table:number-columns-repeated="3"/>
          <table:table-cell table:style-name="ce7" table:formula="of:=SUBSTITUTE([.A24];&quot;.&quot;;&quot;,&quot;)/1" office:value-type="float" office:value="9392.58569543" calcext:value-type="float">
            <text:p>9.392,59</text:p>
          </table:table-cell>
          <table:table-cell table:style-name="ce7" table:formula="of:=SUBSTITUTE([.B24];&quot;.&quot;;&quot;,&quot;)/1" office:value-type="float" office:value="0.449867287068773" calcext:value-type="float">
            <text:p>0,45</text:p>
          </table:table-cell>
          <table:table-cell table:style-name="ce7" table:formula="of:=SUBSTITUTE([.C24];&quot;.&quot;;&quot;,&quot;)/1" office:value-type="float" office:value="0.0252038784024784" calcext:value-type="float">
            <text:p>0,03</text:p>
          </table:table-cell>
          <table:table-cell table:style-name="ce7" table:formula="of:=SUBSTITUTE([.D24];&quot;.&quot;;&quot;,&quot;)/1" office:value-type="float" office:value="84.352192441169" calcext:value-type="float">
            <text:p>84,35</text:p>
          </table:table-cell>
          <table:table-cell table:style-name="ce7" table:formula="of:=SUBSTITUTE([.E2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26.00409454</text:p>
          </table:table-cell>
          <table:table-cell table:style-name="ce5" office:value-type="string" calcext:value-type="string">
            <text:p>0.5000275241777762</text:p>
          </table:table-cell>
          <table:table-cell table:style-name="ce5" office:value-type="string" calcext:value-type="string">
            <text:p>0.06338836084304303</text:p>
          </table:table-cell>
          <table:table-cell table:style-name="ce6" office:value-type="string" calcext:value-type="string">
            <text:p>64.15610395473348</text:p>
          </table:table-cell>
          <table:table-cell table:number-columns-repeated="3"/>
          <table:table-cell table:style-name="ce7" table:formula="of:=SUBSTITUTE([.A25];&quot;.&quot;;&quot;,&quot;)/1" office:value-type="float" office:value="9226.00409454" calcext:value-type="float">
            <text:p>9.226,00</text:p>
          </table:table-cell>
          <table:table-cell table:style-name="ce7" table:formula="of:=SUBSTITUTE([.B25];&quot;.&quot;;&quot;,&quot;)/1" office:value-type="float" office:value="0.500027524177776" calcext:value-type="float">
            <text:p>0,50</text:p>
          </table:table-cell>
          <table:table-cell table:style-name="ce7" table:formula="of:=SUBSTITUTE([.C25];&quot;.&quot;;&quot;,&quot;)/1" office:value-type="float" office:value="0.063388360843043" calcext:value-type="float">
            <text:p>0,06</text:p>
          </table:table-cell>
          <table:table-cell table:style-name="ce7" table:formula="of:=SUBSTITUTE([.D25];&quot;.&quot;;&quot;,&quot;)/1" office:value-type="float" office:value="64.1561039547335" calcext:value-type="float">
            <text:p>64,16</text:p>
          </table:table-cell>
          <table:table-cell table:style-name="ce7" table:formula="of:=SUBSTITUTE([.E2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94.59402677</text:p>
          </table:table-cell>
          <table:table-cell table:style-name="ce5" office:value-type="string" calcext:value-type="string">
            <text:p>0.5256528742595029</text:p>
          </table:table-cell>
          <table:table-cell table:style-name="ce5" office:value-type="string" calcext:value-type="string">
            <text:p>0.0994002564299026</text:p>
          </table:table-cell>
          <table:table-cell table:style-name="ce6" office:value-type="string" calcext:value-type="string">
            <text:p>51.68030702557101</text:p>
          </table:table-cell>
          <table:table-cell table:number-columns-repeated="3"/>
          <table:table-cell table:style-name="ce7" table:formula="of:=SUBSTITUTE([.A26];&quot;.&quot;;&quot;,&quot;)/1" office:value-type="float" office:value="9294.59402677" calcext:value-type="float">
            <text:p>9.294,59</text:p>
          </table:table-cell>
          <table:table-cell table:style-name="ce7" table:formula="of:=SUBSTITUTE([.B26];&quot;.&quot;;&quot;,&quot;)/1" office:value-type="float" office:value="0.525652874259503" calcext:value-type="float">
            <text:p>0,53</text:p>
          </table:table-cell>
          <table:table-cell table:style-name="ce7" table:formula="of:=SUBSTITUTE([.C26];&quot;.&quot;;&quot;,&quot;)/1" office:value-type="float" office:value="0.0994002564299026" calcext:value-type="float">
            <text:p>0,10</text:p>
          </table:table-cell>
          <table:table-cell table:style-name="ce7" table:formula="of:=SUBSTITUTE([.D26];&quot;.&quot;;&quot;,&quot;)/1" office:value-type="float" office:value="51.680307025571" calcext:value-type="float">
            <text:p>51,68</text:p>
          </table:table-cell>
          <table:table-cell table:style-name="ce7" table:formula="of:=SUBSTITUTE([.E2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08.17367857</text:p>
          </table:table-cell>
          <table:table-cell table:style-name="ce5" office:value-type="string" calcext:value-type="string">
            <text:p>0.5133230446415686</text:p>
          </table:table-cell>
          <table:table-cell table:style-name="ce5" office:value-type="string" calcext:value-type="string">
            <text:p>0.12962457889153994</text:p>
          </table:table-cell>
          <table:table-cell table:style-name="ce6" office:value-type="string" calcext:value-type="string">
            <text:p>29.612893855704925</text:p>
          </table:table-cell>
          <table:table-cell table:number-columns-repeated="3"/>
          <table:table-cell table:style-name="ce7" table:formula="of:=SUBSTITUTE([.A27];&quot;.&quot;;&quot;,&quot;)/1" office:value-type="float" office:value="9208.17367857" calcext:value-type="float">
            <text:p>9.208,17</text:p>
          </table:table-cell>
          <table:table-cell table:style-name="ce7" table:formula="of:=SUBSTITUTE([.B27];&quot;.&quot;;&quot;,&quot;)/1" office:value-type="float" office:value="0.513323044641569" calcext:value-type="float">
            <text:p>0,51</text:p>
          </table:table-cell>
          <table:table-cell table:style-name="ce7" table:formula="of:=SUBSTITUTE([.C27];&quot;.&quot;;&quot;,&quot;)/1" office:value-type="float" office:value="0.12962457889154" calcext:value-type="float">
            <text:p>0,13</text:p>
          </table:table-cell>
          <table:table-cell table:style-name="ce7" table:formula="of:=SUBSTITUTE([.D27];&quot;.&quot;;&quot;,&quot;)/1" office:value-type="float" office:value="29.6128938557049" calcext:value-type="float">
            <text:p>29,61</text:p>
          </table:table-cell>
          <table:table-cell table:style-name="ce7" table:formula="of:=SUBSTITUTE([.E2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9.1329332</text:p>
          </table:table-cell>
          <table:table-cell table:style-name="ce5" office:value-type="string" calcext:value-type="string">
            <text:p>0.5121037903103759</text:p>
          </table:table-cell>
          <table:table-cell table:style-name="ce5" office:value-type="string" calcext:value-type="string">
            <text:p>0.15939930657056078</text:p>
          </table:table-cell>
          <table:table-cell table:style-name="ce6" office:value-type="string" calcext:value-type="string">
            <text:p>30.382367152189573</text:p>
          </table:table-cell>
          <table:table-cell table:number-columns-repeated="3"/>
          <table:table-cell table:style-name="ce7" table:formula="of:=SUBSTITUTE([.A28];&quot;.&quot;;&quot;,&quot;)/1" office:value-type="float" office:value="9399.1329332" calcext:value-type="float">
            <text:p>9.399,13</text:p>
          </table:table-cell>
          <table:table-cell table:style-name="ce7" table:formula="of:=SUBSTITUTE([.B28];&quot;.&quot;;&quot;,&quot;)/1" office:value-type="float" office:value="0.512103790310376" calcext:value-type="float">
            <text:p>0,51</text:p>
          </table:table-cell>
          <table:table-cell table:style-name="ce7" table:formula="of:=SUBSTITUTE([.C28];&quot;.&quot;;&quot;,&quot;)/1" office:value-type="float" office:value="0.159399306570561" calcext:value-type="float">
            <text:p>0,16</text:p>
          </table:table-cell>
          <table:table-cell table:style-name="ce7" table:formula="of:=SUBSTITUTE([.D28];&quot;.&quot;;&quot;,&quot;)/1" office:value-type="float" office:value="30.3823671521896" calcext:value-type="float">
            <text:p>30,38</text:p>
          </table:table-cell>
          <table:table-cell table:style-name="ce7" table:formula="of:=SUBSTITUTE([.E2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49.97482365</text:p>
          </table:table-cell>
          <table:table-cell table:style-name="ce5" office:value-type="string" calcext:value-type="string">
            <text:p>0.49885156089440114</text:p>
          </table:table-cell>
          <table:table-cell table:style-name="ce5" office:value-type="string" calcext:value-type="string">
            <text:p>0.18566577869172213</text:p>
          </table:table-cell>
          <table:table-cell table:style-name="ce6" office:value-type="string" calcext:value-type="string">
            <text:p>20.339135888035543</text:p>
          </table:table-cell>
          <table:table-cell table:number-columns-repeated="3"/>
          <table:table-cell table:style-name="ce7" table:formula="of:=SUBSTITUTE([.A29];&quot;.&quot;;&quot;,&quot;)/1" office:value-type="float" office:value="9349.97482365" calcext:value-type="float">
            <text:p>9.349,97</text:p>
          </table:table-cell>
          <table:table-cell table:style-name="ce7" table:formula="of:=SUBSTITUTE([.B29];&quot;.&quot;;&quot;,&quot;)/1" office:value-type="float" office:value="0.498851560894401" calcext:value-type="float">
            <text:p>0,50</text:p>
          </table:table-cell>
          <table:table-cell table:style-name="ce7" table:formula="of:=SUBSTITUTE([.C29];&quot;.&quot;;&quot;,&quot;)/1" office:value-type="float" office:value="0.185665778691722" calcext:value-type="float">
            <text:p>0,19</text:p>
          </table:table-cell>
          <table:table-cell table:style-name="ce7" table:formula="of:=SUBSTITUTE([.D29];&quot;.&quot;;&quot;,&quot;)/1" office:value-type="float" office:value="20.3391358880355" calcext:value-type="float">
            <text:p>20,34</text:p>
          </table:table-cell>
          <table:table-cell table:style-name="ce7" table:formula="of:=SUBSTITUTE([.E2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86.76482656</text:p>
          </table:table-cell>
          <table:table-cell table:style-name="ce5" office:value-type="string" calcext:value-type="string">
            <text:p>0.4637927147243111</text:p>
          </table:table-cell>
          <table:table-cell table:style-name="ce5" office:value-type="string" calcext:value-type="string">
            <text:p>0.20618237437375125</text:p>
          </table:table-cell>
          <table:table-cell table:style-name="ce6" office:value-type="string" calcext:value-type="string">
            <text:p>4.197040198230553</text:p>
          </table:table-cell>
          <table:table-cell table:number-columns-repeated="3"/>
          <table:table-cell table:style-name="ce7" table:formula="of:=SUBSTITUTE([.A30];&quot;.&quot;;&quot;,&quot;)/1" office:value-type="float" office:value="9286.76482656" calcext:value-type="float">
            <text:p>9.286,76</text:p>
          </table:table-cell>
          <table:table-cell table:style-name="ce7" table:formula="of:=SUBSTITUTE([.B30];&quot;.&quot;;&quot;,&quot;)/1" office:value-type="float" office:value="0.463792714724311" calcext:value-type="float">
            <text:p>0,46</text:p>
          </table:table-cell>
          <table:table-cell table:style-name="ce7" table:formula="of:=SUBSTITUTE([.C30];&quot;.&quot;;&quot;,&quot;)/1" office:value-type="float" office:value="0.206182374373751" calcext:value-type="float">
            <text:p>0,21</text:p>
          </table:table-cell>
          <table:table-cell table:style-name="ce7" table:formula="of:=SUBSTITUTE([.D30];&quot;.&quot;;&quot;,&quot;)/1" office:value-type="float" office:value="4.19704019823055" calcext:value-type="float">
            <text:p>4,20</text:p>
          </table:table-cell>
          <table:table-cell table:style-name="ce7" table:formula="of:=SUBSTITUTE([.E3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39.99999929</text:p>
          </table:table-cell>
          <table:table-cell table:style-name="ce5" office:value-type="string" calcext:value-type="string">
            <text:p>0.39268849687229057</text:p>
          </table:table-cell>
          <table:table-cell table:style-name="ce5" office:value-type="string" calcext:value-type="string">
            <text:p>0.21751437515094801</text:p>
          </table:table-cell>
          <table:table-cell table:style-name="ce6" office:value-type="string" calcext:value-type="string">
            <text:p>-21.38249349435371</text:p>
          </table:table-cell>
          <table:table-cell table:number-columns-repeated="3"/>
          <table:table-cell table:style-name="ce7" table:formula="of:=SUBSTITUTE([.A31];&quot;.&quot;;&quot;,&quot;)/1" office:value-type="float" office:value="9139.99999929" calcext:value-type="float">
            <text:p>9.140,00</text:p>
          </table:table-cell>
          <table:table-cell table:style-name="ce7" table:formula="of:=SUBSTITUTE([.B31];&quot;.&quot;;&quot;,&quot;)/1" office:value-type="float" office:value="0.392688496872291" calcext:value-type="float">
            <text:p>0,39</text:p>
          </table:table-cell>
          <table:table-cell table:style-name="ce7" table:formula="of:=SUBSTITUTE([.C31];&quot;.&quot;;&quot;,&quot;)/1" office:value-type="float" office:value="0.217514375150948" calcext:value-type="float">
            <text:p>0,22</text:p>
          </table:table-cell>
          <table:table-cell table:style-name="ce7" table:formula="of:=SUBSTITUTE([.D31];&quot;.&quot;;&quot;,&quot;)/1" office:value-type="float" office:value="-21.3824934943537" calcext:value-type="float">
            <text:p>-21,38</text:p>
          </table:table-cell>
          <table:table-cell table:style-name="ce7" table:formula="of:=SUBSTITUTE([.E3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1.36329997</text:p>
          </table:table-cell>
          <table:table-cell table:style-name="ce5" office:value-type="string" calcext:value-type="string">
            <text:p>0.30162254857486204</text:p>
          </table:table-cell>
          <table:table-cell table:style-name="ce5" office:value-type="string" calcext:value-type="string">
            <text:p>0.220244180065472</text:p>
          </table:table-cell>
          <table:table-cell table:style-name="ce6" office:value-type="string" calcext:value-type="string">
            <text:p>-41.02896479280504</text:p>
          </table:table-cell>
          <table:table-cell table:number-columns-repeated="3"/>
          <table:table-cell table:style-name="ce7" table:formula="of:=SUBSTITUTE([.A32];&quot;.&quot;;&quot;,&quot;)/1" office:value-type="float" office:value="9081.36329997" calcext:value-type="float">
            <text:p>9.081,36</text:p>
          </table:table-cell>
          <table:table-cell table:style-name="ce7" table:formula="of:=SUBSTITUTE([.B32];&quot;.&quot;;&quot;,&quot;)/1" office:value-type="float" office:value="0.301622548574862" calcext:value-type="float">
            <text:p>0,30</text:p>
          </table:table-cell>
          <table:table-cell table:style-name="ce7" table:formula="of:=SUBSTITUTE([.C32];&quot;.&quot;;&quot;,&quot;)/1" office:value-type="float" office:value="0.220244180065472" calcext:value-type="float">
            <text:p>0,22</text:p>
          </table:table-cell>
          <table:table-cell table:style-name="ce7" table:formula="of:=SUBSTITUTE([.D32];&quot;.&quot;;&quot;,&quot;)/1" office:value-type="float" office:value="-41.028964792805" calcext:value-type="float">
            <text:p>-41,03</text:p>
          </table:table-cell>
          <table:table-cell table:style-name="ce7" table:formula="of:=SUBSTITUTE([.E3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9.95999708</text:p>
          </table:table-cell>
          <table:table-cell table:style-name="ce5" office:value-type="string" calcext:value-type="string">
            <text:p>0.23210334574011973</text:p>
          </table:table-cell>
          <table:table-cell table:style-name="ce5" office:value-type="string" calcext:value-type="string">
            <text:p>0.21989598002897098</text:p>
          </table:table-cell>
          <table:table-cell table:style-name="ce6" office:value-type="string" calcext:value-type="string">
            <text:p>-38.87577465537126</text:p>
          </table:table-cell>
          <table:table-cell table:number-columns-repeated="3"/>
          <table:table-cell table:style-name="ce7" table:formula="of:=SUBSTITUTE([.A33];&quot;.&quot;;&quot;,&quot;)/1" office:value-type="float" office:value="9199.95999708" calcext:value-type="float">
            <text:p>9.199,96</text:p>
          </table:table-cell>
          <table:table-cell table:style-name="ce7" table:formula="of:=SUBSTITUTE([.B33];&quot;.&quot;;&quot;,&quot;)/1" office:value-type="float" office:value="0.23210334574012" calcext:value-type="float">
            <text:p>0,23</text:p>
          </table:table-cell>
          <table:table-cell table:style-name="ce7" table:formula="of:=SUBSTITUTE([.C33];&quot;.&quot;;&quot;,&quot;)/1" office:value-type="float" office:value="0.219895980028971" calcext:value-type="float">
            <text:p>0,22</text:p>
          </table:table-cell>
          <table:table-cell table:style-name="ce7" table:formula="of:=SUBSTITUTE([.D33];&quot;.&quot;;&quot;,&quot;)/1" office:value-type="float" office:value="-38.8757746553713" calcext:value-type="float">
            <text:p>-38,88</text:p>
          </table:table-cell>
          <table:table-cell table:style-name="ce7" table:formula="of:=SUBSTITUTE([.E3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3.64136521</text:p>
          </table:table-cell>
          <table:table-cell table:style-name="ce5" office:value-type="string" calcext:value-type="string">
            <text:p>0.15392328835905741</text:p>
          </table:table-cell>
          <table:table-cell table:style-name="ce5" office:value-type="string" calcext:value-type="string">
            <text:p>0.21315280448518137</text:p>
          </table:table-cell>
          <table:table-cell table:style-name="ce6" office:value-type="string" calcext:value-type="string">
            <text:p>-50.06116115832572</text:p>
          </table:table-cell>
          <table:table-cell table:number-columns-repeated="3"/>
          <table:table-cell table:style-name="ce7" table:formula="of:=SUBSTITUTE([.A34];&quot;.&quot;;&quot;,&quot;)/1" office:value-type="float" office:value="9053.64136521" calcext:value-type="float">
            <text:p>9.053,64</text:p>
          </table:table-cell>
          <table:table-cell table:style-name="ce7" table:formula="of:=SUBSTITUTE([.B34];&quot;.&quot;;&quot;,&quot;)/1" office:value-type="float" office:value="0.153923288359057" calcext:value-type="float">
            <text:p>0,15</text:p>
          </table:table-cell>
          <table:table-cell table:style-name="ce7" table:formula="of:=SUBSTITUTE([.C34];&quot;.&quot;;&quot;,&quot;)/1" office:value-type="float" office:value="0.213152804485181" calcext:value-type="float">
            <text:p>0,21</text:p>
          </table:table-cell>
          <table:table-cell table:style-name="ce7" table:formula="of:=SUBSTITUTE([.D34];&quot;.&quot;;&quot;,&quot;)/1" office:value-type="float" office:value="-50.0611611583257" calcext:value-type="float">
            <text:p>-50,06</text:p>
          </table:table-cell>
          <table:table-cell table:style-name="ce7" table:formula="of:=SUBSTITUTE([.E3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960" calcext:value-type="float">
            <text:p>8960</text:p>
          </table:table-cell>
          <table:table-cell table:style-name="ce5" office:value-type="string" calcext:value-type="string">
            <text:p>0.06596318615174894</text:p>
          </table:table-cell>
          <table:table-cell table:style-name="ce5" office:value-type="string" calcext:value-type="string">
            <text:p>0.19961496426643655</text:p>
          </table:table-cell>
          <table:table-cell table:style-name="ce6" office:value-type="string" calcext:value-type="string">
            <text:p>-61.85106752300881</text:p>
          </table:table-cell>
          <table:table-cell table:number-columns-repeated="3"/>
          <table:table-cell table:style-name="ce7" table:formula="of:=SUBSTITUTE([.A35];&quot;.&quot;;&quot;,&quot;)/1" office:value-type="float" office:value="8960" calcext:value-type="float">
            <text:p>8.960,00</text:p>
          </table:table-cell>
          <table:table-cell table:style-name="ce7" table:formula="of:=SUBSTITUTE([.B35];&quot;.&quot;;&quot;,&quot;)/1" office:value-type="float" office:value="0.0659631861517489" calcext:value-type="float">
            <text:p>0,07</text:p>
          </table:table-cell>
          <table:table-cell table:style-name="ce7" table:formula="of:=SUBSTITUTE([.C35];&quot;.&quot;;&quot;,&quot;)/1" office:value-type="float" office:value="0.199614964266437" calcext:value-type="float">
            <text:p>0,20</text:p>
          </table:table-cell>
          <table:table-cell table:style-name="ce7" table:formula="of:=SUBSTITUTE([.D35];&quot;.&quot;;&quot;,&quot;)/1" office:value-type="float" office:value="-61.8510675230088" calcext:value-type="float">
            <text:p>-61,85</text:p>
          </table:table-cell>
          <table:table-cell table:style-name="ce7" table:formula="of:=SUBSTITUTE([.E3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7.81948332</text:p>
          </table:table-cell>
          <table:table-cell table:style-name="ce5" office:value-type="string" calcext:value-type="string">
            <text:p>0.0032547590724803137</text:p>
          </table:table-cell>
          <table:table-cell table:style-name="ce5" office:value-type="string" calcext:value-type="string">
            <text:p>0.18446320008352804</text:p>
          </table:table-cell>
          <table:table-cell table:style-name="ce6" office:value-type="string" calcext:value-type="string">
            <text:p>-54.533613620917244</text:p>
          </table:table-cell>
          <table:table-cell table:number-columns-repeated="3"/>
          <table:table-cell table:style-name="ce7" table:formula="of:=SUBSTITUTE([.A36];&quot;.&quot;;&quot;,&quot;)/1" office:value-type="float" office:value="9057.81948332" calcext:value-type="float">
            <text:p>9.057,82</text:p>
          </table:table-cell>
          <table:table-cell table:style-name="ce7" table:formula="of:=SUBSTITUTE([.B36];&quot;.&quot;;&quot;,&quot;)/1" office:value-type="float" office:value="0.00325475907248031" calcext:value-type="float">
            <text:p>0,00</text:p>
          </table:table-cell>
          <table:table-cell table:style-name="ce7" table:formula="of:=SUBSTITUTE([.C36];&quot;.&quot;;&quot;,&quot;)/1" office:value-type="float" office:value="0.184463200083528" calcext:value-type="float">
            <text:p>0,18</text:p>
          </table:table-cell>
          <table:table-cell table:style-name="ce7" table:formula="of:=SUBSTITUTE([.D36];&quot;.&quot;;&quot;,&quot;)/1" office:value-type="float" office:value="-54.5336136209173" calcext:value-type="float">
            <text:p>-54,53</text:p>
          </table:table-cell>
          <table:table-cell table:style-name="ce7" table:formula="of:=SUBSTITUTE([.E3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8.64404366</text:p>
          </table:table-cell>
          <table:table-cell table:style-name="ce5" office:value-type="string" calcext:value-type="string">
            <text:p>-0.015043444264980523</text:p>
          </table:table-cell>
          <table:table-cell table:style-name="ce5" office:value-type="string" calcext:value-type="string">
            <text:p>0.17229142244477783</text:p>
          </table:table-cell>
          <table:table-cell table:style-name="ce6" office:value-type="string" calcext:value-type="string">
            <text:p>-33.61032164463261</text:p>
          </table:table-cell>
          <table:table-cell table:number-columns-repeated="3"/>
          <table:table-cell table:style-name="ce7" table:formula="of:=SUBSTITUTE([.A37];&quot;.&quot;;&quot;,&quot;)/1" office:value-type="float" office:value="9198.64404366" calcext:value-type="float">
            <text:p>9.198,64</text:p>
          </table:table-cell>
          <table:table-cell table:style-name="ce7" table:formula="of:=SUBSTITUTE([.B37];&quot;.&quot;;&quot;,&quot;)/1" office:value-type="float" office:value="-0.0150434442649805" calcext:value-type="float">
            <text:p>-0,02</text:p>
          </table:table-cell>
          <table:table-cell table:style-name="ce7" table:formula="of:=SUBSTITUTE([.C37];&quot;.&quot;;&quot;,&quot;)/1" office:value-type="float" office:value="0.172291422444778" calcext:value-type="float">
            <text:p>0,17</text:p>
          </table:table-cell>
          <table:table-cell table:style-name="ce7" table:formula="of:=SUBSTITUTE([.D37];&quot;.&quot;;&quot;,&quot;)/1" office:value-type="float" office:value="-33.6103216446326" calcext:value-type="float">
            <text:p>-33,61</text:p>
          </table:table-cell>
          <table:table-cell table:style-name="ce7" table:formula="of:=SUBSTITUTE([.E3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78.5414656</text:p>
          </table:table-cell>
          <table:table-cell table:style-name="ce5" office:value-type="string" calcext:value-type="string">
            <text:p>-0.032036850529175265</text:p>
          </table:table-cell>
          <table:table-cell table:style-name="ce5" office:value-type="string" calcext:value-type="string">
            <text:p>0.15906508233848857</text:p>
          </table:table-cell>
          <table:table-cell table:style-name="ce6" office:value-type="string" calcext:value-type="string">
            <text:p>-31.763709533843887</text:p>
          </table:table-cell>
          <table:table-cell table:number-columns-repeated="3"/>
          <table:table-cell table:style-name="ce7" table:formula="of:=SUBSTITUTE([.A38];&quot;.&quot;;&quot;,&quot;)/1" office:value-type="float" office:value="9078.5414656" calcext:value-type="float">
            <text:p>9.078,54</text:p>
          </table:table-cell>
          <table:table-cell table:style-name="ce7" table:formula="of:=SUBSTITUTE([.B38];&quot;.&quot;;&quot;,&quot;)/1" office:value-type="float" office:value="-0.0320368505291753" calcext:value-type="float">
            <text:p>-0,03</text:p>
          </table:table-cell>
          <table:table-cell table:style-name="ce7" table:formula="of:=SUBSTITUTE([.C38];&quot;.&quot;;&quot;,&quot;)/1" office:value-type="float" office:value="0.159065082338489" calcext:value-type="float">
            <text:p>0,16</text:p>
          </table:table-cell>
          <table:table-cell table:style-name="ce7" table:formula="of:=SUBSTITUTE([.D38];&quot;.&quot;;&quot;,&quot;)/1" office:value-type="float" office:value="-31.7637095338439" calcext:value-type="float">
            <text:p>-31,76</text:p>
          </table:table-cell>
          <table:table-cell table:style-name="ce7" table:formula="of:=SUBSTITUTE([.E3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1.85954224</text:p>
          </table:table-cell>
          <table:table-cell table:style-name="ce5" office:value-type="string" calcext:value-type="string">
            <text:p>-0.013990941556970001</text:p>
          </table:table-cell>
          <table:table-cell table:style-name="ce5" office:value-type="string" calcext:value-type="string">
            <text:p>0.15025335847622343</text:p>
          </table:table-cell>
          <table:table-cell table:style-name="ce6" office:value-type="string" calcext:value-type="string">
            <text:p>-11.48445762159735</text:p>
          </table:table-cell>
          <table:table-cell table:number-columns-repeated="3"/>
          <table:table-cell table:style-name="ce7" table:formula="of:=SUBSTITUTE([.A39];&quot;.&quot;;&quot;,&quot;)/1" office:value-type="float" office:value="9261.85954224" calcext:value-type="float">
            <text:p>9.261,86</text:p>
          </table:table-cell>
          <table:table-cell table:style-name="ce7" table:formula="of:=SUBSTITUTE([.B39];&quot;.&quot;;&quot;,&quot;)/1" office:value-type="float" office:value="-0.01399094155697" calcext:value-type="float">
            <text:p>-0,01</text:p>
          </table:table-cell>
          <table:table-cell table:style-name="ce7" table:formula="of:=SUBSTITUTE([.C39];&quot;.&quot;;&quot;,&quot;)/1" office:value-type="float" office:value="0.150253358476223" calcext:value-type="float">
            <text:p>0,15</text:p>
          </table:table-cell>
          <table:table-cell table:style-name="ce7" table:formula="of:=SUBSTITUTE([.D39];&quot;.&quot;;&quot;,&quot;)/1" office:value-type="float" office:value="-11.4844576215974" calcext:value-type="float">
            <text:p>-11,48</text:p>
          </table:table-cell>
          <table:table-cell table:style-name="ce7" table:formula="of:=SUBSTITUTE([.E3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52.74139029</text:p>
          </table:table-cell>
          <table:table-cell table:style-name="ce5" office:value-type="string" calcext:value-type="string">
            <text:p>0.014680230945408887</text:p>
          </table:table-cell>
          <table:table-cell table:style-name="ce5" office:value-type="string" calcext:value-type="string">
            <text:p>0.14413082189994547</text:p>
          </table:table-cell>
          <table:table-cell table:style-name="ce6" office:value-type="string" calcext:value-type="string">
            <text:p>-1.464712315033097</text:p>
          </table:table-cell>
          <table:table-cell table:number-columns-repeated="3"/>
          <table:table-cell table:style-name="ce7" table:formula="of:=SUBSTITUTE([.A40];&quot;.&quot;;&quot;,&quot;)/1" office:value-type="float" office:value="9252.74139029" calcext:value-type="float">
            <text:p>9.252,74</text:p>
          </table:table-cell>
          <table:table-cell table:style-name="ce7" table:formula="of:=SUBSTITUTE([.B40];&quot;.&quot;;&quot;,&quot;)/1" office:value-type="float" office:value="0.0146802309454089" calcext:value-type="float">
            <text:p>0,01</text:p>
          </table:table-cell>
          <table:table-cell table:style-name="ce7" table:formula="of:=SUBSTITUTE([.C40];&quot;.&quot;;&quot;,&quot;)/1" office:value-type="float" office:value="0.144130821899945" calcext:value-type="float">
            <text:p>0,14</text:p>
          </table:table-cell>
          <table:table-cell table:style-name="ce7" table:formula="of:=SUBSTITUTE([.D40];&quot;.&quot;;&quot;,&quot;)/1" office:value-type="float" office:value="-1.4647123150331" calcext:value-type="float">
            <text:p>-1,46</text:p>
          </table:table-cell>
          <table:table-cell table:style-name="ce7" table:formula="of:=SUBSTITUTE([.E4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13.3002186</text:p>
          </table:table-cell>
          <table:table-cell table:style-name="ce5" office:value-type="string" calcext:value-type="string">
            <text:p>0.036368241090123016</text:p>
          </table:table-cell>
          <table:table-cell table:style-name="ce5" office:value-type="string" calcext:value-type="string">
            <text:p>0.13866694371723023</text:p>
          </table:table-cell>
          <table:table-cell table:style-name="ce6" office:value-type="string" calcext:value-type="string">
            <text:p>-0.568869583357877</text:p>
          </table:table-cell>
          <table:table-cell table:number-columns-repeated="3"/>
          <table:table-cell table:style-name="ce7" table:formula="of:=SUBSTITUTE([.A41];&quot;.&quot;;&quot;,&quot;)/1" office:value-type="float" office:value="9213.3002186" calcext:value-type="float">
            <text:p>9.213,30</text:p>
          </table:table-cell>
          <table:table-cell table:style-name="ce7" table:formula="of:=SUBSTITUTE([.B41];&quot;.&quot;;&quot;,&quot;)/1" office:value-type="float" office:value="0.036368241090123" calcext:value-type="float">
            <text:p>0,04</text:p>
          </table:table-cell>
          <table:table-cell table:style-name="ce7" table:formula="of:=SUBSTITUTE([.C41];&quot;.&quot;;&quot;,&quot;)/1" office:value-type="float" office:value="0.13866694371723" calcext:value-type="float">
            <text:p>0,14</text:p>
          </table:table-cell>
          <table:table-cell table:style-name="ce7" table:formula="of:=SUBSTITUTE([.D41];&quot;.&quot;;&quot;,&quot;)/1" office:value-type="float" office:value="-0.568869583357877" calcext:value-type="float">
            <text:p>-0,57</text:p>
          </table:table-cell>
          <table:table-cell table:style-name="ce7" table:formula="of:=SUBSTITUTE([.E4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0.99999132</text:p>
          </table:table-cell>
          <table:table-cell table:style-name="ce5" office:value-type="string" calcext:value-type="string">
            <text:p>0.02855739584111616</text:p>
          </table:table-cell>
          <table:table-cell table:style-name="ce5" office:value-type="string" calcext:value-type="string">
            <text:p>0.13009408969865752</text:p>
          </table:table-cell>
          <table:table-cell table:style-name="ce6" office:value-type="string" calcext:value-type="string">
            <text:p>-13.167107045862995</text:p>
          </table:table-cell>
          <table:table-cell table:number-columns-repeated="3"/>
          <table:table-cell table:style-name="ce7" table:formula="of:=SUBSTITUTE([.A42];&quot;.&quot;;&quot;,&quot;)/1" office:value-type="float" office:value="9080.99999132" calcext:value-type="float">
            <text:p>9.081,00</text:p>
          </table:table-cell>
          <table:table-cell table:style-name="ce7" table:formula="of:=SUBSTITUTE([.B42];&quot;.&quot;;&quot;,&quot;)/1" office:value-type="float" office:value="0.0285573958411162" calcext:value-type="float">
            <text:p>0,03</text:p>
          </table:table-cell>
          <table:table-cell table:style-name="ce7" table:formula="of:=SUBSTITUTE([.C42];&quot;.&quot;;&quot;,&quot;)/1" office:value-type="float" office:value="0.130094089698658" calcext:value-type="float">
            <text:p>0,13</text:p>
          </table:table-cell>
          <table:table-cell table:style-name="ce7" table:formula="of:=SUBSTITUTE([.D42];&quot;.&quot;;&quot;,&quot;)/1" office:value-type="float" office:value="-13.167107045863" calcext:value-type="float">
            <text:p>-13,17</text:p>
          </table:table-cell>
          <table:table-cell table:style-name="ce7" table:formula="of:=SUBSTITUTE([.E4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8.86698208</text:p>
          </table:table-cell>
          <table:table-cell table:style-name="ce5" office:value-type="string" calcext:value-type="string">
            <text:p>-0.032270605438858416</text:p>
          </table:table-cell>
          <table:table-cell table:style-name="ce5" office:value-type="string" calcext:value-type="string">
            <text:p>0.11327269690434887</text:p>
          </table:table-cell>
          <table:table-cell table:style-name="ce6" office:value-type="string" calcext:value-type="string">
            <text:p>-41.72771552392926</text:p>
          </table:table-cell>
          <table:table-cell table:number-columns-repeated="3"/>
          <table:table-cell table:style-name="ce7" table:formula="of:=SUBSTITUTE([.A43];&quot;.&quot;;&quot;,&quot;)/1" office:value-type="float" office:value="8838.86698208" calcext:value-type="float">
            <text:p>8.838,87</text:p>
          </table:table-cell>
          <table:table-cell table:style-name="ce7" table:formula="of:=SUBSTITUTE([.B43];&quot;.&quot;;&quot;,&quot;)/1" office:value-type="float" office:value="-0.0322706054388584" calcext:value-type="float">
            <text:p>-0,03</text:p>
          </table:table-cell>
          <table:table-cell table:style-name="ce7" table:formula="of:=SUBSTITUTE([.C43];&quot;.&quot;;&quot;,&quot;)/1" office:value-type="float" office:value="0.113272696904349" calcext:value-type="float">
            <text:p>0,11</text:p>
          </table:table-cell>
          <table:table-cell table:style-name="ce7" table:formula="of:=SUBSTITUTE([.D43];&quot;.&quot;;&quot;,&quot;)/1" office:value-type="float" office:value="-41.7277155239293" calcext:value-type="float">
            <text:p>-41,73</text:p>
          </table:table-cell>
          <table:table-cell table:style-name="ce7" table:formula="of:=SUBSTITUTE([.E4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10.99999999</text:p>
          </table:table-cell>
          <table:table-cell table:style-name="ce5" office:value-type="string" calcext:value-type="string">
            <text:p>-0.11035369389287691</text:p>
          </table:table-cell>
          <table:table-cell table:style-name="ce5" office:value-type="string" calcext:value-type="string">
            <text:p>0.09092943572658468</text:p>
          </table:table-cell>
          <table:table-cell table:style-name="ce6" office:value-type="string" calcext:value-type="string">
            <text:p>-55.551550806380206</text:p>
          </table:table-cell>
          <table:table-cell table:number-columns-repeated="3"/>
          <table:table-cell table:style-name="ce7" table:formula="of:=SUBSTITUTE([.A44];&quot;.&quot;;&quot;,&quot;)/1" office:value-type="float" office:value="8810.99999999" calcext:value-type="float">
            <text:p>8.811,00</text:p>
          </table:table-cell>
          <table:table-cell table:style-name="ce7" table:formula="of:=SUBSTITUTE([.B44];&quot;.&quot;;&quot;,&quot;)/1" office:value-type="float" office:value="-0.110353693892877" calcext:value-type="float">
            <text:p>-0,11</text:p>
          </table:table-cell>
          <table:table-cell table:style-name="ce7" table:formula="of:=SUBSTITUTE([.C44];&quot;.&quot;;&quot;,&quot;)/1" office:value-type="float" office:value="0.0909294357265847" calcext:value-type="float">
            <text:p>0,09</text:p>
          </table:table-cell>
          <table:table-cell table:style-name="ce7" table:formula="of:=SUBSTITUTE([.D44];&quot;.&quot;;&quot;,&quot;)/1" office:value-type="float" office:value="-55.5515508063802" calcext:value-type="float">
            <text:p>-55,55</text:p>
          </table:table-cell>
          <table:table-cell table:style-name="ce7" table:formula="of:=SUBSTITUTE([.E4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2.97500004</text:p>
          </table:table-cell>
          <table:table-cell table:style-name="ce5" office:value-type="string" calcext:value-type="string">
            <text:p>-0.20745839013920547</text:p>
          </table:table-cell>
          <table:table-cell table:style-name="ce5" office:value-type="string" calcext:value-type="string">
            <text:p>0.06200305958972993</text:p>
          </table:table-cell>
          <table:table-cell table:style-name="ce6" office:value-type="string" calcext:value-type="string">
            <text:p>-71.22036461136614</text:p>
          </table:table-cell>
          <table:table-cell table:number-columns-repeated="3"/>
          <table:table-cell table:style-name="ce7" table:formula="of:=SUBSTITUTE([.A45];&quot;.&quot;;&quot;,&quot;)/1" office:value-type="float" office:value="8662.97500004" calcext:value-type="float">
            <text:p>8.662,98</text:p>
          </table:table-cell>
          <table:table-cell table:style-name="ce7" table:formula="of:=SUBSTITUTE([.B45];&quot;.&quot;;&quot;,&quot;)/1" office:value-type="float" office:value="-0.207458390139205" calcext:value-type="float">
            <text:p>-0,21</text:p>
          </table:table-cell>
          <table:table-cell table:style-name="ce7" table:formula="of:=SUBSTITUTE([.C45];&quot;.&quot;;&quot;,&quot;)/1" office:value-type="float" office:value="0.0620030595897299" calcext:value-type="float">
            <text:p>0,06</text:p>
          </table:table-cell>
          <table:table-cell table:style-name="ce7" table:formula="of:=SUBSTITUTE([.D45];&quot;.&quot;;&quot;,&quot;)/1" office:value-type="float" office:value="-71.2203646113661" calcext:value-type="float">
            <text:p>-71,22</text:p>
          </table:table-cell>
          <table:table-cell table:style-name="ce7" table:formula="of:=SUBSTITUTE([.E4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99" calcext:value-type="float">
            <text:p>8699</text:p>
          </table:table-cell>
          <table:table-cell table:style-name="ce5" office:value-type="string" calcext:value-type="string">
            <text:p>-0.2884868627729301</text:p>
          </table:table-cell>
          <table:table-cell table:style-name="ce5" office:value-type="string" calcext:value-type="string">
            <text:p>0.030998243041405943</text:p>
          </table:table-cell>
          <table:table-cell table:style-name="ce6" office:value-type="string" calcext:value-type="string">
            <text:p>-68.68111282457787</text:p>
          </table:table-cell>
          <table:table-cell table:number-columns-repeated="3"/>
          <table:table-cell table:style-name="ce7" table:formula="of:=SUBSTITUTE([.A46];&quot;.&quot;;&quot;,&quot;)/1" office:value-type="float" office:value="8699" calcext:value-type="float">
            <text:p>8.699,00</text:p>
          </table:table-cell>
          <table:table-cell table:style-name="ce7" table:formula="of:=SUBSTITUTE([.B46];&quot;.&quot;;&quot;,&quot;)/1" office:value-type="float" office:value="-0.28848686277293" calcext:value-type="float">
            <text:p>-0,29</text:p>
          </table:table-cell>
          <table:table-cell table:style-name="ce7" table:formula="of:=SUBSTITUTE([.C46];&quot;.&quot;;&quot;,&quot;)/1" office:value-type="float" office:value="0.0309982430414059" calcext:value-type="float">
            <text:p>0,03</text:p>
          </table:table-cell>
          <table:table-cell table:style-name="ce7" table:formula="of:=SUBSTITUTE([.D46];&quot;.&quot;;&quot;,&quot;)/1" office:value-type="float" office:value="-68.6811128245779" calcext:value-type="float">
            <text:p>-68,68</text:p>
          </table:table-cell>
          <table:table-cell table:style-name="ce7" table:formula="of:=SUBSTITUTE([.E4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03.8430299</text:p>
          </table:table-cell>
          <table:table-cell table:style-name="ce5" office:value-type="string" calcext:value-type="string">
            <text:p>-0.345140864727518</text:p>
          </table:table-cell>
          <table:table-cell table:style-name="ce5" office:value-type="string" calcext:value-type="string">
            <text:p>0.00018864802939999578</text:p>
          </table:table-cell>
          <table:table-cell table:style-name="ce6" office:value-type="string" calcext:value-type="string">
            <text:p>-59.371571056226614</text:p>
          </table:table-cell>
          <table:table-cell table:number-columns-repeated="3"/>
          <table:table-cell table:style-name="ce7" table:formula="of:=SUBSTITUTE([.A47];&quot;.&quot;;&quot;,&quot;)/1" office:value-type="float" office:value="8703.8430299" calcext:value-type="float">
            <text:p>8.703,84</text:p>
          </table:table-cell>
          <table:table-cell table:style-name="ce7" table:formula="of:=SUBSTITUTE([.B47];&quot;.&quot;;&quot;,&quot;)/1" office:value-type="float" office:value="-0.345140864727518" calcext:value-type="float">
            <text:p>-0,35</text:p>
          </table:table-cell>
          <table:table-cell table:style-name="ce7" table:formula="of:=SUBSTITUTE([.C47];&quot;.&quot;;&quot;,&quot;)/1" office:value-type="float" office:value="0.000188648029399996" calcext:value-type="float">
            <text:p>0,00</text:p>
          </table:table-cell>
          <table:table-cell table:style-name="ce7" table:formula="of:=SUBSTITUTE([.D47];&quot;.&quot;;&quot;,&quot;)/1" office:value-type="float" office:value="-59.3715710562266" calcext:value-type="float">
            <text:p>-59,37</text:p>
          </table:table-cell>
          <table:table-cell table:style-name="ce7" table:formula="of:=SUBSTITUTE([.E4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40" calcext:value-type="float">
            <text:p>8640</text:p>
          </table:table-cell>
          <table:table-cell table:style-name="ce5" office:value-type="string" calcext:value-type="string">
            <text:p>-0.388657050410892</text:p>
          </table:table-cell>
          <table:table-cell table:style-name="ce5" office:value-type="string" calcext:value-type="string">
            <text:p>-0.030690749269047413</text:p>
          </table:table-cell>
          <table:table-cell table:style-name="ce6" office:value-type="string" calcext:value-type="string">
            <text:p>-53.456289309362305</text:p>
          </table:table-cell>
          <table:table-cell table:number-columns-repeated="3"/>
          <table:table-cell table:style-name="ce7" table:formula="of:=SUBSTITUTE([.A48];&quot;.&quot;;&quot;,&quot;)/1" office:value-type="float" office:value="8640" calcext:value-type="float">
            <text:p>8.640,00</text:p>
          </table:table-cell>
          <table:table-cell table:style-name="ce7" table:formula="of:=SUBSTITUTE([.B48];&quot;.&quot;;&quot;,&quot;)/1" office:value-type="float" office:value="-0.388657050410892" calcext:value-type="float">
            <text:p>-0,39</text:p>
          </table:table-cell>
          <table:table-cell table:style-name="ce7" table:formula="of:=SUBSTITUTE([.C48];&quot;.&quot;;&quot;,&quot;)/1" office:value-type="float" office:value="-0.0306907492690474" calcext:value-type="float">
            <text:p>-0,03</text:p>
          </table:table-cell>
          <table:table-cell table:style-name="ce7" table:formula="of:=SUBSTITUTE([.D48];&quot;.&quot;;&quot;,&quot;)/1" office:value-type="float" office:value="-53.4562893093623" calcext:value-type="float">
            <text:p>-53,46</text:p>
          </table:table-cell>
          <table:table-cell table:style-name="ce7" table:formula="of:=SUBSTITUTE([.E4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04.0097973</text:p>
          </table:table-cell>
          <table:table-cell table:style-name="ce5" office:value-type="string" calcext:value-type="string">
            <text:p>-0.4553099773849147</text:p>
          </table:table-cell>
          <table:table-cell table:style-name="ce5" office:value-type="string" calcext:value-type="string">
            <text:p>-0.06626130649884311</text:p>
          </table:table-cell>
          <table:table-cell table:style-name="ce6" office:value-type="string" calcext:value-type="string">
            <text:p>-65.58852754180533</text:p>
          </table:table-cell>
          <table:table-cell table:number-columns-repeated="3"/>
          <table:table-cell table:style-name="ce7" table:formula="of:=SUBSTITUTE([.A49];&quot;.&quot;;&quot;,&quot;)/1" office:value-type="float" office:value="8404.0097973" calcext:value-type="float">
            <text:p>8.404,01</text:p>
          </table:table-cell>
          <table:table-cell table:style-name="ce7" table:formula="of:=SUBSTITUTE([.B49];&quot;.&quot;;&quot;,&quot;)/1" office:value-type="float" office:value="-0.455309977384915" calcext:value-type="float">
            <text:p>-0,46</text:p>
          </table:table-cell>
          <table:table-cell table:style-name="ce7" table:formula="of:=SUBSTITUTE([.C49];&quot;.&quot;;&quot;,&quot;)/1" office:value-type="float" office:value="-0.0662613064988431" calcext:value-type="float">
            <text:p>-0,07</text:p>
          </table:table-cell>
          <table:table-cell table:style-name="ce7" table:formula="of:=SUBSTITUTE([.D49];&quot;.&quot;;&quot;,&quot;)/1" office:value-type="float" office:value="-65.5885275418053" calcext:value-type="float">
            <text:p>-65,59</text:p>
          </table:table-cell>
          <table:table-cell table:style-name="ce7" table:formula="of:=SUBSTITUTE([.E4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87.12129022</text:p>
          </table:table-cell>
          <table:table-cell table:style-name="ce5" office:value-type="string" calcext:value-type="string">
            <text:p>-0.5004780415469802</text:p>
          </table:table-cell>
          <table:table-cell table:style-name="ce5" office:value-type="string" calcext:value-type="string">
            <text:p>-0.10087749865960421</text:p>
          </table:table-cell>
          <table:table-cell table:style-name="ce6" office:value-type="string" calcext:value-type="string">
            <text:p>-55.712611359539295</text:p>
          </table:table-cell>
          <table:table-cell table:number-columns-repeated="3"/>
          <table:table-cell table:style-name="ce7" table:formula="of:=SUBSTITUTE([.A50];&quot;.&quot;;&quot;,&quot;)/1" office:value-type="float" office:value="8487.12129022" calcext:value-type="float">
            <text:p>8.487,12</text:p>
          </table:table-cell>
          <table:table-cell table:style-name="ce7" table:formula="of:=SUBSTITUTE([.B50];&quot;.&quot;;&quot;,&quot;)/1" office:value-type="float" office:value="-0.50047804154698" calcext:value-type="float">
            <text:p>-0,50</text:p>
          </table:table-cell>
          <table:table-cell table:style-name="ce7" table:formula="of:=SUBSTITUTE([.C50];&quot;.&quot;;&quot;,&quot;)/1" office:value-type="float" office:value="-0.100877498659604" calcext:value-type="float">
            <text:p>-0,10</text:p>
          </table:table-cell>
          <table:table-cell table:style-name="ce7" table:formula="of:=SUBSTITUTE([.D50];&quot;.&quot;;&quot;,&quot;)/1" office:value-type="float" office:value="-55.7126113595393" calcext:value-type="float">
            <text:p>-55,71</text:p>
          </table:table-cell>
          <table:table-cell table:style-name="ce7" table:formula="of:=SUBSTITUTE([.E5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86.6356675</text:p>
          </table:table-cell>
          <table:table-cell table:style-name="ce5" office:value-type="string" calcext:value-type="string">
            <text:p>-0.5222281751657386</text:p>
          </table:table-cell>
          <table:table-cell table:style-name="ce5" office:value-type="string" calcext:value-type="string">
            <text:p>-0.13302347141682222</text:p>
          </table:table-cell>
          <table:table-cell table:style-name="ce6" office:value-type="string" calcext:value-type="string">
            <text:p>-42.7781068299131</text:p>
          </table:table-cell>
          <table:table-cell table:number-columns-repeated="3"/>
          <table:table-cell table:style-name="ce7" table:formula="of:=SUBSTITUTE([.A51];&quot;.&quot;;&quot;,&quot;)/1" office:value-type="float" office:value="8486.6356675" calcext:value-type="float">
            <text:p>8.486,64</text:p>
          </table:table-cell>
          <table:table-cell table:style-name="ce7" table:formula="of:=SUBSTITUTE([.B51];&quot;.&quot;;&quot;,&quot;)/1" office:value-type="float" office:value="-0.522228175165739" calcext:value-type="float">
            <text:p>-0,52</text:p>
          </table:table-cell>
          <table:table-cell table:style-name="ce7" table:formula="of:=SUBSTITUTE([.C51];&quot;.&quot;;&quot;,&quot;)/1" office:value-type="float" office:value="-0.133023471416822" calcext:value-type="float">
            <text:p>-0,13</text:p>
          </table:table-cell>
          <table:table-cell table:style-name="ce7" table:formula="of:=SUBSTITUTE([.D51];&quot;.&quot;;&quot;,&quot;)/1" office:value-type="float" office:value="-42.7781068299131" calcext:value-type="float">
            <text:p>-42,78</text:p>
          </table:table-cell>
          <table:table-cell table:style-name="ce7" table:formula="of:=SUBSTITUTE([.E5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39.84645517</text:p>
          </table:table-cell>
          <table:table-cell table:style-name="ce5" office:value-type="string" calcext:value-type="string">
            <text:p>-0.5488867730620743</text:p>
          </table:table-cell>
          <table:table-cell table:style-name="ce5" office:value-type="string" calcext:value-type="string">
            <text:p>-0.1656127450867564</text:p>
          </table:table-cell>
          <table:table-cell table:style-name="ce6" office:value-type="string" calcext:value-type="string">
            <text:p>-42.8732861155916</text:p>
          </table:table-cell>
          <table:table-cell table:number-columns-repeated="3"/>
          <table:table-cell table:style-name="ce7" table:formula="of:=SUBSTITUTE([.A52];&quot;.&quot;;&quot;,&quot;)/1" office:value-type="float" office:value="8339.84645517" calcext:value-type="float">
            <text:p>8.339,85</text:p>
          </table:table-cell>
          <table:table-cell table:style-name="ce7" table:formula="of:=SUBSTITUTE([.B52];&quot;.&quot;;&quot;,&quot;)/1" office:value-type="float" office:value="-0.548886773062074" calcext:value-type="float">
            <text:p>-0,55</text:p>
          </table:table-cell>
          <table:table-cell table:style-name="ce7" table:formula="of:=SUBSTITUTE([.C52];&quot;.&quot;;&quot;,&quot;)/1" office:value-type="float" office:value="-0.165612745086756" calcext:value-type="float">
            <text:p>-0,17</text:p>
          </table:table-cell>
          <table:table-cell table:style-name="ce7" table:formula="of:=SUBSTITUTE([.D52];&quot;.&quot;;&quot;,&quot;)/1" office:value-type="float" office:value="-42.8732861155916" calcext:value-type="float">
            <text:p>-42,87</text:p>
          </table:table-cell>
          <table:table-cell table:style-name="ce7" table:formula="of:=SUBSTITUTE([.E5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40.16286874</text:p>
          </table:table-cell>
          <table:table-cell table:style-name="ce5" office:value-type="string" calcext:value-type="string">
            <text:p>-0.5832980398852797</text:p>
          </table:table-cell>
          <table:table-cell table:style-name="ce5" office:value-type="string" calcext:value-type="string">
            <text:p>-0.19923353950987538</text:p>
          </table:table-cell>
          <table:table-cell table:style-name="ce6" office:value-type="string" calcext:value-type="string">
            <text:p>-45.05235332950855</text:p>
          </table:table-cell>
          <table:table-cell table:number-columns-repeated="3"/>
          <table:table-cell table:style-name="ce7" table:formula="of:=SUBSTITUTE([.A53];&quot;.&quot;;&quot;,&quot;)/1" office:value-type="float" office:value="8240.16286874" calcext:value-type="float">
            <text:p>8.240,16</text:p>
          </table:table-cell>
          <table:table-cell table:style-name="ce7" table:formula="of:=SUBSTITUTE([.B53];&quot;.&quot;;&quot;,&quot;)/1" office:value-type="float" office:value="-0.58329803988528" calcext:value-type="float">
            <text:p>-0,58</text:p>
          </table:table-cell>
          <table:table-cell table:style-name="ce7" table:formula="of:=SUBSTITUTE([.C53];&quot;.&quot;;&quot;,&quot;)/1" office:value-type="float" office:value="-0.199233539509875" calcext:value-type="float">
            <text:p>-0,20</text:p>
          </table:table-cell>
          <table:table-cell table:style-name="ce7" table:formula="of:=SUBSTITUTE([.D53];&quot;.&quot;;&quot;,&quot;)/1" office:value-type="float" office:value="-45.0523533295086" calcext:value-type="float">
            <text:p>-45,05</text:p>
          </table:table-cell>
          <table:table-cell table:style-name="ce7" table:formula="of:=SUBSTITUTE([.E5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136.00000285</text:p>
          </table:table-cell>
          <table:table-cell table:style-name="ce5" office:value-type="string" calcext:value-type="string">
            <text:p>-0.6259913242306739</text:p>
          </table:table-cell>
          <table:table-cell table:style-name="ce5" office:value-type="string" calcext:value-type="string">
            <text:p>-0.2342866290059184</text:p>
          </table:table-cell>
          <table:table-cell table:style-name="ce6" office:value-type="string" calcext:value-type="string">
            <text:p>-48.22211616283417</text:p>
          </table:table-cell>
          <table:table-cell table:number-columns-repeated="3"/>
          <table:table-cell table:style-name="ce7" table:formula="of:=SUBSTITUTE([.A54];&quot;.&quot;;&quot;,&quot;)/1" office:value-type="float" office:value="8136.00000285" calcext:value-type="float">
            <text:p>8.136,00</text:p>
          </table:table-cell>
          <table:table-cell table:style-name="ce7" table:formula="of:=SUBSTITUTE([.B54];&quot;.&quot;;&quot;,&quot;)/1" office:value-type="float" office:value="-0.625991324230674" calcext:value-type="float">
            <text:p>-0,63</text:p>
          </table:table-cell>
          <table:table-cell table:style-name="ce7" table:formula="of:=SUBSTITUTE([.C54];&quot;.&quot;;&quot;,&quot;)/1" office:value-type="float" office:value="-0.234286629005918" calcext:value-type="float">
            <text:p>-0,23</text:p>
          </table:table-cell>
          <table:table-cell table:style-name="ce7" table:formula="of:=SUBSTITUTE([.D54];&quot;.&quot;;&quot;,&quot;)/1" office:value-type="float" office:value="-48.2221161628342" calcext:value-type="float">
            <text:p>-48,22</text:p>
          </table:table-cell>
          <table:table-cell table:style-name="ce7" table:formula="of:=SUBSTITUTE([.E5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095.11079791</text:p>
          </table:table-cell>
          <table:table-cell table:style-name="ce5" office:value-type="string" calcext:value-type="string">
            <text:p>-0.6640656555778268</text:p>
          </table:table-cell>
          <table:table-cell table:style-name="ce5" office:value-type="string" calcext:value-type="string">
            <text:p>-0.2692330562059594</text:p>
          </table:table-cell>
          <table:table-cell table:style-name="ce6" office:value-type="string" calcext:value-type="string">
            <text:p>-45.37360784794666</text:p>
          </table:table-cell>
          <table:table-cell table:number-columns-repeated="3"/>
          <table:table-cell table:style-name="ce7" table:formula="of:=SUBSTITUTE([.A55];&quot;.&quot;;&quot;,&quot;)/1" office:value-type="float" office:value="8095.11079791" calcext:value-type="float">
            <text:p>8.095,11</text:p>
          </table:table-cell>
          <table:table-cell table:style-name="ce7" table:formula="of:=SUBSTITUTE([.B55];&quot;.&quot;;&quot;,&quot;)/1" office:value-type="float" office:value="-0.664065655577827" calcext:value-type="float">
            <text:p>-0,66</text:p>
          </table:table-cell>
          <table:table-cell table:style-name="ce7" table:formula="of:=SUBSTITUTE([.C55];&quot;.&quot;;&quot;,&quot;)/1" office:value-type="float" office:value="-0.269233056205959" calcext:value-type="float">
            <text:p>-0,27</text:p>
          </table:table-cell>
          <table:table-cell table:style-name="ce7" table:formula="of:=SUBSTITUTE([.D55];&quot;.&quot;;&quot;,&quot;)/1" office:value-type="float" office:value="-45.3736078479467" calcext:value-type="float">
            <text:p>-45,37</text:p>
          </table:table-cell>
          <table:table-cell table:style-name="ce7" table:formula="of:=SUBSTITUTE([.E5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0.01465798</text:p>
          </table:table-cell>
          <table:table-cell table:style-name="ce5" office:value-type="string" calcext:value-type="string">
            <text:p>-0.6217976013485796</text:p>
          </table:table-cell>
          <table:table-cell table:style-name="ce5" office:value-type="string" calcext:value-type="string">
            <text:p>-0.29272067802681706</text:p>
          </table:table-cell>
          <table:table-cell table:style-name="ce6" office:value-type="string" calcext:value-type="string">
            <text:p>-3.3611108865048323</text:p>
          </table:table-cell>
          <table:table-cell table:number-columns-repeated="3"/>
          <table:table-cell table:style-name="ce7" table:formula="of:=SUBSTITUTE([.A56];&quot;.&quot;;&quot;,&quot;)/1" office:value-type="float" office:value="8440.01465798" calcext:value-type="float">
            <text:p>8.440,01</text:p>
          </table:table-cell>
          <table:table-cell table:style-name="ce7" table:formula="of:=SUBSTITUTE([.B56];&quot;.&quot;;&quot;,&quot;)/1" office:value-type="float" office:value="-0.62179760134858" calcext:value-type="float">
            <text:p>-0,62</text:p>
          </table:table-cell>
          <table:table-cell table:style-name="ce7" table:formula="of:=SUBSTITUTE([.C56];&quot;.&quot;;&quot;,&quot;)/1" office:value-type="float" office:value="-0.292720678026817" calcext:value-type="float">
            <text:p>-0,29</text:p>
          </table:table-cell>
          <table:table-cell table:style-name="ce7" table:formula="of:=SUBSTITUTE([.D56];&quot;.&quot;;&quot;,&quot;)/1" office:value-type="float" office:value="-3.36111088650483" calcext:value-type="float">
            <text:p>-3,36</text:p>
          </table:table-cell>
          <table:table-cell table:style-name="ce7" table:formula="of:=SUBSTITUTE([.E5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201" calcext:value-type="float">
            <text:p>8201</text:p>
          </table:table-cell>
          <table:table-cell table:style-name="ce5" office:value-type="string" calcext:value-type="string">
            <text:p>-0.5856616462586279</text:p>
          </table:table-cell>
          <table:table-cell table:style-name="ce5" office:value-type="string" calcext:value-type="string">
            <text:p>-0.3133273260685612</text:p>
          </table:table-cell>
          <table:table-cell table:style-name="ce6" office:value-type="string" calcext:value-type="string">
            <text:p>0.4787978527816108</text:p>
          </table:table-cell>
          <table:table-cell table:number-columns-repeated="3"/>
          <table:table-cell table:style-name="ce7" table:formula="of:=SUBSTITUTE([.A57];&quot;.&quot;;&quot;,&quot;)/1" office:value-type="float" office:value="8201" calcext:value-type="float">
            <text:p>8.201,00</text:p>
          </table:table-cell>
          <table:table-cell table:style-name="ce7" table:formula="of:=SUBSTITUTE([.B57];&quot;.&quot;;&quot;,&quot;)/1" office:value-type="float" office:value="-0.585661646258628" calcext:value-type="float">
            <text:p>-0,59</text:p>
          </table:table-cell>
          <table:table-cell table:style-name="ce7" table:formula="of:=SUBSTITUTE([.C57];&quot;.&quot;;&quot;,&quot;)/1" office:value-type="float" office:value="-0.313327326068561" calcext:value-type="float">
            <text:p>-0,31</text:p>
          </table:table-cell>
          <table:table-cell table:style-name="ce7" table:formula="of:=SUBSTITUTE([.D57];&quot;.&quot;;&quot;,&quot;)/1" office:value-type="float" office:value="0.478797852781611" calcext:value-type="float">
            <text:p>0,48</text:p>
          </table:table-cell>
          <table:table-cell table:style-name="ce7" table:formula="of:=SUBSTITUTE([.E5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20.54540126</text:p>
          </table:table-cell>
          <table:table-cell table:style-name="ce5" office:value-type="string" calcext:value-type="string">
            <text:p>-0.5452518256302351</text:p>
          </table:table-cell>
          <table:table-cell table:style-name="ce5" office:value-type="string" calcext:value-type="string">
            <text:p>-0.32987511165946226</text:p>
          </table:table-cell>
          <table:table-cell table:style-name="ce6" office:value-type="string" calcext:value-type="string">
            <text:p>8.22684974846311</text:p>
          </table:table-cell>
          <table:table-cell table:number-columns-repeated="3"/>
          <table:table-cell table:style-name="ce7" table:formula="of:=SUBSTITUTE([.A58];&quot;.&quot;;&quot;,&quot;)/1" office:value-type="float" office:value="8220.54540126" calcext:value-type="float">
            <text:p>8.220,55</text:p>
          </table:table-cell>
          <table:table-cell table:style-name="ce7" table:formula="of:=SUBSTITUTE([.B58];&quot;.&quot;;&quot;,&quot;)/1" office:value-type="float" office:value="-0.545251825630235" calcext:value-type="float">
            <text:p>-0,55</text:p>
          </table:table-cell>
          <table:table-cell table:style-name="ce7" table:formula="of:=SUBSTITUTE([.C58];&quot;.&quot;;&quot;,&quot;)/1" office:value-type="float" office:value="-0.329875111659462" calcext:value-type="float">
            <text:p>-0,33</text:p>
          </table:table-cell>
          <table:table-cell table:style-name="ce7" table:formula="of:=SUBSTITUTE([.D58];&quot;.&quot;;&quot;,&quot;)/1" office:value-type="float" office:value="8.22684974846311" calcext:value-type="float">
            <text:p>8,23</text:p>
          </table:table-cell>
          <table:table-cell table:style-name="ce7" table:formula="of:=SUBSTITUTE([.E5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108.90956338</text:p>
          </table:table-cell>
          <table:table-cell table:style-name="ce5" office:value-type="string" calcext:value-type="string">
            <text:p>-0.5215740970039793</text:p>
          </table:table-cell>
          <table:table-cell table:style-name="ce5" office:value-type="string" calcext:value-type="string">
            <text:p>-0.34526737835681326</text:p>
          </table:table-cell>
          <table:table-cell table:style-name="ce6" office:value-type="string" calcext:value-type="string">
            <text:p>4.959729750830775</text:p>
          </table:table-cell>
          <table:table-cell table:number-columns-repeated="3"/>
          <table:table-cell table:style-name="ce7" table:formula="of:=SUBSTITUTE([.A59];&quot;.&quot;;&quot;,&quot;)/1" office:value-type="float" office:value="8108.90956338" calcext:value-type="float">
            <text:p>8.108,91</text:p>
          </table:table-cell>
          <table:table-cell table:style-name="ce7" table:formula="of:=SUBSTITUTE([.B59];&quot;.&quot;;&quot;,&quot;)/1" office:value-type="float" office:value="-0.521574097003979" calcext:value-type="float">
            <text:p>-0,52</text:p>
          </table:table-cell>
          <table:table-cell table:style-name="ce7" table:formula="of:=SUBSTITUTE([.C59];&quot;.&quot;;&quot;,&quot;)/1" office:value-type="float" office:value="-0.345267378356813" calcext:value-type="float">
            <text:p>-0,35</text:p>
          </table:table-cell>
          <table:table-cell table:style-name="ce7" table:formula="of:=SUBSTITUTE([.D59];&quot;.&quot;;&quot;,&quot;)/1" office:value-type="float" office:value="4.95972975083078" calcext:value-type="float">
            <text:p>4,96</text:p>
          </table:table-cell>
          <table:table-cell table:style-name="ce7" table:formula="of:=SUBSTITUTE([.E5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072.69878096</text:p>
          </table:table-cell>
          <table:table-cell table:style-name="ce5" office:value-type="string" calcext:value-type="string">
            <text:p>-0.507579712744664</text:p>
          </table:table-cell>
          <table:table-cell table:style-name="ce5" office:value-type="string" calcext:value-type="string">
            <text:p>-0.35941310636861185</text:p>
          </table:table-cell>
          <table:table-cell table:style-name="ce6" office:value-type="string" calcext:value-type="string">
            <text:p>3.287148946374515</text:p>
          </table:table-cell>
          <table:table-cell table:number-columns-repeated="3"/>
          <table:table-cell table:style-name="ce7" table:formula="of:=SUBSTITUTE([.A60];&quot;.&quot;;&quot;,&quot;)/1" office:value-type="float" office:value="8072.69878096" calcext:value-type="float">
            <text:p>8.072,70</text:p>
          </table:table-cell>
          <table:table-cell table:style-name="ce7" table:formula="of:=SUBSTITUTE([.B60];&quot;.&quot;;&quot;,&quot;)/1" office:value-type="float" office:value="-0.507579712744664" calcext:value-type="float">
            <text:p>-0,51</text:p>
          </table:table-cell>
          <table:table-cell table:style-name="ce7" table:formula="of:=SUBSTITUTE([.C60];&quot;.&quot;;&quot;,&quot;)/1" office:value-type="float" office:value="-0.359413106368612" calcext:value-type="float">
            <text:p>-0,36</text:p>
          </table:table-cell>
          <table:table-cell table:style-name="ce7" table:formula="of:=SUBSTITUTE([.D60];&quot;.&quot;;&quot;,&quot;)/1" office:value-type="float" office:value="3.28714894637451" calcext:value-type="float">
            <text:p>3,29</text:p>
          </table:table-cell>
          <table:table-cell table:style-name="ce7" table:formula="of:=SUBSTITUTE([.E6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120.02872349</text:p>
          </table:table-cell>
          <table:table-cell table:style-name="ce5" office:value-type="string" calcext:value-type="string">
            <text:p>-0.4833988352929712</text:p>
          </table:table-cell>
          <table:table-cell table:style-name="ce5" office:value-type="string" calcext:value-type="string">
            <text:p>-0.3700168196506637</text:p>
          </table:table-cell>
          <table:table-cell table:style-name="ce6" office:value-type="string" calcext:value-type="string">
            <text:p>10.38063133582574</text:p>
          </table:table-cell>
          <table:table-cell table:number-columns-repeated="3"/>
          <table:table-cell table:style-name="ce7" table:formula="of:=SUBSTITUTE([.A61];&quot;.&quot;;&quot;,&quot;)/1" office:value-type="float" office:value="8120.02872349" calcext:value-type="float">
            <text:p>8.120,03</text:p>
          </table:table-cell>
          <table:table-cell table:style-name="ce7" table:formula="of:=SUBSTITUTE([.B61];&quot;.&quot;;&quot;,&quot;)/1" office:value-type="float" office:value="-0.483398835292971" calcext:value-type="float">
            <text:p>-0,48</text:p>
          </table:table-cell>
          <table:table-cell table:style-name="ce7" table:formula="of:=SUBSTITUTE([.C61];&quot;.&quot;;&quot;,&quot;)/1" office:value-type="float" office:value="-0.370016819650664" calcext:value-type="float">
            <text:p>-0,37</text:p>
          </table:table-cell>
          <table:table-cell table:style-name="ce7" table:formula="of:=SUBSTITUTE([.D61];&quot;.&quot;;&quot;,&quot;)/1" office:value-type="float" office:value="10.3806313358257" calcext:value-type="float">
            <text:p>10,38</text:p>
          </table:table-cell>
          <table:table-cell table:style-name="ce7" table:formula="of:=SUBSTITUTE([.E6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94.99101929</text:p>
          </table:table-cell>
          <table:table-cell table:style-name="ce5" office:value-type="string" calcext:value-type="string">
            <text:p>-0.4183997178397489</text:p>
          </table:table-cell>
          <table:table-cell table:style-name="ce5" office:value-type="string" calcext:value-type="string">
            <text:p>-0.37221806143850983</text:p>
          </table:table-cell>
          <table:table-cell table:style-name="ce6" office:value-type="string" calcext:value-type="string">
            <text:p>33.1899120514218</text:p>
          </table:table-cell>
          <table:table-cell table:number-columns-repeated="3"/>
          <table:table-cell table:style-name="ce7" table:formula="of:=SUBSTITUTE([.A62];&quot;.&quot;;&quot;,&quot;)/1" office:value-type="float" office:value="8294.99101929" calcext:value-type="float">
            <text:p>8.294,99</text:p>
          </table:table-cell>
          <table:table-cell table:style-name="ce7" table:formula="of:=SUBSTITUTE([.B62];&quot;.&quot;;&quot;,&quot;)/1" office:value-type="float" office:value="-0.418399717839749" calcext:value-type="float">
            <text:p>-0,42</text:p>
          </table:table-cell>
          <table:table-cell table:style-name="ce7" table:formula="of:=SUBSTITUTE([.C62];&quot;.&quot;;&quot;,&quot;)/1" office:value-type="float" office:value="-0.37221806143851" calcext:value-type="float">
            <text:p>-0,37</text:p>
          </table:table-cell>
          <table:table-cell table:style-name="ce7" table:formula="of:=SUBSTITUTE([.D62];&quot;.&quot;;&quot;,&quot;)/1" office:value-type="float" office:value="33.1899120514218" calcext:value-type="float">
            <text:p>33,19</text:p>
          </table:table-cell>
          <table:table-cell table:style-name="ce7" table:formula="of:=SUBSTITUTE([.E6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11.4256703</text:p>
          </table:table-cell>
          <table:table-cell table:style-name="ce5" office:value-type="string" calcext:value-type="string">
            <text:p>-0.3551826755388383</text:p>
          </table:table-cell>
          <table:table-cell table:style-name="ce5" office:value-type="string" calcext:value-type="string">
            <text:p>-0.37023011544104717</text:p>
          </table:table-cell>
          <table:table-cell table:style-name="ce6" office:value-type="string" calcext:value-type="string">
            <text:p>37.61599783336355</text:p>
          </table:table-cell>
          <table:table-cell table:number-columns-repeated="3"/>
          <table:table-cell table:style-name="ce7" table:formula="of:=SUBSTITUTE([.A63];&quot;.&quot;;&quot;,&quot;)/1" office:value-type="float" office:value="8211.4256703" calcext:value-type="float">
            <text:p>8.211,43</text:p>
          </table:table-cell>
          <table:table-cell table:style-name="ce7" table:formula="of:=SUBSTITUTE([.B63];&quot;.&quot;;&quot;,&quot;)/1" office:value-type="float" office:value="-0.355182675538838" calcext:value-type="float">
            <text:p>-0,36</text:p>
          </table:table-cell>
          <table:table-cell table:style-name="ce7" table:formula="of:=SUBSTITUTE([.C63];&quot;.&quot;;&quot;,&quot;)/1" office:value-type="float" office:value="-0.370230115441047" calcext:value-type="float">
            <text:p>-0,37</text:p>
          </table:table-cell>
          <table:table-cell table:style-name="ce7" table:formula="of:=SUBSTITUTE([.D63];&quot;.&quot;;&quot;,&quot;)/1" office:value-type="float" office:value="37.6159978333636" calcext:value-type="float">
            <text:p>37,62</text:p>
          </table:table-cell>
          <table:table-cell table:style-name="ce7" table:formula="of:=SUBSTITUTE([.E6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089.66686369</text:p>
          </table:table-cell>
          <table:table-cell table:style-name="ce5" office:value-type="string" calcext:value-type="string">
            <text:p>-0.3199555410615252</text:p>
          </table:table-cell>
          <table:table-cell table:style-name="ce5" office:value-type="string" calcext:value-type="string">
            <text:p>-0.36808698803999507</text:p>
          </table:table-cell>
          <table:table-cell table:style-name="ce6" office:value-type="string" calcext:value-type="string">
            <text:p>28.239471260795142</text:p>
          </table:table-cell>
          <table:table-cell table:number-columns-repeated="3"/>
          <table:table-cell table:style-name="ce7" table:formula="of:=SUBSTITUTE([.A64];&quot;.&quot;;&quot;,&quot;)/1" office:value-type="float" office:value="8089.66686369" calcext:value-type="float">
            <text:p>8.089,67</text:p>
          </table:table-cell>
          <table:table-cell table:style-name="ce7" table:formula="of:=SUBSTITUTE([.B64];&quot;.&quot;;&quot;,&quot;)/1" office:value-type="float" office:value="-0.319955541061525" calcext:value-type="float">
            <text:p>-0,32</text:p>
          </table:table-cell>
          <table:table-cell table:style-name="ce7" table:formula="of:=SUBSTITUTE([.C64];&quot;.&quot;;&quot;,&quot;)/1" office:value-type="float" office:value="-0.368086988039995" calcext:value-type="float">
            <text:p>-0,37</text:p>
          </table:table-cell>
          <table:table-cell table:style-name="ce7" table:formula="of:=SUBSTITUTE([.D64];&quot;.&quot;;&quot;,&quot;)/1" office:value-type="float" office:value="28.2394712607951" calcext:value-type="float">
            <text:p>28,24</text:p>
          </table:table-cell>
          <table:table-cell table:style-name="ce7" table:formula="of:=SUBSTITUTE([.E6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7991" calcext:value-type="float">
            <text:p>7991</text:p>
          </table:table-cell>
          <table:table-cell table:style-name="ce5" office:value-type="string" calcext:value-type="string">
            <text:p>-0.315860831070709</text:p>
          </table:table-cell>
          <table:table-cell table:style-name="ce5" office:value-type="string" calcext:value-type="string">
            <text:p>-0.36784147510155557</text:p>
          </table:table-cell>
          <table:table-cell table:style-name="ce6" office:value-type="string" calcext:value-type="string">
            <text:p>14.558968696691181</text:p>
          </table:table-cell>
          <table:table-cell table:number-columns-repeated="3"/>
          <table:table-cell table:style-name="ce7" table:formula="of:=SUBSTITUTE([.A65];&quot;.&quot;;&quot;,&quot;)/1" office:value-type="float" office:value="7991" calcext:value-type="float">
            <text:p>7.991,00</text:p>
          </table:table-cell>
          <table:table-cell table:style-name="ce7" table:formula="of:=SUBSTITUTE([.B65];&quot;.&quot;;&quot;,&quot;)/1" office:value-type="float" office:value="-0.315860831070709" calcext:value-type="float">
            <text:p>-0,32</text:p>
          </table:table-cell>
          <table:table-cell table:style-name="ce7" table:formula="of:=SUBSTITUTE([.C65];&quot;.&quot;;&quot;,&quot;)/1" office:value-type="float" office:value="-0.367841475101556" calcext:value-type="float">
            <text:p>-0,37</text:p>
          </table:table-cell>
          <table:table-cell table:style-name="ce7" table:formula="of:=SUBSTITUTE([.D65];&quot;.&quot;;&quot;,&quot;)/1" office:value-type="float" office:value="14.5589686966912" calcext:value-type="float">
            <text:p>14,56</text:p>
          </table:table-cell>
          <table:table-cell table:style-name="ce7" table:formula="of:=SUBSTITUTE([.E6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801.55180681</text:p>
          </table:table-cell>
          <table:table-cell table:style-name="ce5" office:value-type="string" calcext:value-type="string">
            <text:p>-0.35684980785035314</text:p>
          </table:table-cell>
          <table:table-cell table:style-name="ce5" office:value-type="string" calcext:value-type="string">
            <text:p>-0.37328369417534535</text:p>
          </table:table-cell>
          <table:table-cell table:style-name="ce6" office:value-type="string" calcext:value-type="string">
            <text:p>-8.607136679793797</text:p>
          </table:table-cell>
          <table:table-cell table:number-columns-repeated="3"/>
          <table:table-cell table:style-name="ce7" table:formula="of:=SUBSTITUTE([.A66];&quot;.&quot;;&quot;,&quot;)/1" office:value-type="float" office:value="7801.55180681" calcext:value-type="float">
            <text:p>7.801,55</text:p>
          </table:table-cell>
          <table:table-cell table:style-name="ce7" table:formula="of:=SUBSTITUTE([.B66];&quot;.&quot;;&quot;,&quot;)/1" office:value-type="float" office:value="-0.356849807850353" calcext:value-type="float">
            <text:p>-0,36</text:p>
          </table:table-cell>
          <table:table-cell table:style-name="ce7" table:formula="of:=SUBSTITUTE([.C66];&quot;.&quot;;&quot;,&quot;)/1" office:value-type="float" office:value="-0.373283694175345" calcext:value-type="float">
            <text:p>-0,37</text:p>
          </table:table-cell>
          <table:table-cell table:style-name="ce7" table:formula="of:=SUBSTITUTE([.D66];&quot;.&quot;;&quot;,&quot;)/1" office:value-type="float" office:value="-8.6071366797938" calcext:value-type="float">
            <text:p>-8,61</text:p>
          </table:table-cell>
          <table:table-cell table:style-name="ce7" table:formula="of:=SUBSTITUTE([.E6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7850" calcext:value-type="float">
            <text:p>7850</text:p>
          </table:table-cell>
          <table:table-cell table:style-name="ce5" office:value-type="string" calcext:value-type="string">
            <text:p>-0.39628052048155143</text:p>
          </table:table-cell>
          <table:table-cell table:style-name="ce5" office:value-type="string" calcext:value-type="string">
            <text:p>-0.38006893494011373</text:p>
          </table:table-cell>
          <table:table-cell table:style-name="ce6" office:value-type="string" calcext:value-type="string">
            <text:p>-12.205321692323622</text:p>
          </table:table-cell>
          <table:table-cell table:number-columns-repeated="3"/>
          <table:table-cell table:style-name="ce7" table:formula="of:=SUBSTITUTE([.A67];&quot;.&quot;;&quot;,&quot;)/1" office:value-type="float" office:value="7850" calcext:value-type="float">
            <text:p>7.850,00</text:p>
          </table:table-cell>
          <table:table-cell table:style-name="ce7" table:formula="of:=SUBSTITUTE([.B67];&quot;.&quot;;&quot;,&quot;)/1" office:value-type="float" office:value="-0.396280520481551" calcext:value-type="float">
            <text:p>-0,40</text:p>
          </table:table-cell>
          <table:table-cell table:style-name="ce7" table:formula="of:=SUBSTITUTE([.C67];&quot;.&quot;;&quot;,&quot;)/1" office:value-type="float" office:value="-0.380068934940114" calcext:value-type="float">
            <text:p>-0,38</text:p>
          </table:table-cell>
          <table:table-cell table:style-name="ce7" table:formula="of:=SUBSTITUTE([.D67];&quot;.&quot;;&quot;,&quot;)/1" office:value-type="float" office:value="-12.2053216923236" calcext:value-type="float">
            <text:p>-12,21</text:p>
          </table:table-cell>
          <table:table-cell table:style-name="ce7" table:formula="of:=SUBSTITUTE([.E6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705.96697916</text:p>
          </table:table-cell>
          <table:table-cell table:style-name="ce5" office:value-type="string" calcext:value-type="string">
            <text:p>-0.4507100504018796</text:p>
          </table:table-cell>
          <table:table-cell table:style-name="ce5" office:value-type="string" calcext:value-type="string">
            <text:p>-0.39061003137252814</text:p>
          </table:table-cell>
          <table:table-cell table:style-name="ce6" office:value-type="string" calcext:value-type="string">
            <text:p>-23.163908062570016</text:p>
          </table:table-cell>
          <table:table-cell table:number-columns-repeated="3"/>
          <table:table-cell table:style-name="ce7" table:formula="of:=SUBSTITUTE([.A68];&quot;.&quot;;&quot;,&quot;)/1" office:value-type="float" office:value="7705.96697916" calcext:value-type="float">
            <text:p>7.705,97</text:p>
          </table:table-cell>
          <table:table-cell table:style-name="ce7" table:formula="of:=SUBSTITUTE([.B68];&quot;.&quot;;&quot;,&quot;)/1" office:value-type="float" office:value="-0.45071005040188" calcext:value-type="float">
            <text:p>-0,45</text:p>
          </table:table-cell>
          <table:table-cell table:style-name="ce7" table:formula="of:=SUBSTITUTE([.C68];&quot;.&quot;;&quot;,&quot;)/1" office:value-type="float" office:value="-0.390610031372528" calcext:value-type="float">
            <text:p>-0,39</text:p>
          </table:table-cell>
          <table:table-cell table:style-name="ce7" table:formula="of:=SUBSTITUTE([.D68];&quot;.&quot;;&quot;,&quot;)/1" office:value-type="float" office:value="-23.16390806257" calcext:value-type="float">
            <text:p>-23,16</text:p>
          </table:table-cell>
          <table:table-cell table:style-name="ce7" table:formula="of:=SUBSTITUTE([.E6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7600" calcext:value-type="float">
            <text:p>7600</text:p>
          </table:table-cell>
          <table:table-cell table:style-name="ce5" office:value-type="string" calcext:value-type="string">
            <text:p>-0.5170694528887854</text:p>
          </table:table-cell>
          <table:table-cell table:style-name="ce5" office:value-type="string" calcext:value-type="string">
            <text:p>-0.4052657816590693</text:p>
          </table:table-cell>
          <table:table-cell table:style-name="ce6" office:value-type="string" calcext:value-type="string">
            <text:p>-33.1833165124888</text:p>
          </table:table-cell>
          <table:table-cell table:number-columns-repeated="3"/>
          <table:table-cell table:style-name="ce7" table:formula="of:=SUBSTITUTE([.A69];&quot;.&quot;;&quot;,&quot;)/1" office:value-type="float" office:value="7600" calcext:value-type="float">
            <text:p>7.600,00</text:p>
          </table:table-cell>
          <table:table-cell table:style-name="ce7" table:formula="of:=SUBSTITUTE([.B69];&quot;.&quot;;&quot;,&quot;)/1" office:value-type="float" office:value="-0.517069452888785" calcext:value-type="float">
            <text:p>-0,52</text:p>
          </table:table-cell>
          <table:table-cell table:style-name="ce7" table:formula="of:=SUBSTITUTE([.C69];&quot;.&quot;;&quot;,&quot;)/1" office:value-type="float" office:value="-0.405265781659069" calcext:value-type="float">
            <text:p>-0,41</text:p>
          </table:table-cell>
          <table:table-cell table:style-name="ce7" table:formula="of:=SUBSTITUTE([.D69];&quot;.&quot;;&quot;,&quot;)/1" office:value-type="float" office:value="-33.1833165124888" calcext:value-type="float">
            <text:p>-33,18</text:p>
          </table:table-cell>
          <table:table-cell table:style-name="ce7" table:formula="of:=SUBSTITUTE([.E6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720.77200084</text:p>
          </table:table-cell>
          <table:table-cell table:style-name="ce5" office:value-type="string" calcext:value-type="string">
            <text:p>-0.5475139116713255</text:p>
          </table:table-cell>
          <table:table-cell table:style-name="ce5" office:value-type="string" calcext:value-type="string">
            <text:p>-0.4177051876796205</text:p>
          </table:table-cell>
          <table:table-cell table:style-name="ce6" office:value-type="string" calcext:value-type="string">
            <text:p>-20.362282716927268</text:p>
          </table:table-cell>
          <table:table-cell table:number-columns-repeated="3"/>
          <table:table-cell table:style-name="ce7" table:formula="of:=SUBSTITUTE([.A70];&quot;.&quot;;&quot;,&quot;)/1" office:value-type="float" office:value="7720.77200084" calcext:value-type="float">
            <text:p>7.720,77</text:p>
          </table:table-cell>
          <table:table-cell table:style-name="ce7" table:formula="of:=SUBSTITUTE([.B70];&quot;.&quot;;&quot;,&quot;)/1" office:value-type="float" office:value="-0.547513911671325" calcext:value-type="float">
            <text:p>-0,55</text:p>
          </table:table-cell>
          <table:table-cell table:style-name="ce7" table:formula="of:=SUBSTITUTE([.C70];&quot;.&quot;;&quot;,&quot;)/1" office:value-type="float" office:value="-0.417705187679621" calcext:value-type="float">
            <text:p>-0,42</text:p>
          </table:table-cell>
          <table:table-cell table:style-name="ce7" table:formula="of:=SUBSTITUTE([.D70];&quot;.&quot;;&quot;,&quot;)/1" office:value-type="float" office:value="-20.3622827169273" calcext:value-type="float">
            <text:p>-20,36</text:p>
          </table:table-cell>
          <table:table-cell table:style-name="ce7" table:formula="of:=SUBSTITUTE([.E7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1];&quot;.&quot;;&quot;,&quot;)/1" office:value-type="string" office:string-value="" calcext:value-type="error">
            <text:p>#VALORE!</text:p>
          </table:table-cell>
          <table:table-cell table:style-name="ce7" table:formula="of:=SUBSTITUTE([.B71];&quot;.&quot;;&quot;,&quot;)/1" office:value-type="string" office:string-value="" calcext:value-type="error">
            <text:p>#VALORE!</text:p>
          </table:table-cell>
          <table:table-cell table:style-name="ce7" table:formula="of:=SUBSTITUTE([.C71];&quot;.&quot;;&quot;,&quot;)/1" office:value-type="string" office:string-value="" calcext:value-type="error">
            <text:p>#VALORE!</text:p>
          </table:table-cell>
          <table:table-cell table:style-name="ce7" table:formula="of:=SUBSTITUTE([.D71];&quot;.&quot;;&quot;,&quot;)/1" office:value-type="string" office:string-value="" calcext:value-type="error">
            <text:p>#VALORE!</text:p>
          </table:table-cell>
          <table:table-cell table:style-name="ce7" table:formula="of:=SUBSTITUTE([.E7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2];&quot;.&quot;;&quot;,&quot;)/1" office:value-type="string" office:string-value="" calcext:value-type="error">
            <text:p>#VALORE!</text:p>
          </table:table-cell>
          <table:table-cell table:style-name="ce7" table:formula="of:=SUBSTITUTE([.B72];&quot;.&quot;;&quot;,&quot;)/1" office:value-type="string" office:string-value="" calcext:value-type="error">
            <text:p>#VALORE!</text:p>
          </table:table-cell>
          <table:table-cell table:style-name="ce7" table:formula="of:=SUBSTITUTE([.C72];&quot;.&quot;;&quot;,&quot;)/1" office:value-type="string" office:string-value="" calcext:value-type="error">
            <text:p>#VALORE!</text:p>
          </table:table-cell>
          <table:table-cell table:style-name="ce7" table:formula="of:=SUBSTITUTE([.D72];&quot;.&quot;;&quot;,&quot;)/1" office:value-type="string" office:string-value="" calcext:value-type="error">
            <text:p>#VALORE!</text:p>
          </table:table-cell>
          <table:table-cell table:style-name="ce7" table:formula="of:=SUBSTITUTE([.E7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3];&quot;.&quot;;&quot;,&quot;)/1" office:value-type="string" office:string-value="" calcext:value-type="error">
            <text:p>#VALORE!</text:p>
          </table:table-cell>
          <table:table-cell table:style-name="ce7" table:formula="of:=SUBSTITUTE([.B73];&quot;.&quot;;&quot;,&quot;)/1" office:value-type="string" office:string-value="" calcext:value-type="error">
            <text:p>#VALORE!</text:p>
          </table:table-cell>
          <table:table-cell table:style-name="ce7" table:formula="of:=SUBSTITUTE([.C73];&quot;.&quot;;&quot;,&quot;)/1" office:value-type="string" office:string-value="" calcext:value-type="error">
            <text:p>#VALORE!</text:p>
          </table:table-cell>
          <table:table-cell table:style-name="ce7" table:formula="of:=SUBSTITUTE([.D73];&quot;.&quot;;&quot;,&quot;)/1" office:value-type="string" office:string-value="" calcext:value-type="error">
            <text:p>#VALORE!</text:p>
          </table:table-cell>
          <table:table-cell table:style-name="ce7" table:formula="of:=SUBSTITUTE([.E7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4];&quot;.&quot;;&quot;,&quot;)/1" office:value-type="string" office:string-value="" calcext:value-type="error">
            <text:p>#VALORE!</text:p>
          </table:table-cell>
          <table:table-cell table:style-name="ce7" table:formula="of:=SUBSTITUTE([.B74];&quot;.&quot;;&quot;,&quot;)/1" office:value-type="string" office:string-value="" calcext:value-type="error">
            <text:p>#VALORE!</text:p>
          </table:table-cell>
          <table:table-cell table:style-name="ce7" table:formula="of:=SUBSTITUTE([.C74];&quot;.&quot;;&quot;,&quot;)/1" office:value-type="string" office:string-value="" calcext:value-type="error">
            <text:p>#VALORE!</text:p>
          </table:table-cell>
          <table:table-cell table:style-name="ce7" table:formula="of:=SUBSTITUTE([.D74];&quot;.&quot;;&quot;,&quot;)/1" office:value-type="string" office:string-value="" calcext:value-type="error">
            <text:p>#VALORE!</text:p>
          </table:table-cell>
          <table:table-cell table:style-name="ce7" table:formula="of:=SUBSTITUTE([.E7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5];&quot;.&quot;;&quot;,&quot;)/1" office:value-type="string" office:string-value="" calcext:value-type="error">
            <text:p>#VALORE!</text:p>
          </table:table-cell>
          <table:table-cell table:style-name="ce7" table:formula="of:=SUBSTITUTE([.B75];&quot;.&quot;;&quot;,&quot;)/1" office:value-type="string" office:string-value="" calcext:value-type="error">
            <text:p>#VALORE!</text:p>
          </table:table-cell>
          <table:table-cell table:style-name="ce7" table:formula="of:=SUBSTITUTE([.C75];&quot;.&quot;;&quot;,&quot;)/1" office:value-type="string" office:string-value="" calcext:value-type="error">
            <text:p>#VALORE!</text:p>
          </table:table-cell>
          <table:table-cell table:style-name="ce7" table:formula="of:=SUBSTITUTE([.D75];&quot;.&quot;;&quot;,&quot;)/1" office:value-type="string" office:string-value="" calcext:value-type="error">
            <text:p>#VALORE!</text:p>
          </table:table-cell>
          <table:table-cell table:style-name="ce7" table:formula="of:=SUBSTITUTE([.E7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6];&quot;.&quot;;&quot;,&quot;)/1" office:value-type="string" office:string-value="" calcext:value-type="error">
            <text:p>#VALORE!</text:p>
          </table:table-cell>
          <table:table-cell table:style-name="ce7" table:formula="of:=SUBSTITUTE([.B76];&quot;.&quot;;&quot;,&quot;)/1" office:value-type="string" office:string-value="" calcext:value-type="error">
            <text:p>#VALORE!</text:p>
          </table:table-cell>
          <table:table-cell table:style-name="ce7" table:formula="of:=SUBSTITUTE([.C76];&quot;.&quot;;&quot;,&quot;)/1" office:value-type="string" office:string-value="" calcext:value-type="error">
            <text:p>#VALORE!</text:p>
          </table:table-cell>
          <table:table-cell table:style-name="ce7" table:formula="of:=SUBSTITUTE([.D76];&quot;.&quot;;&quot;,&quot;)/1" office:value-type="string" office:string-value="" calcext:value-type="error">
            <text:p>#VALORE!</text:p>
          </table:table-cell>
          <table:table-cell table:style-name="ce7" table:formula="of:=SUBSTITUTE([.E7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7];&quot;.&quot;;&quot;,&quot;)/1" office:value-type="string" office:string-value="" calcext:value-type="error">
            <text:p>#VALORE!</text:p>
          </table:table-cell>
          <table:table-cell table:style-name="ce7" table:formula="of:=SUBSTITUTE([.B77];&quot;.&quot;;&quot;,&quot;)/1" office:value-type="string" office:string-value="" calcext:value-type="error">
            <text:p>#VALORE!</text:p>
          </table:table-cell>
          <table:table-cell table:style-name="ce7" table:formula="of:=SUBSTITUTE([.C77];&quot;.&quot;;&quot;,&quot;)/1" office:value-type="string" office:string-value="" calcext:value-type="error">
            <text:p>#VALORE!</text:p>
          </table:table-cell>
          <table:table-cell table:style-name="ce7" table:formula="of:=SUBSTITUTE([.D77];&quot;.&quot;;&quot;,&quot;)/1" office:value-type="string" office:string-value="" calcext:value-type="error">
            <text:p>#VALORE!</text:p>
          </table:table-cell>
          <table:table-cell table:style-name="ce7" table:formula="of:=SUBSTITUTE([.E7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formula="of:=SUBSTITUTE([.A78];&quot;.&quot;;&quot;,&quot;)/1" office:value-type="string" office:string-value="" calcext:value-type="error">
            <text:p>#VALORE!</text:p>
          </table:table-cell>
          <table:table-cell table:style-name="ce7" table:formula="of:=SUBSTITUTE([.B78];&quot;.&quot;;&quot;,&quot;)/1" office:value-type="string" office:string-value="" calcext:value-type="error">
            <text:p>#VALORE!</text:p>
          </table:table-cell>
          <table:table-cell table:style-name="ce7" table:formula="of:=SUBSTITUTE([.C78];&quot;.&quot;;&quot;,&quot;)/1" office:value-type="string" office:string-value="" calcext:value-type="error">
            <text:p>#VALORE!</text:p>
          </table:table-cell>
          <table:table-cell table:style-name="ce7" table:formula="of:=SUBSTITUTE([.D78];&quot;.&quot;;&quot;,&quot;)/1" office:value-type="string" office:string-value="" calcext:value-type="error">
            <text:p>#VALORE!</text:p>
          </table:table-cell>
          <table:table-cell table:style-name="ce7" table:formula="of:=SUBSTITUTE([.E78];&quot;.&quot;;&quot;,&quot;)/1" office:value-type="string" office:string-value="" calcext:value-type="error">
            <text:p>#VALORE!</text:p>
          </table:table-cell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76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1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5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7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5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7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10480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51:54.0568856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2-19T10:12:27.825647383</dc:date>
    <meta:editing-duration>PT2H22M38S</meta:editing-duration>
    <meta:editing-cycles>17</meta:editing-cycles>
    <meta:generator>LibreOffice/5.1.6.2$Linux_X86_64 LibreOffice_project/10m0$Build-2</meta:generator>
    <meta:document-statistic meta:table-count="2" meta:cell-count="1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Foglio1.F1:Foglio1.H78" chart:data-source-has-labels="row" svg:x="0.32cm" svg:y="0.18cm" svg:width="15.36cm" svg:height="8.64cm">
          <chartooo:coordinate-region svg:x="1.794cm" svg:y="0.382cm" svg:width="13.886cm" svg:height="7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F2:Foglio1.F78" chart:label-cell-address="Foglio1.F1:Foglio1.F1" chart:class="chart:line">
            <chart:data-point chart:repeated="77"/>
          </chart:series>
          <chart:series chart:style-name="ch8" chart:values-cell-range-address="Foglio1.G2:Foglio1.G78" chart:label-cell-address="Foglio1.G1:Foglio1.G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o true</text:p>
                <draw:g>
                  <svg:desc>Foglio1.F1:Foglio1.F1</svg:desc>
                </draw:g>
              </table:table-cell>
              <table:table-cell office:value-type="string">
                <text:p>adosc</text:p>
                <draw:g>
                  <svg:desc>Foglio1.G1:Foglio1.G1</svg:desc>
                </draw:g>
              </table:table-cell>
              <table:table-cell office:value-type="string">
                <text:p>obv</text:p>
                <draw:g>
                  <svg:desc>Foglio1.H1:Fogli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709630531707">
                <text:p>0.825709630531707</text:p>
                <draw:g>
                  <svg:desc>Foglio1.F2:Foglio1.F78</svg:desc>
                </draw:g>
              </table:table-cell>
              <table:table-cell office:value-type="float" office:value="0.518730892428375">
                <text:p>0.518730892428375</text:p>
                <draw:g>
                  <svg:desc>Foglio1.G2:Foglio1.G78</svg:desc>
                </draw:g>
              </table:table-cell>
              <table:table-cell office:value-type="float" office:value="0.135826960169793">
                <text:p>0.135826960169793</text:p>
                <draw:g>
                  <svg:desc>Foglio1.H2:Foglio1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2087693723287">
                <text:p>0.642087693723287</text:p>
              </table:table-cell>
              <table:table-cell office:value-type="float" office:value="0.588082852660663">
                <text:p>0.588082852660663</text:p>
              </table:table-cell>
              <table:table-cell office:value-type="float" office:value="0.174648278030646">
                <text:p>0.174648278030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0473298025">
                <text:p>0.5480473298025</text:p>
              </table:table-cell>
              <table:table-cell office:value-type="float" office:value="0.590589507916674">
                <text:p>0.590589507916674</text:p>
              </table:table-cell>
              <table:table-cell office:value-type="float" office:value="0.203239789369354">
                <text:p>0.203239789369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9172703066831">
                <text:p>0.589172703066831</text:p>
              </table:table-cell>
              <table:table-cell office:value-type="float" office:value="0.575149259057042">
                <text:p>0.575149259057042</text:p>
              </table:table-cell>
              <table:table-cell office:value-type="float" office:value="0.227839491612376">
                <text:p>0.227839491612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0265064743799">
                <text:p>0.550265064743799</text:p>
              </table:table-cell>
              <table:table-cell office:value-type="float" office:value="0.543764736294093">
                <text:p>0.543764736294093</text:p>
              </table:table-cell>
              <table:table-cell office:value-type="float" office:value="0.246730659817006">
                <text:p>0.24673065981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3922289408292">
                <text:p>0.563922289408292</text:p>
              </table:table-cell>
              <table:table-cell office:value-type="float" office:value="0.514448377795147">
                <text:p>0.514448377795147</text:p>
              </table:table-cell>
              <table:table-cell office:value-type="float" office:value="0.262929493028113">
                <text:p>0.262929493028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4619133256162">
                <text:p>0.684619133256162</text:p>
              </table:table-cell>
              <table:table-cell office:value-type="float" office:value="0.523933224460816">
                <text:p>0.523933224460816</text:p>
              </table:table-cell>
              <table:table-cell office:value-type="float" office:value="0.286526125439941">
                <text:p>0.286526125439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3518909252992">
                <text:p>0.723518909252992</text:p>
              </table:table-cell>
              <table:table-cell office:value-type="float" office:value="0.559395446927112">
                <text:p>0.559395446927112</text:p>
              </table:table-cell>
              <table:table-cell office:value-type="float" office:value="0.31763114816059">
                <text:p>0.3176311481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991362637572">
                <text:p>0.650991362637572</text:p>
              </table:table-cell>
              <table:table-cell office:value-type="float" office:value="0.580608638914466">
                <text:p>0.580608638914466</text:p>
              </table:table-cell>
              <table:table-cell office:value-type="float" office:value="0.347517441123598">
                <text:p>0.347517441123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2946678607327">
                <text:p>0.572946678607327</text:p>
              </table:table-cell>
              <table:table-cell office:value-type="float" office:value="0.571026056884877">
                <text:p>0.571026056884877</text:p>
              </table:table-cell>
              <table:table-cell office:value-type="float" office:value="0.370019782954261">
                <text:p>0.370019782954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0806429980368">
                <text:p>0.520806429980368</text:p>
              </table:table-cell>
              <table:table-cell office:value-type="float" office:value="0.535638411096219">
                <text:p>0.535638411096219</text:p>
              </table:table-cell>
              <table:table-cell office:value-type="float" office:value="0.383338458422512">
                <text:p>0.383338458422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2869533358393">
                <text:p>0.412869533358393</text:p>
              </table:table-cell>
              <table:table-cell office:value-type="float" office:value="0.465924458351484">
                <text:p>0.465924458351484</text:p>
              </table:table-cell>
              <table:table-cell office:value-type="float" office:value="0.382480252067591">
                <text:p>0.382480252067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0250922106793">
                <text:p>0.470250922106793</text:p>
              </table:table-cell>
              <table:table-cell office:value-type="float" office:value="0.409398011159579">
                <text:p>0.409398011159579</text:p>
              </table:table-cell>
              <table:table-cell office:value-type="float" office:value="0.377335375760925">
                <text:p>0.377335375760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6610002465381">
                <text:p>0.486610002465381</text:p>
              </table:table-cell>
              <table:table-cell office:value-type="float" office:value="0.373877550437456">
                <text:p>0.373877550437456</text:p>
              </table:table-cell>
              <table:table-cell office:value-type="float" office:value="0.371497919887979">
                <text:p>0.371497919887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2477627952745">
                <text:p>0.622477627952745</text:p>
              </table:table-cell>
              <table:table-cell office:value-type="float" office:value="0.392681281112286">
                <text:p>0.392681281112286</text:p>
              </table:table-cell>
              <table:table-cell office:value-type="float" office:value="0.376446517498741">
                <text:p>0.376446517498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9347521969979">
                <text:p>0.609347521969979</text:p>
              </table:table-cell>
              <table:table-cell office:value-type="float" office:value="0.430629350004592">
                <text:p>0.430629350004592</text:p>
              </table:table-cell>
              <table:table-cell office:value-type="float" office:value="0.387872547512232">
                <text:p>0.387872547512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7040970332007">
                <text:p>0.777040970332007</text:p>
              </table:table-cell>
              <table:table-cell office:value-type="float" office:value="0.518630133347921">
                <text:p>0.518630133347921</text:p>
              </table:table-cell>
              <table:table-cell office:value-type="float" office:value="0.416388608186014">
                <text:p>0.416388608186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4354479844947">
                <text:p>0.724354479844947</text:p>
              </table:table-cell>
              <table:table-cell office:value-type="float" office:value="0.600166295193323">
                <text:p>0.600166295193323</text:p>
              </table:table-cell>
              <table:table-cell office:value-type="float" office:value="0.451268964015898">
                <text:p>0.451268964015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340440824409">
                <text:p>0.65340440824409</text:p>
              </table:table-cell>
              <table:table-cell office:value-type="float" office:value="0.64608698365983">
                <text:p>0.64608698365983</text:p>
              </table:table-cell>
              <table:table-cell office:value-type="float" office:value="0.483698325268621">
                <text:p>0.483698325268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4046980136731">
                <text:p>0.834046980136731</text:p>
              </table:table-cell>
              <table:table-cell office:value-type="float" office:value="0.717491773816819">
                <text:p>0.717491773816819</text:p>
              </table:table-cell>
              <table:table-cell office:value-type="float" office:value="0.527156434149526">
                <text:p>0.527156434149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4276312071235">
                <text:p>0.804276312071235</text:p>
              </table:table-cell>
              <table:table-cell office:value-type="float" office:value="0.777553300720005">
                <text:p>0.777553300720005</text:p>
              </table:table-cell>
              <table:table-cell office:value-type="float" office:value="0.573732956793126">
                <text:p>0.573732956793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7581014656732">
                <text:p>0.927581014656732</text:p>
              </table:table-cell>
              <table:table-cell office:value-type="float" office:value="0.852987604863251">
                <text:p>0.852987604863251</text:p>
              </table:table-cell>
              <table:table-cell office:value-type="float" office:value="0.629675687389623">
                <text:p>0.629675687389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360892711604">
                <text:p>0.996360892711604</text:p>
              </table:table-cell>
              <table:table-cell office:value-type="float" office:value="0.936299565577841">
                <text:p>0.936299565577841</text:p>
              </table:table-cell>
              <table:table-cell office:value-type="float" office:value="0.694269935006932">
                <text:p>0.694269935006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770957962474">
                <text:p>0.903770957962474</text:p>
              </table:table-cell>
              <table:table-cell office:value-type="float" office:value="0.978460997757822">
                <text:p>0.978460997757822</text:p>
              </table:table-cell>
              <table:table-cell office:value-type="float" office:value="0.754124971113531">
                <text:p>0.754124971113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1894840286169">
                <text:p>0.941894840286169</text:p>
              </table:table-cell>
              <table:table-cell office:value-type="float" office:value="1">
                <text:p>1</text:p>
              </table:table-cell>
              <table:table-cell office:value-type="float" office:value="0.8105744284022">
                <text:p>0.8105744284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3860397357991">
                <text:p>0.893860397357991</text:p>
              </table:table-cell>
              <table:table-cell office:value-type="float" office:value="0.989636347330305">
                <text:p>0.989636347330305</text:p>
              </table:table-cell>
              <table:table-cell office:value-type="float" office:value="0.857951734486018">
                <text:p>0.857951734486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988611521457113">
                <text:p>0.988611521457113</text:p>
              </table:table-cell>
              <table:table-cell office:value-type="float" office:value="0.904624290623604">
                <text:p>0.904624290623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267677743936">
                <text:p>0.97267677743936</text:p>
              </table:table-cell>
              <table:table-cell office:value-type="float" office:value="0.977472559523162">
                <text:p>0.977472559523162</text:p>
              </table:table-cell>
              <table:table-cell office:value-type="float" office:value="0.945797577171412">
                <text:p>0.945797577171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7543188406796">
                <text:p>0.937543188406796</text:p>
              </table:table-cell>
              <table:table-cell office:value-type="float" office:value="0.9480043741576">
                <text:p>0.9480043741576</text:p>
              </table:table-cell>
              <table:table-cell office:value-type="float" office:value="0.977957802918711">
                <text:p>0.977957802918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5967878121658">
                <text:p>0.855967878121658</text:p>
              </table:table-cell>
              <table:table-cell office:value-type="float" office:value="0.888238794258847">
                <text:p>0.888238794258847</text:p>
              </table:table-cell>
              <table:table-cell office:value-type="float" office:value="0.995720969323674">
                <text:p>0.995720969323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23376234537153">
                <text:p>0.823376234537153</text:p>
              </table:table-cell>
              <table:table-cell office:value-type="float" office:value="0.811694682341988">
                <text:p>0.81169468234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9295041825651">
                <text:p>0.889295041825651</text:p>
              </table:table-cell>
              <table:table-cell office:value-type="float" office:value="0.753261362954883">
                <text:p>0.753261362954883</text:p>
              </table:table-cell>
              <table:table-cell office:value-type="float" office:value="0.999454188601626">
                <text:p>0.999454188601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7967737339176">
                <text:p>0.807967737339176</text:p>
              </table:table-cell>
              <table:table-cell office:value-type="float" office:value="0.687548292661062">
                <text:p>0.687548292661062</text:p>
              </table:table-cell>
              <table:table-cell office:value-type="float" office:value="0.988884109086344">
                <text:p>0.988884109086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591968492348">
                <text:p>0.75591968492348</text:p>
              </table:table-cell>
              <table:table-cell office:value-type="float" office:value="0.613614752919241">
                <text:p>0.613614752919241</text:p>
              </table:table-cell>
              <table:table-cell office:value-type="float" office:value="0.967663239683187">
                <text:p>0.967663239683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0290032725415">
                <text:p>0.810290032725415</text:p>
              </table:table-cell>
              <table:table-cell office:value-type="float" office:value="0.560906128562653">
                <text:p>0.560906128562653</text:p>
              </table:table-cell>
              <table:table-cell office:value-type="float" office:value="0.943912508122054">
                <text:p>0.943912508122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8563604256077">
                <text:p>0.888563604256077</text:p>
              </table:table-cell>
              <table:table-cell office:value-type="float" office:value="0.545525849212071">
                <text:p>0.545525849212071</text:p>
              </table:table-cell>
              <table:table-cell office:value-type="float" office:value="0.924832972575568">
                <text:p>0.9248329725755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1807793251949">
                <text:p>0.821807793251949</text:p>
              </table:table-cell>
              <table:table-cell office:value-type="float" office:value="0.531242297398754">
                <text:p>0.531242297398754</text:p>
              </table:table-cell>
              <table:table-cell office:value-type="float" office:value="0.904100386613395">
                <text:p>0.904100386613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3700251144955">
                <text:p>0.923700251144955</text:p>
              </table:table-cell>
              <table:table-cell office:value-type="float" office:value="0.546410514518709">
                <text:p>0.546410514518709</text:p>
              </table:table-cell>
              <table:table-cell office:value-type="float" office:value="0.890287811027011">
                <text:p>0.890287811027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8632169858832">
                <text:p>0.918632169858832</text:p>
              </table:table-cell>
              <table:table-cell office:value-type="float" office:value="0.570509636944161">
                <text:p>0.570509636944161</text:p>
              </table:table-cell>
              <table:table-cell office:value-type="float" office:value="0.880690597069548">
                <text:p>0.8806905970695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670984774345">
                <text:p>0.89670984774345</text:p>
              </table:table-cell>
              <table:table-cell office:value-type="float" office:value="0.588739167375766">
                <text:p>0.588739167375766</text:p>
              </table:table-cell>
              <table:table-cell office:value-type="float" office:value="0.872125844976403">
                <text:p>0.872125844976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3174299125214">
                <text:p>0.823174299125214</text:p>
              </table:table-cell>
              <table:table-cell office:value-type="float" office:value="0.582173878987701">
                <text:p>0.582173878987701</text:p>
              </table:table-cell>
              <table:table-cell office:value-type="float" office:value="0.858687703249146">
                <text:p>0.858687703249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591131438247">
                <text:p>0.688591131438247</text:p>
              </table:table-cell>
              <table:table-cell office:value-type="float" office:value="0.531045818228412">
                <text:p>0.531045818228412</text:p>
              </table:table-cell>
              <table:table-cell office:value-type="float" office:value="0.832319791241072">
                <text:p>0.832319791241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3102013554981">
                <text:p>0.673102013554981</text:p>
              </table:table-cell>
              <table:table-cell office:value-type="float" office:value="0.465414253706428">
                <text:p>0.465414253706428</text:p>
              </table:table-cell>
              <table:table-cell office:value-type="float" office:value="0.797296226194305">
                <text:p>0.797296226194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0826269935127">
                <text:p>0.590826269935127</text:p>
              </table:table-cell>
              <table:table-cell office:value-type="float" office:value="0.383794363109612">
                <text:p>0.383794363109612</text:p>
              </table:table-cell>
              <table:table-cell office:value-type="float" office:value="0.751953480203196">
                <text:p>0.751953480203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08498042139">
                <text:p>0.6108498042139</text:p>
              </table:table-cell>
              <table:table-cell office:value-type="float" office:value="0.315687100255764">
                <text:p>0.315687100255764</text:p>
              </table:table-cell>
              <table:table-cell office:value-type="float" office:value="0.703352732062455">
                <text:p>0.703352732062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3541673063961">
                <text:p>0.613541673063961</text:p>
              </table:table-cell>
              <table:table-cell office:value-type="float" office:value="0.268067431793229">
                <text:p>0.268067431793229</text:p>
              </table:table-cell>
              <table:table-cell office:value-type="float" office:value="0.65505799807611">
                <text:p>0.65505799807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8056229647367">
                <text:p>0.578056229647367</text:p>
              </table:table-cell>
              <table:table-cell office:value-type="float" office:value="0.231490557018215">
                <text:p>0.231490557018215</text:p>
              </table:table-cell>
              <table:table-cell office:value-type="float" office:value="0.606653847433882">
                <text:p>0.606653847433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6887376948828">
                <text:p>0.446887376948828</text:p>
              </table:table-cell>
              <table:table-cell office:value-type="float" office:value="0.175466442656361">
                <text:p>0.175466442656361</text:p>
              </table:table-cell>
              <table:table-cell office:value-type="float" office:value="0.550896197958464">
                <text:p>0.550896197958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3082681023539">
                <text:p>0.493082681023539</text:p>
              </table:table-cell>
              <table:table-cell office:value-type="float" office:value="0.137501106293784">
                <text:p>0.137501106293784</text:p>
              </table:table-cell>
              <table:table-cell office:value-type="float" office:value="0.496634537220221">
                <text:p>0.496634537220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2812760601853">
                <text:p>0.492812760601853</text:p>
              </table:table-cell>
              <table:table-cell office:value-type="float" office:value="0.119219358911289">
                <text:p>0.119219358911289</text:p>
              </table:table-cell>
              <table:table-cell office:value-type="float" office:value="0.446245001024203">
                <text:p>0.446245001024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122389653225">
                <text:p>0.41122389653225</text:p>
              </table:table-cell>
              <table:table-cell office:value-type="float" office:value="0.0968118757732561">
                <text:p>0.0968118757732561</text:p>
              </table:table-cell>
              <table:table-cell office:value-type="float" office:value="0.395160580664755">
                <text:p>0.39516058066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5817436792391">
                <text:p>0.355817436792391</text:p>
              </table:table-cell>
              <table:table-cell office:value-type="float" office:value="0.0678880034789325">
                <text:p>0.0678880034789325</text:p>
              </table:table-cell>
              <table:table-cell office:value-type="float" office:value="0.342459228295749">
                <text:p>0.3424592282957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7921289171585">
                <text:p>0.297921289171585</text:p>
              </table:table-cell>
              <table:table-cell office:value-type="float" office:value="0.03200280603544">
                <text:p>0.03200280603544</text:p>
              </table:table-cell>
              <table:table-cell office:value-type="float" office:value="0.287512721145906">
                <text:p>0.2875127211459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5194116439956">
                <text:p>0.275194116439956</text:p>
              </table:table-cell>
              <table:table-cell office:value-type="float" office:value="0">
                <text:p>0</text:p>
              </table:table-cell>
              <table:table-cell office:value-type="float" office:value="0.232733409546989">
                <text:p>0.232733409546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899717346578">
                <text:p>0.466899717346578</text:p>
              </table:table-cell>
              <table:table-cell office:value-type="float" office:value="0.0355277766708623">
                <text:p>0.0355277766708623</text:p>
              </table:table-cell>
              <table:table-cell office:value-type="float" office:value="0.195916033422176">
                <text:p>0.195916033422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4049801940449">
                <text:p>0.334049801940449</text:p>
              </table:table-cell>
              <table:table-cell office:value-type="float" office:value="0.065901309724006">
                <text:p>0.065901309724006</text:p>
              </table:table-cell>
              <table:table-cell office:value-type="float" office:value="0.163614648573123">
                <text:p>0.163614648573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4913591324392">
                <text:p>0.344913591324392</text:p>
              </table:table-cell>
              <table:table-cell office:value-type="float" office:value="0.0998671761158811">
                <text:p>0.0998671761158811</text:p>
              </table:table-cell>
              <table:table-cell office:value-type="float" office:value="0.137675622017785">
                <text:p>0.137675622017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2863791768202">
                <text:p>0.282863791768202</text:p>
              </table:table-cell>
              <table:table-cell office:value-type="float" office:value="0.119769134463536">
                <text:p>0.119769134463536</text:p>
              </table:table-cell>
              <table:table-cell office:value-type="float" office:value="0.113547897349357">
                <text:p>0.113547897349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273699526985">
                <text:p>0.26273699526985</text:p>
              </table:table-cell>
              <table:table-cell office:value-type="float" office:value="0.131531903478514">
                <text:p>0.131531903478514</text:p>
              </table:table-cell>
              <table:table-cell office:value-type="float" office:value="0.0913741501414899">
                <text:p>0.09137415014148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9044080008617">
                <text:p>0.289044080008617</text:p>
              </table:table-cell>
              <table:table-cell office:value-type="float" office:value="0.151856775996889">
                <text:p>0.151856775996889</text:p>
              </table:table-cell>
              <table:table-cell office:value-type="float" office:value="0.0747525907855619">
                <text:p>0.0747525907855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629220023996">
                <text:p>0.38629220023996</text:p>
              </table:table-cell>
              <table:table-cell office:value-type="float" office:value="0.206490805662805">
                <text:p>0.206490805662805</text:p>
              </table:table-cell>
              <table:table-cell office:value-type="float" office:value="0.071302094713081">
                <text:p>0.071302094713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9844632387723">
                <text:p>0.339844632387723</text:p>
              </table:table-cell>
              <table:table-cell office:value-type="float" office:value="0.259626938887152">
                <text:p>0.259626938887152</text:p>
              </table:table-cell>
              <table:table-cell office:value-type="float" office:value="0.0744182448309018">
                <text:p>0.0744182448309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2168250969128">
                <text:p>0.272168250969128</text:p>
              </table:table-cell>
              <table:table-cell office:value-type="float" office:value="0.289236576455905">
                <text:p>0.289236576455905</text:p>
              </table:table-cell>
              <table:table-cell office:value-type="float" office:value="0.0777776452933981">
                <text:p>0.0777776452933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73269094155">
                <text:p>0.2173269094155</text:p>
              </table:table-cell>
              <table:table-cell office:value-type="float" office:value="0.292678323296123">
                <text:p>0.292678323296123</text:p>
              </table:table-cell>
              <table:table-cell office:value-type="float" office:value="0.0781624923531378">
                <text:p>0.0781624923531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2027189926157">
                <text:p>0.112027189926157</text:p>
              </table:table-cell>
              <table:table-cell office:value-type="float" office:value="0.258225655920043">
                <text:p>0.258225655920043</text:p>
              </table:table-cell>
              <table:table-cell office:value-type="float" office:value="0.0696316914009777">
                <text:p>0.0696316914009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8955824434463">
                <text:p>0.138955824434463</text:p>
              </table:table-cell>
              <table:table-cell office:value-type="float" office:value="0.225082764015527">
                <text:p>0.225082764015527</text:p>
              </table:table-cell>
              <table:table-cell office:value-type="float" office:value="0.0589956737045395">
                <text:p>0.0589956737045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88989158080295">
                <text:p>0.0588989158080295</text:p>
              </table:table-cell>
              <table:table-cell office:value-type="float" office:value="0.179332842033753">
                <text:p>0.179332842033753</text:p>
              </table:table-cell>
              <table:table-cell office:value-type="float" office:value="0.0424722676704945">
                <text:p>0.0424722676704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23555445260771">
                <text:p>0.123555445260771</text:p>
              </table:table-cell>
              <table:table-cell office:value-type="float" office:value="0.0194990490617144">
                <text:p>0.0194990490617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97965813747927">
                <text:p>0.0979658137479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